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2.5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82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48" style:family="graphic" style:parent-style-name="InterfaceClass">
      <style:graphic-properties fo:min-height="0.578cm" fo:min-width="3.376cm"/>
      <style:paragraph-properties style:writing-mode="lr-tb"/>
    </style:style>
    <style:style style:name="gr49" style:family="graphic" style:parent-style-name="InterfaceClass">
      <style:graphic-properties fo:min-height="0.577cm" fo:min-width="3.376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54" style:family="graphic" style:parent-style-name="Implements_5f_conn">
      <style:graphic-properties/>
      <style:paragraph-properties style:writing-mode="lr-tb"/>
    </style:style>
    <style:style style:name="gr55" style:family="graphic" style:parent-style-name="has_5f_a_5f_conn">
      <style:graphic-properties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has_5f_a_5f_conn">
      <style:graphic-properties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DataClass">
      <style:graphic-properties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63" style:family="graphic" style:parent-style-name="RequiredClass">
      <style:graphic-properties fo:min-height="0.55cm" fo:min-width="4.923cm"/>
      <style:paragraph-properties style:writing-mode="lr-tb"/>
    </style:style>
    <style:style style:name="gr64" style:family="graphic" style:parent-style-name="RequiredClass">
      <style:graphic-properties fo:min-height="0.55cm" fo:min-width="4.924cm"/>
      <style:paragraph-properties style:writing-mode="lr-tb"/>
    </style:style>
    <style:style style:name="gr65" style:family="graphic" style:parent-style-name="RequiredClass">
      <style:graphic-properties fo:min-height="0.55cm" fo:min-width="4.921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3" style:family="graphic" style:parent-style-name="RequiredClass">
      <style:graphic-properties fo:min-height="0.55cm" fo:min-width="5.155cm"/>
      <style:paragraph-properties style:writing-mode="lr-tb"/>
    </style:style>
    <style:style style:name="gr74" style:family="graphic" style:parent-style-name="RequiredClass">
      <style:graphic-properties fo:min-height="0.55cm" fo:min-width="5.156cm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RequiredClass">
      <style:graphic-properties fo:min-height="0.545cm" fo:min-width="4.924cm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DataClass">
      <style:graphic-properties fo:min-height="0.578cm" fo:min-width="3.376cm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12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13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4" style:family="graphic" style:parent-style-name="twoheaded_5f_arrow">
      <style:graphic-properties draw:marker-start="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RequiredClass">
      <style:graphic-properties fo:min-height="0.769cm" fo:min-width="4.329cm"/>
      <style:paragraph-properties style:writing-mode="lr-tb"/>
    </style:style>
    <style:style style:name="gr121" style:family="graphic" style:parent-style-name="RequiredClass">
      <style:graphic-properties fo:min-height="0.769cm" fo:min-width="4.011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26" style:family="graphic" style:parent-style-name="standard">
      <style:graphic-properties draw:stroke="none" draw:fill="none" fo:min-height="1.908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28" style:family="graphic" style:parent-style-name="standard">
      <style:graphic-properties draw:stroke="none" draw:fill="none" fo:min-height="3.153cm"/>
      <style:paragraph-properties style:writing-mode="lr-tb"/>
    </style:style>
    <style:style style:name="gr129" style:family="graphic" style:parent-style-name="OptionalDeco">
      <style:graphic-properties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>
      <style:graphic-properties svg:stroke-color="#3465a4" draw:textarea-vertical-align="middle"/>
    </style:style>
    <style:style style:name="gr134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135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36" style:family="graphic" style:parent-style-name="standard">
      <style:graphic-properties draw:textarea-vertical-align="middle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OptionalDeco">
      <style:graphic-properties fo:min-height="0.55cm" fo:min-width="3.767cm"/>
      <style:paragraph-properties style:writing-mode="lr-tb"/>
    </style:style>
    <style:style style:name="gr140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41" style:family="graphic" style:parent-style-name="standard">
      <style:graphic-properties draw:stroke="none" draw:fill="none" fo:min-height="3.053cm"/>
      <style:paragraph-properties style:writing-mode="lr-tb"/>
    </style:style>
    <style:style style:name="gr142" style:family="graphic" style:parent-style-name="OptionalDeco">
      <style:graphic-properties fo:min-height="0.55cm" fo:min-width="3.898cm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47" style:family="graphic" style:parent-style-name="Calls">
      <style:graphic-properties/>
    </style:style>
    <style:style style:name="gr148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49" style:family="graphic" style:parent-style-name="RequiredClass">
      <style:graphic-properties fo:min-height="0.55cm" fo:min-width="4.011cm"/>
      <style:paragraph-properties style:writing-mode="lr-tb"/>
    </style:style>
    <style:style style:name="gr150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51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53" style:family="graphic" style:parent-style-name="objectwithoutfill">
      <style:graphic-properties draw:marker-end="Arrow" draw:marker-end-width="0.3cm" draw:fill="none" draw:textarea-vertical-align="middle"/>
    </style:style>
    <style:style style:name="gr154" style:family="graphic" style:parent-style-name="standard">
      <style:graphic-properties draw:stroke="none" draw:fill="none" fo:min-height="3.073cm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OptionalDeco">
      <style:graphic-properties fo:min-height="0.55cm" fo:min-width="3.77cm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63" style:family="graphic" style:parent-style-name="standard">
      <style:graphic-properties draw:stroke="none" draw:fill="none" fo:min-height="2.12cm"/>
      <style:paragraph-properties style:writing-mode="lr-tb"/>
    </style:style>
    <style:style style:name="gr164" style:family="graphic" style:parent-style-name="OptionalDeco">
      <style:graphic-properties fo:min-height="0.55cm" fo:min-width="4.011cm"/>
      <style:paragraph-properties style:writing-mode="lr-tb"/>
    </style:style>
    <style:style style:name="gr16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8" style:family="graphic" style:parent-style-name="standard">
      <style:graphic-properties draw:fill-color="#ffffff" draw:textarea-horizontal-align="justify" draw:textarea-vertical-align="top" draw:auto-grow-height="false" fo:min-height="2.803cm" fo:min-width="24.663cm"/>
      <style:paragraph-properties style:writing-mode="lr-tb"/>
    </style:style>
    <style:style style:name="gr169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70" style:family="graphic" style:parent-style-name="OptionalDeco">
      <style:graphic-properties fo:min-height="0.55cm" fo:min-width="3.522cm"/>
      <style:paragraph-properties style:writing-mode="lr-tb"/>
    </style:style>
    <style:style style:name="gr171" style:family="graphic" style:parent-style-name="OptionalDeco">
      <style:graphic-properties fo:min-height="0.549cm" fo:min-width="3.483cm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76" style:family="graphic" style:parent-style-name="standard">
      <style:graphic-properties draw:stroke="none" draw:fill="none" fo:min-height="2.365cm"/>
      <style:paragraph-properties style:writing-mode="lr-tb"/>
    </style:style>
    <style:style style:name="gr177" style:family="graphic" style:parent-style-name="OptionalDeco">
      <style:graphic-properties fo:min-height="0.549cm" fo:min-width="3.693cm"/>
      <style:paragraph-properties style:writing-mode="lr-tb"/>
    </style:style>
    <style:style style:name="gr178" style:family="graphic" style:parent-style-name="OptionalDeco">
      <style:graphic-properties fo:min-height="0.55cm" fo:min-width="3.523cm"/>
      <style:paragraph-properties style:writing-mode="lr-tb"/>
    </style:style>
    <style:style style:name="gr1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RequiredClass">
      <style:graphic-properties fo:min-height="0.55cm" fo:min-width="3.329cm"/>
      <style:paragraph-properties style:writing-mode="lr-tb"/>
    </style:style>
    <style:style style:name="gr183" style:family="graphic" style:parent-style-name="RequiredClass">
      <style:graphic-properties fo:min-height="0.55cm" fo:min-width="3.328cm"/>
      <style:paragraph-properties style:writing-mode="lr-tb"/>
    </style:style>
    <style:style style:name="gr184" style:family="graphic" style:parent-style-name="RequiredClass">
      <style:graphic-properties fo:min-height="0.55cm" fo:min-width="3.325cm"/>
      <style:paragraph-properties style:writing-mode="lr-tb"/>
    </style:style>
    <style:style style:name="gr185" style:family="graphic" style:parent-style-name="standard">
      <style:graphic-properties draw:stroke="none" draw:fill="none" fo:min-height="1.486cm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5" style:family="graphic" style:parent-style-name="standard">
      <style:graphic-properties draw:stroke="none" draw:fill="none" fo:min-height="6.699cm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standard">
      <style:graphic-properties draw:fill-color="#ffffff" draw:textarea-horizontal-align="justify" draw:textarea-vertical-align="top" draw:auto-grow-height="false" fo:min-height="4.025cm" fo:min-width="23.71cm"/>
      <style:paragraph-properties style:writing-mode="lr-tb"/>
    </style:style>
    <style:style style:name="gr198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199" style:family="graphic" style:parent-style-name="RequiredClass">
      <style:graphic-properties fo:min-height="0.549cm" fo:min-width="3.039cm"/>
      <style:paragraph-properties style:writing-mode="lr-tb"/>
    </style:style>
    <style:style style:name="gr200" style:family="graphic" style:parent-style-name="RequiredClass">
      <style:graphic-properties fo:min-height="0.55cm" fo:min-width="3.66cm"/>
      <style:paragraph-properties style:writing-mode="lr-tb"/>
    </style:style>
    <style:style style:name="gr201" style:family="graphic" style:parent-style-name="RequiredClass">
      <style:graphic-properties fo:min-height="0.55cm" fo:min-width="2.765cm"/>
      <style:paragraph-properties style:writing-mode="lr-tb"/>
    </style:style>
    <style:style style:name="gr202" style:family="graphic" style:parent-style-name="RequiredClass">
      <style:graphic-properties fo:min-height="0.55cm" fo:min-width="2.586cm"/>
      <style:paragraph-properties style:writing-mode="lr-tb"/>
    </style:style>
    <style:style style:name="gr203" style:family="graphic" style:parent-style-name="RequiredClass">
      <style:graphic-properties fo:min-height="0.55cm" fo:min-width="1.776cm"/>
      <style:paragraph-properties style:writing-mode="lr-tb"/>
    </style:style>
    <style:style style:name="gr204" style:family="graphic" style:parent-style-name="OptionalDeco">
      <style:graphic-properties fo:min-height="0.55cm" fo:min-width="3.694cm"/>
      <style:paragraph-properties style:writing-mode="lr-tb"/>
    </style:style>
    <style:style style:name="gr205" style:family="graphic" style:parent-style-name="RequiredClass">
      <style:graphic-properties fo:min-height="0.55cm" fo:min-width="2.208cm"/>
      <style:paragraph-properties style:writing-mode="lr-tb"/>
    </style:style>
    <style:style style:name="gr206" style:family="graphic" style:parent-style-name="RequiredClass">
      <style:graphic-properties fo:min-height="0.55cm" fo:min-width="2.996cm"/>
      <style:paragraph-properties style:writing-mode="lr-tb"/>
    </style:style>
    <style:style style:name="gr207" style:family="graphic" style:parent-style-name="OptionalDeco">
      <style:graphic-properties draw:fill-color="#ffffff"/>
      <style:paragraph-properties style:writing-mode="lr-tb"/>
    </style:style>
    <style:style style:name="gr208" style:family="graphic" style:parent-style-name="RequiredClass">
      <style:graphic-properties draw:fill-color="#ffffff"/>
      <style:paragraph-properties style:writing-mode="lr-tb"/>
    </style:style>
    <style:style style:name="gr209" style:family="graphic" style:parent-style-name="RequiredClass">
      <style:graphic-properties fo:min-height="0.55cm" fo:min-width="3.513cm"/>
      <style:paragraph-properties style:writing-mode="lr-tb"/>
    </style:style>
    <style:style style:name="gr210" style:family="graphic" style:parent-style-name="standard">
      <style:graphic-properties draw:stroke="none" draw:fill="none" fo:min-height="0.85cm"/>
      <style:paragraph-properties style:writing-mode="lr-tb"/>
    </style:style>
    <style:style style:name="gr211" style:family="graphic" style:parent-style-name="standard">
      <style:graphic-properties draw:stroke="none" draw:fill="none" fo:min-height="0.395cm"/>
      <style:paragraph-properties style:writing-mode="lr-tb"/>
    </style:style>
    <style:style style:name="gr212" style:family="graphic" style:parent-style-name="standard">
      <style:graphic-properties draw:stroke="none" draw:fill="none" fo:min-height="0.789cm"/>
      <style:paragraph-properties style:writing-mode="lr-tb"/>
    </style:style>
    <style:style style:name="gr213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14" style:family="graphic" style:parent-style-name="standard">
      <style:graphic-properties draw:stroke="none" draw:fill="none" fo:min-height="4.026cm"/>
      <style:paragraph-properties style:writing-mode="lr-tb"/>
    </style:style>
    <style:style style:name="gr215" style:family="graphic" style:parent-style-name="OptionalDeco">
      <style:graphic-properties fo:min-height="0.55cm" fo:min-width="3.852cm"/>
      <style:paragraph-properties style:writing-mode="lr-tb"/>
    </style:style>
    <style:style style:name="gr2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9" style:family="graphic" style:parent-style-name="standard">
      <style:graphic-properties draw:stroke="none" draw:fill="none" fo:min-height="3.391cm"/>
      <style:paragraph-properties style:writing-mode="lr-tb"/>
    </style:style>
    <style:style style:name="gr220" style:family="graphic" style:parent-style-name="standard">
      <style:graphic-properties draw:stroke="none" draw:fill="none" fo:min-height="4.025cm"/>
      <style:paragraph-properties style:writing-mode="lr-tb"/>
    </style:style>
    <style:style style:name="gr221" style:family="graphic" style:parent-style-name="standard">
      <style:graphic-properties draw:stroke="none" draw:fill="none" fo:min-height="9.364cm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5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26" style:family="graphic" style:parent-style-name="OptionalDeco">
      <style:graphic-properties svg:stroke-width="0.106cm" draw:marker-start-width="0.358cm" draw:marker-end-width="0.358cm" draw:fill-color="#ffa6a6" fo:min-height="1.016cm" fo:min-width="2.036cm" fo:padding-top="0.127cm" fo:padding-bottom="0.127cm" fo:padding-left="0.252cm" fo:padding-right="0.252cm"/>
      <style:paragraph-properties style:writing-mode="lr-tb"/>
    </style:style>
    <style:style style:name="gr227" style:family="graphic" style:parent-style-name="Extends_5f_conn">
      <style:graphic-properties draw:stroke-linejoin="miter" draw:auto-grow-height="false" fo:min-height="0.55cm" fo:min-width="3.898cm"/>
      <style:paragraph-properties style:writing-mode="lr-tb"/>
    </style:style>
    <style:style style:name="gr2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9" style:family="graphic" style:parent-style-name="standard">
      <style:graphic-properties draw:stroke="none" svg:stroke-color="#000000" draw:fill="none" draw:fill-color="#ffffff" fo:min-height="3.39cm"/>
      <style:paragraph-properties style:writing-mode="lr-tb"/>
    </style:style>
    <style:style style:name="gr230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231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32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33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34" style:family="graphic" style:parent-style-name="RequiredClass">
      <style:graphic-properties fo:min-height="0.549cm" fo:min-width="3.792cm"/>
      <style:paragraph-properties style:writing-mode="lr-tb"/>
    </style:style>
    <style:style style:name="gr235" style:family="graphic" style:parent-style-name="OptionalDeco">
      <style:graphic-properties draw:fill-color="#ffffff" draw:textarea-vertical-align="top" fo:min-height="7.118cm" fo:min-width="19.251cm" draw:shadow="hidden"/>
      <style:paragraph-properties style:writing-mode="lr-tb"/>
    </style:style>
    <style:style style:name="gr236" style:family="graphic" style:parent-style-name="OptionalDeco">
      <style:graphic-properties draw:fill-color="#ffffff" draw:textarea-vertical-align="top" fo:min-height="6.483cm" fo:min-width="10.678cm" draw:shadow="hidden"/>
      <style:paragraph-properties style:writing-mode="lr-tb"/>
    </style:style>
    <style:style style:name="gr237" style:family="graphic" style:parent-style-name="OptionalDeco">
      <style:graphic-properties draw:fill-color="#ffffff" draw:textarea-vertical-align="top" fo:min-height="4.896cm" fo:min-width="9.091cm" draw:shadow="hidden"/>
      <style:paragraph-properties style:writing-mode="lr-tb"/>
    </style:style>
    <style:style style:name="gr238" style:family="graphic" style:parent-style-name="RequiredClass">
      <style:graphic-properties fo:min-height="0.504cm" fo:min-width="3.223cm"/>
      <style:paragraph-properties style:writing-mode="lr-tb"/>
    </style:style>
    <style:style style:name="gr239" style:family="graphic" style:parent-style-name="RequiredClass">
      <style:graphic-properties fo:min-height="0.505cm" fo:min-width="2.994cm"/>
      <style:paragraph-properties style:writing-mode="lr-tb"/>
    </style:style>
    <style:style style:name="gr240" style:family="graphic" style:parent-style-name="RequiredClass">
      <style:graphic-properties fo:min-height="0.504cm" fo:min-width="3.224cm"/>
      <style:paragraph-properties style:writing-mode="lr-tb"/>
    </style:style>
    <style:style style:name="gr241" style:family="graphic" style:parent-style-name="RequiredClass">
      <style:graphic-properties fo:min-height="0.504cm" fo:min-width="3.222cm"/>
      <style:paragraph-properties style:writing-mode="lr-tb"/>
    </style:style>
    <style:style style:name="gr242" style:family="graphic" style:parent-style-name="RequiredClass">
      <style:graphic-properties fo:min-height="0.549cm" fo:min-width="3.46cm"/>
      <style:paragraph-properties style:writing-mode="lr-tb"/>
    </style:style>
    <style:style style:name="gr243" style:family="graphic" style:parent-style-name="OptionalDeco">
      <style:graphic-properties fo:min-height="0.504cm" fo:min-width="3.224cm"/>
      <style:paragraph-properties style:writing-mode="lr-tb"/>
    </style:style>
    <style:style style:name="gr244" style:family="graphic" style:parent-style-name="OptionalDeco">
      <style:graphic-properties fo:min-height="0.504cm" fo:min-width="3.222cm"/>
      <style:paragraph-properties style:writing-mode="lr-tb"/>
    </style:style>
    <style:style style:name="gr245" style:family="graphic" style:parent-style-name="OptionalDeco">
      <style:graphic-properties fo:min-height="0.549cm" fo:min-width="3.46cm"/>
      <style:paragraph-properties style:writing-mode="lr-tb"/>
    </style:style>
    <style:style style:name="gr246" style:family="graphic" style:parent-style-name="OptionalDeco">
      <style:graphic-properties fo:min-height="0.549cm" fo:min-width="4.329cm"/>
      <style:paragraph-properties style:writing-mode="lr-tb"/>
    </style:style>
    <style:style style:name="gr247" style:family="graphic" style:parent-style-name="OptionalDeco">
      <style:graphic-properties fo:min-height="0.504cm" fo:min-width="3.223cm"/>
      <style:paragraph-properties style:writing-mode="lr-tb"/>
    </style:style>
    <style:style style:name="gr248" style:family="graphic" style:parent-style-name="standard">
      <style:graphic-properties draw:stroke="none" draw:fill="none" fo:min-height="8.275cm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2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53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58" style:family="graphic" style:parent-style-name="standard">
      <style:graphic-properties draw:stroke="none" draw:fill="none" fo:min-height="2.438cm"/>
      <style:paragraph-properties style:writing-mode="lr-tb"/>
    </style:style>
    <style:style style:name="gr259" style:family="graphic" style:parent-style-name="OptionalDeco">
      <style:graphic-properties fo:min-height="0.55cm" fo:min-width="3.208cm"/>
      <style:paragraph-properties style:writing-mode="lr-tb"/>
    </style:style>
    <style:style style:name="gr260" style:family="graphic" style:parent-style-name="OptionalDeco">
      <style:graphic-properties fo:min-height="0.55cm" fo:min-width="3.743cm"/>
      <style:paragraph-properties style:writing-mode="lr-tb"/>
    </style:style>
    <style:style style:name="gr261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2cm" fo:min-width="0cm"/>
      <style:paragraph-properties style:writing-mode="lr-tb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64" style:family="graphic" style:parent-style-name="OptionalDeco">
      <style:graphic-properties draw:fill-color="#ffffff" fo:min-height="0.55cm" fo:min-width="4.328cm"/>
      <style:paragraph-properties style:writing-mode="lr-tb"/>
    </style:style>
    <style:style style:name="gr265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076cm" fo:margin-bottom="0cm"/>
    </style:style>
    <style:style style:name="P18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5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style:writing-mode="lr-tb"/>
      <style:text-properties fo:font-size="10pt"/>
    </style:style>
    <style:style style:name="P27" style:family="paragraph">
      <style:paragraph-properties style:writing-mode="lr-tb"/>
      <style:text-properties fo:font-size="12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-color="#dddddd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  <style:text-properties fo:font-size="10.5pt"/>
    </style:style>
    <style:style style:name="P3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6" style:family="paragraph">
      <style:paragraph-properties style:writing-mode="lr-tb"/>
      <style:text-properties fo:font-size="10pt" style:font-size-asian="10pt" style:font-size-complex="10pt"/>
    </style:style>
    <style:style style:name="P37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8" style:family="paragraph">
      <loext:graphic-properties draw:fill="none"/>
      <style:paragraph-properties style:writing-mode="lr-tb"/>
      <style:text-properties fo:font-size="10pt"/>
    </style:style>
    <style:style style:name="P39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0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1" style:family="paragraph">
      <loext:graphic-properties draw:fill-color="#ffffff"/>
      <style:paragraph-properties style:writing-mode="lr-tb"/>
      <style:text-properties fo:font-size="10pt"/>
    </style:style>
    <style:style style:name="P42" style:family="paragraph">
      <style:paragraph-properties fo:text-align="center" style:writing-mode="lr-tb"/>
      <style:text-properties fo:font-size="10pt"/>
    </style:style>
    <style:style style:name="P43" style:family="paragraph">
      <style:paragraph-properties fo:text-align="start" style:writing-mode="lr-tb"/>
      <style:text-properties fo:font-size="10pt"/>
    </style:style>
    <style:style style:name="P44" style:family="paragraph">
      <loext:graphic-properties draw:fill-color="#ffffff"/>
      <style:paragraph-properties fo:text-align="start" style:writing-mode="lr-tb"/>
      <style:text-properties fo:font-size="10pt"/>
    </style:style>
    <style:style style:name="P45" style:family="paragraph">
      <loext:graphic-properties draw:fill-color="#ffa6a6"/>
      <style:paragraph-properties style:writing-mode="lr-tb"/>
    </style:style>
    <style:style style:name="P46" style:family="paragraph">
      <style:text-properties fo:font-size="10pt"/>
    </style:style>
    <style:style style:name="P47" style:family="paragraph">
      <style:paragraph-properties fo:text-align="start" style:writing-mode="lr-tb"/>
      <style:text-properties fo:font-size="8pt" style:font-size-asian="8pt" style:font-size-complex="8pt"/>
    </style:style>
    <style:style style:name="P48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49" style:family="paragraph">
      <loext:graphic-properties draw:fill-color="#ffffff"/>
      <style:paragraph-properties style:writing-mode="lr-tb"/>
    </style:style>
    <style:style style:name="P50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51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52" style:family="paragraph">
      <style:paragraph-properties style:writing-mode="lr-tb"/>
      <style:text-properties fo:language="zxx" fo:country="none"/>
    </style:style>
    <style:style style:name="P53" style:family="paragraph">
      <style:paragraph-properties fo:text-align="start" style:writing-mode="lr-tb"/>
    </style:style>
    <style:style style:name="P54" style:family="paragraph">
      <loext:graphic-properties draw:fill-color="#ffffff"/>
      <style:paragraph-properties fo:text-align="start" style:writing-mode="lr-tb"/>
    </style:style>
    <style:style style:name="P55" style:family="paragraph">
      <loext:graphic-properties draw:fill="none" draw:fill-color="#ffffff"/>
      <style:paragraph-properties style:writing-mode="lr-tb"/>
      <style:text-properties fo:font-size="12pt"/>
    </style:style>
    <style:style style:name="P56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57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.5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0.5pt" style:font-size-asian="10pt" style:font-size-complex="10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0pt" style:font-size-asian="8pt" style:font-size-complex="8pt"/>
    </style:style>
    <style:style style:name="T20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1" style:family="text">
      <style:text-properties style:text-position="33% 58%" fo:font-size="10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tx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008cm" svg:x2="5.947cm" svg:y2="10.008cm">
          <text:p/>
        </draw:line>
        <draw:line draw:style-name="gr30" draw:layer="layout" svg:x1="4.175cm" svg:y1="10.443cm" svg:x2="5.947cm" svg:y2="10.443cm">
          <text:p/>
        </draw:line>
        <draw:line draw:style-name="gr31" draw:layer="layout" svg:x1="4.175cm" svg:y1="10.878cm" svg:x2="5.947cm" svg:y2="10.878cm">
          <text:p/>
        </draw:line>
        <draw:line draw:style-name="gr32" draw:layer="layout" svg:x1="4.209cm" svg:y1="11.395cm" svg:x2="5.981cm" svg:y2="11.395cm">
          <text:p/>
        </draw:line>
        <draw:line draw:style-name="gr33" draw:text-style-name="P9" draw:layer="layout" svg:x1="4.295cm" svg:y1="11.913cm" svg:x2="6.067cm" svg:y2="11.913cm">
          <text:p/>
        </draw:line>
        <draw:frame draw:style-name="gr34" draw:text-style-name="P18" draw:layer="layout" svg:width="2.827cm" svg:height="2.639cm" svg:x="6.445cm" svg:y="9.791cm">
          <draw:text-box>
            <text:p text:style-name="P17"><text:span text:style-name="T8">Has-a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45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3.484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8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40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1" draw:text-style-name="P24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2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6" draw:text-style-name="P26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7" draw:text-style-name="P26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</draw:page>
      <draw:page draw:name="page4" draw:style-name="dp1" draw:master-page-name="Default">
        <draw:custom-shape draw:style-name="gr24" draw:text-style-name="P13" xml:id="id21" draw:id="id21" draw:layer="layout" svg:width="3.81cm" svg:height="0.762cm" svg:x="6.2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48" draw:text-style-name="P27" xml:id="id23" draw:id="id23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20" draw:id="id20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9" draw:text-style-name="P27" xml:id="id17" draw:id="id17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22" draw:id="id22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8" draw:id="id18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xml:id="id19" draw:id="id19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53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54" draw:text-style-name="P13" draw:layer="layout" svg:x1="20.977cm" svg:y1="6.552cm" svg:x2="22.355cm" svg:y2="10.553cm" draw:start-shape="id17" draw:start-glue-point="6" draw:end-shape="id18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17" draw:start-glue-point="6" draw:end-shape="id19" draw:end-glue-point="3" svg:d="M20977 6552v2355h1378" svg:viewBox="0 0 1379 2356">
          <text:p/>
        </draw:connector>
        <draw:connector draw:style-name="gr30" draw:layer="layout" draw:line-skew="-0.064cm" svg:x1="10.982cm" svg:y1="7.562cm" svg:x2="8.125cm" svg:y2="10.745cm" draw:start-shape="id20" draw:start-glue-point="2" draw:end-shape="id21" draw:end-glue-point="0" svg:d="M10982 7562v1528h-2857v1655" svg:viewBox="0 0 2858 3184">
          <text:p/>
        </draw:connector>
        <draw:connector draw:style-name="gr55" draw:layer="layout" svg:x1="5.327cm" svg:y1="4.278cm" svg:x2="6.245cm" svg:y2="6.8cm" draw:start-shape="id22" draw:start-glue-point="8" draw:end-shape="id23" draw:end-glue-point="0" svg:d="M5327 4278h918v2522" svg:viewBox="0 0 919 2523">
          <text:p/>
        </draw:connector>
        <draw:connector draw:style-name="gr30" draw:layer="layout" draw:line-skew="-0.118cm" svg:x1="6.245cm" svg:y1="7.562cm" svg:x2="8.125cm" svg:y2="10.745cm" draw:start-shape="id23" draw:start-glue-point="2" draw:end-shape="id21" draw:end-glue-point="0" svg:d="M6245 7562v1474h1880v1709" svg:viewBox="0 0 1881 3184">
          <text:p/>
        </draw:connector>
        <draw:custom-shape draw:style-name="gr49" draw:text-style-name="P27" xml:id="id24" draw:id="id24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5" draw:id="id25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24" draw:start-glue-point="2" draw:end-shape="id25" draw:end-glue-point="0" svg:d="M16405 12268v826h17v826" svg:viewBox="0 0 18 1653">
          <text:p/>
        </draw:connector>
        <draw:connector draw:style-name="gr55" draw:layer="layout" svg:x1="14.5cm" svg:y1="11.634cm" svg:x2="12.887cm" svg:y2="7.434cm" draw:start-shape="id24" draw:start-glue-point="10" draw:end-shape="id20" draw:end-glue-point="8" svg:d="M14500 11634h-806v-4200h-807" svg:viewBox="0 0 1614 4201">
          <text:p/>
        </draw:connector>
        <draw:connector draw:style-name="gr55" draw:layer="layout" draw:line-skew="1.441cm" svg:x1="20.215cm" svg:y1="5.919cm" svg:x2="12.887cm" svg:y2="6.928cm" draw:start-shape="id17" draw:start-glue-point="10" draw:end-shape="id20" draw:end-glue-point="9" svg:d="M20215 5919h-2223v1009h-5105" svg:viewBox="0 0 7329 1010">
          <text:p/>
        </draw:connector>
        <draw:connector draw:style-name="gr57" draw:text-style-name="P13" draw:layer="layout" svg:x1="20.215cm" svg:y1="6.425cm" svg:x2="18.327cm" svg:y2="14.301cm" draw:start-shape="id17" draw:start-glue-point="11" draw:end-shape="id25" draw:end-glue-point="1" svg:d="M20215 6425h-944v7876h-944" svg:viewBox="0 0 1889 7877">
          <text:p><text:s/></text:p>
        </draw:connector>
        <draw:custom-shape draw:style-name="gr58" draw:text-style-name="P2" xml:id="id26" draw:id="id26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17" draw:start-glue-point="6" draw:end-shape="id26" draw:end-glue-point="3" svg:d="M20977 6552v5527h1460" svg:viewBox="0 0 1461 5528">
          <text:p/>
        </draw:connector>
        <draw:connector draw:style-name="gr55" draw:layer="layout" svg:x1="5.327cm" svg:y1="3.87cm" svg:x2="16.405cm" svg:y2="11.507cm" draw:start-shape="id22" draw:start-glue-point="1" draw:end-shape="id24" draw:end-glue-point="0" svg:d="M5327 3870h11078v7637" svg:viewBox="0 0 11079 7638">
          <text:p/>
        </draw:connector>
        <draw:custom-shape draw:style-name="gr49" draw:text-style-name="P27" xml:id="id27" draw:id="id27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59" draw:text-style-name="P13" xml:id="id28" draw:id="id28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27" draw:start-glue-point="2" draw:end-shape="id28" draw:end-glue-point="0" svg:d="M4592 17161v825" svg:viewBox="0 0 1 826">
          <text:p/>
        </draw:connector>
        <draw:frame draw:style-name="gr60" draw:text-style-name="P26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61" draw:text-style-name="P2" xml:id="id29" draw:id="id29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25" draw:start-glue-point="2" draw:end-shape="id29" draw:end-glue-point="0" svg:d="M16422 14682v1966" svg:viewBox="0 0 1 1967">
          <text:p/>
        </draw:connector>
        <draw:frame draw:style-name="gr62" draw:text-style-name="P26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23" draw:start-glue-point="6" draw:end-shape="id29" draw:end-glue-point="0" svg:d="M5102 7562v7743h11320v1343" svg:viewBox="0 0 11321 9087">
          <text:p/>
        </draw:connector>
      </draw:page>
      <draw:page draw:name="page5" draw:style-name="dp1" draw:master-page-name="Default">
        <draw:custom-shape draw:style-name="gr63" draw:text-style-name="P13" xml:id="id38" draw:id="id38" draw:layer="layout" svg:width="5.357cm" svg:height="0.734cm" svg:x="4.532cm" svg:y="12.8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64" draw:text-style-name="P13" xml:id="id39" draw:id="id39" draw:layer="layout" svg:width="5.358cm" svg:height="0.734cm" svg:x="4.532cm" svg:y="14.1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65" draw:text-style-name="P13" xml:id="id40" draw:id="id40" draw:layer="layout" svg:width="5.355cm" svg:height="0.734cm" svg:x="4.532cm" svg:y="15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66" draw:text-style-name="P29" xml:id="id30" draw:id="id30" draw:layer="layout" svg:width="4.423cm" svg:height="0.734cm" svg:x="1.73cm" svg:y="4.7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9" xml:id="id48" draw:id="id48" draw:layer="layout" svg:width="4.423cm" svg:height="0.734cm" svg:x="8.621cm" svg:y="6.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Setup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xml:id="id32" draw:id="id32" draw:layer="layout" svg:width="4.423cm" svg:height="0.734cm" svg:x="8.621cm" svg:y="7.8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69" draw:text-style-name="P29" xml:id="id33" draw:id="id33" draw:layer="layout" svg:width="4.423cm" svg:height="0.734cm" svg:x="15.13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70" draw:text-style-name="P29" xml:id="id34" draw:id="id34" draw:layer="layout" svg:width="4.423cm" svg:height="0.734cm" svg:x="15.13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71" draw:text-style-name="P30" xml:id="id35" draw:id="id35" draw:layer="layout" svg:width="4.423cm" svg:height="0.734cm" svg:x="21.48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72" draw:text-style-name="P30" xml:id="id36" draw:id="id36" draw:layer="layout" svg:width="4.423cm" svg:height="0.734cm" svg:x="21.48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xml:id="id41" draw:id="id41" draw:layer="layout" svg:width="5.358cm" svg:height="0.734cm" svg:x="4.532cm" svg:y="16.6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73" draw:text-style-name="P13" xml:id="id46" draw:id="id46" draw:layer="layout" svg:width="5.589cm" svg:height="0.734cm" svg:x="18.905cm" svg:y="12.8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7" draw:id="id47" draw:layer="layout" svg:width="5.59cm" svg:height="0.734cm" svg:x="18.905cm" svg:y="14.2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5.13cm" svg:x2="8.621cm" svg:y2="4.442cm" draw:start-shape="id30" draw:start-glue-point="1" draw:end-shape="id31" draw:end-glue-point="3" svg:d="M6153 5130h1233v-688h1235" svg:viewBox="0 0 2469 689">
          <text:p/>
        </draw:connector>
        <draw:connector draw:style-name="gr55" draw:layer="layout" svg:x1="6.153cm" svg:y1="5.13cm" svg:x2="8.621cm" svg:y2="8.199cm" draw:start-shape="id30" draw:start-glue-point="1" draw:end-shape="id32" draw:end-glue-point="3" svg:d="M6153 5130h1233v3069h1235" svg:viewBox="0 0 2469 3070">
          <text:p/>
        </draw:connector>
        <draw:connector draw:style-name="gr55" draw:layer="layout" svg:x1="12.971cm" svg:y1="8.199cm" svg:x2="15.135cm" svg:y2="7.579cm" draw:end-shape="id33" draw:end-glue-point="3" svg:d="M12971 8199h823v-620h1341" svg:viewBox="0 0 2165 621">
          <text:p/>
        </draw:connector>
        <draw:connector draw:style-name="gr55" draw:layer="layout" svg:x1="12.971cm" svg:y1="8.199cm" svg:x2="15.135cm" svg:y2="8.983cm" draw:end-shape="id34" draw:end-glue-point="3" svg:d="M12971 8199h823v784h1341" svg:viewBox="0 0 2165 785">
          <text:p/>
        </draw:connector>
        <draw:connector draw:style-name="gr55" draw:layer="layout" svg:x1="19.558cm" svg:y1="7.579cm" svg:x2="21.485cm" svg:y2="7.579cm" draw:start-shape="id33" draw:start-glue-point="1" draw:end-shape="id35" draw:end-glue-point="3" svg:d="M19558 7579h1927" svg:viewBox="0 0 1928 1">
          <text:p/>
        </draw:connector>
        <draw:connector draw:style-name="gr55" draw:layer="layout" svg:x1="19.485cm" svg:y1="9.004cm" svg:x2="21.485cm" svg:y2="8.983cm" draw:end-shape="id36" draw:end-glue-point="3" svg:d="M19485 9004h741v-21h1259" svg:viewBox="0 0 2001 22">
          <text:p/>
        </draw:connector>
        <draw:frame draw:style-name="gr53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75" draw:text-style-name="P30" xml:id="id37" draw:id="id37" draw:layer="layout" svg:width="4.423cm" svg:height="0.734cm" svg:x="1.657cm" svg:y="11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76" draw:text-style-name="P29" xml:id="id43" draw:id="id43" draw:layer="layout" svg:width="2.835cm" svg:height="0.734cm" svg:x="11.477cm" svg:y="15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77" draw:text-style-name="P29" xml:id="id44" draw:id="id44" draw:layer="layout" svg:width="2.835cm" svg:height="0.734cm" svg:x="11.477cm" svg:y="17.8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78" draw:text-style-name="P13" xml:id="id42" draw:id="id42" draw:layer="layout" svg:width="5.358cm" svg:height="0.729cm" svg:x="4.532cm" svg:y="17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79" draw:text-style-name="P30" xml:id="id45" draw:id="id45" draw:layer="layout" svg:width="4.423cm" svg:height="0.734cm" svg:x="15.922cm" svg:y="11.2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80" draw:text-style-name="P26" draw:layer="layout" svg:width="5.08cm" svg:height="2.467cm" svg:x="15.605cm" svg:y="17.469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0" draw:layer="layout" svg:x1="2.542cm" svg:y1="11.925cm" svg:x2="4.532cm" svg:y2="13.239cm" draw:start-shape="id37" draw:start-glue-point="6" draw:end-shape="id38" draw:end-glue-point="3" svg:d="M2542 11925v1314h1990" svg:viewBox="0 0 1991 1315">
          <text:p/>
        </draw:connector>
        <draw:connector draw:style-name="gr30" draw:layer="layout" svg:x1="2.542cm" svg:y1="11.925cm" svg:x2="4.532cm" svg:y2="14.486cm" draw:start-shape="id37" draw:start-glue-point="6" draw:end-shape="id39" draw:end-glue-point="3" svg:d="M2542 11925v2561h1990" svg:viewBox="0 0 1991 2562">
          <text:p/>
        </draw:connector>
        <draw:connector draw:style-name="gr30" draw:layer="layout" svg:x1="2.542cm" svg:y1="11.925cm" svg:x2="4.532cm" svg:y2="15.732cm" draw:start-shape="id37" draw:start-glue-point="6" draw:end-shape="id40" draw:end-glue-point="3" svg:d="M2542 11925v3807h1990" svg:viewBox="0 0 1991 3808">
          <text:p/>
        </draw:connector>
        <draw:connector draw:style-name="gr30" draw:layer="layout" svg:x1="2.542cm" svg:y1="11.925cm" svg:x2="4.532cm" svg:y2="16.979cm" draw:start-shape="id37" draw:start-glue-point="6" draw:end-shape="id41" draw:end-glue-point="3" svg:d="M2542 11925v5054h1990" svg:viewBox="0 0 1991 5055">
          <text:p/>
        </draw:connector>
        <draw:connector draw:style-name="gr30" draw:layer="layout" svg:x1="2.542cm" svg:y1="11.925cm" svg:x2="4.532cm" svg:y2="18.191cm" draw:start-shape="id37" draw:start-glue-point="6" draw:end-shape="id42" draw:end-glue-point="3" svg:d="M2542 11925v6266h1990" svg:viewBox="0 0 1991 6267">
          <text:p/>
        </draw:connector>
        <draw:connector draw:style-name="gr25" draw:layer="layout" svg:x1="9.89cm" svg:y1="14.486cm" svg:x2="11.477cm" svg:y2="15.732cm" draw:start-shape="id39" draw:start-glue-point="1" draw:end-shape="id43" draw:end-glue-point="3" svg:d="M9890 14486h793v1246h794" svg:viewBox="0 0 1588 1247">
          <text:p/>
        </draw:connector>
        <draw:connector draw:style-name="gr25" draw:layer="layout" svg:x1="9.887cm" svg:y1="15.732cm" svg:x2="11.477cm" svg:y2="15.732cm" draw:start-shape="id40" draw:start-glue-point="1" draw:end-shape="id43" draw:end-glue-point="3" svg:d="M9887 15732h1590" svg:viewBox="0 0 1591 1">
          <text:p/>
        </draw:connector>
        <draw:connector draw:style-name="gr25" draw:layer="layout" svg:x1="9.89cm" svg:y1="16.979cm" svg:x2="11.477cm" svg:y2="15.732cm" draw:start-shape="id41" draw:start-glue-point="1" draw:end-shape="id43" draw:end-glue-point="3" svg:d="M9890 16979h793v-1247h794" svg:viewBox="0 0 1588 1248">
          <text:p/>
        </draw:connector>
        <draw:connector draw:style-name="gr25" draw:layer="layout" svg:x1="9.89cm" svg:y1="18.191cm" svg:x2="11.477cm" svg:y2="18.189cm" draw:start-shape="id42" draw:start-glue-point="1" draw:end-shape="id44" draw:end-glue-point="3" svg:d="M9890 18191h793v-2h794" svg:viewBox="0 0 1588 3">
          <text:p/>
        </draw:connector>
        <draw:connector draw:style-name="gr30" draw:layer="layout" svg:x1="16.807cm" svg:y1="11.959cm" svg:x2="18.905cm" svg:y2="13.199cm" draw:start-shape="id45" draw:start-glue-point="6" draw:end-shape="id46" draw:end-glue-point="3" svg:d="M16807 11959v1240h2098" svg:viewBox="0 0 2099 1241">
          <text:p/>
        </draw:connector>
        <draw:connector draw:style-name="gr30" draw:layer="layout" svg:x1="16.807cm" svg:y1="11.959cm" svg:x2="18.905cm" svg:y2="14.568cm" draw:start-shape="id45" draw:start-glue-point="6" draw:end-shape="id47" draw:end-glue-point="3" svg:d="M16807 11959v2609h2098" svg:viewBox="0 0 2099 2610">
          <text:p/>
        </draw:connector>
        <draw:custom-shape draw:style-name="gr81" draw:text-style-name="P29" xml:id="id31" draw:id="id31" draw:layer="layout" svg:width="4.423cm" svg:height="0.734cm" svg:x="8.621cm" svg:y="4.0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5.13cm" svg:x2="8.621cm" svg:y2="6.947cm" draw:start-shape="id30" draw:start-glue-point="1" draw:end-shape="id48" draw:end-glue-point="3" svg:d="M6153 5130h1233v1817h1235" svg:viewBox="0 0 2469 1818">
          <text:p/>
        </draw:connector>
        <draw:custom-shape draw:style-name="gr82" draw:text-style-name="P29" xml:id="id49" draw:id="id49" draw:layer="layout" svg:width="4.423cm" svg:height="0.734cm" svg:x="8.621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Tally</text:span>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5.13cm" svg:x2="8.621cm" svg:y2="5.695cm" draw:start-shape="id30" draw:start-glue-point="1" draw:end-shape="id49" draw:end-glue-point="3" svg:d="M6153 5130h1233v565h1235" svg:viewBox="0 0 2469 566">
          <text:p/>
        </draw:connector>
        <draw:custom-shape draw:style-name="gr83" draw:text-style-name="P29" xml:id="id53" draw:id="id53" draw:layer="layout" svg:width="4.423cm" svg:height="0.734cm" svg:x="8.621cm" svg:y="2.8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onfigData</text:span></text:p>
          <draw:enhanced-geometry svg:viewBox="0 0 21600 21600" draw:type="rectangle" draw:enhanced-path="M 0 0 L 21600 0 21600 21600 0 21600 0 0 Z N"/>
        </draw:custom-shape>
        <draw:custom-shape draw:style-name="gr84" draw:text-style-name="P29" xml:id="id51" draw:id="id51" draw:layer="layout" svg:width="2.835cm" svg:height="0.734cm" svg:x="11.477cm" svg:y="19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etupHold</text:span></text:p>
          <draw:enhanced-geometry svg:viewBox="0 0 21600 21600" draw:type="rectangle" draw:enhanced-path="M 0 0 L 21600 0 21600 21600 0 21600 0 0 Z N"/>
        </draw:custom-shape>
        <draw:custom-shape draw:style-name="gr78" draw:text-style-name="P13" xml:id="id50" draw:id="id50" draw:layer="layout" svg:width="5.358cm" svg:height="0.729cm" svg:x="4.532cm" svg:y="19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ButtonBehavior</text:p>
          <draw:enhanced-geometry svg:viewBox="0 0 21600 21600" draw:type="rectangle" draw:enhanced-path="M 0 0 L 21600 0 21600 21600 0 21600 0 0 Z N"/>
        </draw:custom-shape>
        <draw:connector draw:style-name="gr30" draw:layer="layout" svg:x1="2.542cm" svg:y1="11.925cm" svg:x2="4.532cm" svg:y2="19.491cm" draw:start-shape="id37" draw:start-glue-point="6" draw:end-shape="id50" draw:end-glue-point="3" svg:d="M2542 11925v7566h1990" svg:viewBox="0 0 1991 7567">
          <text:p/>
        </draw:connector>
        <draw:connector draw:style-name="gr25" draw:layer="layout" svg:x1="9.89cm" svg:y1="19.491cm" svg:x2="11.477cm" svg:y2="19.489cm" draw:start-shape="id50" draw:start-glue-point="1" draw:end-shape="id51" svg:d="M9890 19491h793v-2h794" svg:viewBox="0 0 1588 3">
          <text:p/>
        </draw:connector>
        <draw:custom-shape draw:style-name="gr74" draw:text-style-name="P13" xml:id="id52" draw:id="id52" draw:layer="layout" svg:width="5.59cm" svg:height="0.734cm" svg:x="18.905cm" svg:y="15.5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StoreBehavior</text:p>
          <draw:enhanced-geometry svg:viewBox="0 0 21600 21600" draw:type="rectangle" draw:enhanced-path="M 0 0 L 21600 0 21600 21600 0 21600 0 0 Z N"/>
        </draw:custom-shape>
        <draw:connector draw:style-name="gr30" draw:layer="layout" svg:x1="16.807cm" svg:y1="11.959cm" svg:x2="18.905cm" svg:y2="15.868cm" draw:start-shape="id45" draw:start-glue-point="6" draw:end-shape="id52" draw:end-glue-point="3" svg:d="M16807 11959v3909h2098" svg:viewBox="0 0 2099 3910">
          <text:p/>
        </draw:connector>
        <draw:connector draw:style-name="gr55" draw:layer="layout" svg:x1="6.153cm" svg:y1="5.13cm" svg:x2="8.621cm" svg:y2="3.19cm" draw:start-shape="id30" draw:start-glue-point="1" draw:end-shape="id53" draw:end-glue-point="3" svg:d="M6153 5130h1233v-1940h1235" svg:viewBox="0 0 2469 1941">
          <text:p/>
        </draw:connector>
      </draw:page>
      <draw:page draw:name="page6" draw:style-name="dp1" draw:master-page-name="Default">
        <draw:custom-shape draw:style-name="gr85" draw:text-style-name="P32" xml:id="id54" draw:id="id54" draw:layer="layout" svg:width="3.81cm" svg:height="0.762cm" svg:x="11.79cm" svg:y="3.5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13">Mancala</text:span></text:p>
          <draw:enhanced-geometry svg:viewBox="0 0 21600 21600" draw:type="rectangle" draw:enhanced-path="M 0 0 L 21600 0 21600 21600 0 21600 0 0 Z N"/>
        </draw:custom-shape>
        <draw:frame draw:style-name="gr86" draw:text-style-name="P24" draw:layer="layout" svg:width="13.97cm" svg:height="1.839cm" svg:x="7.55cm" svg:y="1cm">
          <draw:text-box>
            <text:p text:style-name="P4"><text:span text:style-name="T6">Additional Game Classes</text:span></text:p>
            <text:p text:style-name="P4"><text:span text:style-name="T6">and Supporting Decorators</text:span></text:p>
          </draw:text-box>
        </draw:frame>
        <draw:custom-shape draw:style-name="gr87" draw:text-style-name="P2" xml:id="id55" draw:id="id55" draw:layer="layout" svg:width="3.81cm" svg:height="0.762cm" svg:x="4.074cm" svg:y="6.4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88" draw:text-style-name="P2" xml:id="id56" draw:id="id56" draw:layer="layout" svg:width="3.81cm" svg:height="0.762cm" svg:x="4.074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89" draw:text-style-name="P2" xml:id="id57" draw:id="id57" draw:layer="layout" svg:width="3.81cm" svg:height="0.762cm" svg:x="9.347cm" svg:y="6.4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90" draw:text-style-name="P2" xml:id="id58" draw:id="id58" draw:layer="layout" svg:width="3.81cm" svg:height="0.762cm" svg:x="9.347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xml:id="id60" draw:id="id60" draw:layer="layout" svg:width="3.81cm" svg:height="0.762cm" svg:x="13.7cm" svg:y="17.5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xml:id="id65" draw:id="id65" draw:layer="layout" svg:width="3.81cm" svg:height="0.762cm" svg:x="6.58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93" draw:text-style-name="P2" xml:id="id64" draw:id="id64" draw:layer="layout" svg:width="3.81cm" svg:height="0.762cm" svg:x="2.27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94" draw:text-style-name="P2" xml:id="id62" draw:id="id62" draw:layer="layout" svg:width="3.81cm" svg:height="0.762cm" svg:x="9.2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3.695cm" svg:y1="4.357cm" svg:x2="5.979cm" svg:y2="6.435cm" draw:start-shape="id54" draw:start-glue-point="2" draw:end-shape="id55" draw:end-glue-point="0" svg:d="M13695 4357v1039h-7716v1039" svg:viewBox="0 0 7717 2079">
          <text:p/>
        </draw:connector>
        <draw:connector draw:style-name="gr31" draw:layer="layout" svg:x1="5.979cm" svg:y1="7.197cm" svg:x2="5.979cm" svg:y2="8.375cm" draw:start-shape="id55" draw:start-glue-point="2" draw:end-shape="id56" draw:end-glue-point="0" svg:d="M5979 7197v1178" svg:viewBox="0 0 1 1179">
          <text:p/>
        </draw:connector>
        <draw:connector draw:style-name="gr31" draw:layer="layout" svg:x1="13.695cm" svg:y1="4.357cm" svg:x2="11.252cm" svg:y2="6.435cm" draw:start-shape="id54" draw:start-glue-point="2" draw:end-shape="id57" draw:end-glue-point="0" svg:d="M13695 4357v1039h-2443v1039" svg:viewBox="0 0 2444 2079">
          <text:p/>
        </draw:connector>
        <draw:connector draw:style-name="gr31" draw:layer="layout" svg:x1="11.252cm" svg:y1="7.197cm" svg:x2="11.252cm" svg:y2="8.375cm" draw:start-shape="id57" draw:start-glue-point="2" draw:end-shape="id58" draw:end-glue-point="0" svg:d="M11252 7197v1178" svg:viewBox="0 0 1 1179">
          <text:p/>
        </draw:connector>
        <draw:custom-shape draw:style-name="gr95" draw:text-style-name="P2" xml:id="id59" draw:id="id59" draw:layer="layout" svg:width="3.81cm" svg:height="0.762cm" svg:x="13.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ethodIf</text:span></text:p>
          <draw:enhanced-geometry svg:viewBox="0 0 21600 21600" draw:type="rectangle" draw:enhanced-path="M 0 0 L 21600 0 21600 21600 0 21600 0 0 Z N"/>
        </draw:custom-shape>
        <draw:custom-shape draw:style-name="gr96" draw:text-style-name="P32" xml:id="id63" draw:id="id63" draw:layer="layout" svg:width="3.81cm" svg:height="0.762cm" svg:x="4.383cm" svg:y="14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13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2" xml:id="id61" draw:id="id61" draw:layer="layout" svg:width="3.81cm" svg:height="0.762cm" svg:x="9.25cm" svg:y="10.5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13">GameStat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5.605cm" svg:y1="16.24cm" svg:x2="15.605cm" svg:y2="17.556cm" draw:start-shape="id59" draw:start-glue-point="2" draw:end-shape="id60" draw:end-glue-point="0" svg:d="M15605 16240v1316" svg:viewBox="0 0 1 1317">
          <text:p/>
        </draw:connector>
        <draw:connector draw:style-name="gr31" draw:layer="layout" svg:x1="11.155cm" svg:y1="11.296cm" svg:x2="11.155cm" svg:y2="12.285cm" draw:start-shape="id61" draw:start-glue-point="2" draw:end-shape="id62" draw:end-glue-point="0" svg:d="M11155 11296v989" svg:viewBox="0 0 1 990">
          <text:p/>
        </draw:connector>
        <draw:connector draw:style-name="gr30" draw:layer="layout" svg:x1="6.288cm" svg:y1="15.732cm" svg:x2="4.175cm" svg:y2="16.921cm" draw:start-shape="id63" draw:start-glue-point="2" draw:end-shape="id64" draw:end-glue-point="0" svg:d="M6288 15732v595h-2113v594" svg:viewBox="0 0 2114 1190">
          <text:p/>
        </draw:connector>
        <draw:connector draw:style-name="gr30" draw:layer="layout" svg:x1="6.288cm" svg:y1="15.732cm" svg:x2="8.485cm" svg:y2="16.921cm" draw:start-shape="id63" draw:start-glue-point="2" draw:end-shape="id65" draw:end-glue-point="0" svg:d="M6288 15732v595h2197v594" svg:viewBox="0 0 2198 1190">
          <text:p/>
        </draw:connector>
        <draw:custom-shape draw:style-name="gr98" draw:text-style-name="P2" xml:id="id66" draw:id="id66" draw:layer="layout" svg:width="3.81cm" svg:height="0.762cm" svg:x="14.721cm" svg:y="6.4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99" draw:text-style-name="P2" xml:id="id67" draw:id="id67" draw:layer="layout" svg:width="3.81cm" svg:height="0.762cm" svg:x="20.045cm" svg:y="6.4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3.695cm" svg:y1="4.357cm" svg:x2="16.626cm" svg:y2="6.428cm" draw:start-shape="id54" draw:start-glue-point="2" draw:end-shape="id66" draw:end-glue-point="0" svg:d="M13695 4357v1036h2931v1035" svg:viewBox="0 0 2932 2072">
          <text:p/>
        </draw:connector>
        <draw:connector draw:style-name="gr31" draw:layer="layout" svg:x1="13.695cm" svg:y1="4.357cm" svg:x2="21.95cm" svg:y2="6.453cm" draw:start-shape="id54" draw:start-glue-point="2" draw:end-shape="id67" draw:end-glue-point="0" svg:d="M13695 4357v1048h8255v1048" svg:viewBox="0 0 8256 2097">
          <text:p/>
        </draw:connector>
        <draw:custom-shape draw:style-name="gr100" draw:text-style-name="P2" xml:id="id69" draw:id="id69" draw:layer="layout" svg:width="6.032cm" svg:height="0.762cm" svg:x="18.463cm" svg:y="18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01" draw:text-style-name="P32" xml:id="id68" draw:id="id68" draw:layer="layout" svg:width="3.81cm" svg:height="0.762cm" svg:x="19.574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1"><text:span text:style-name="T13">SowSeedsNStor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5.605cm" svg:y1="16.24cm" svg:x2="21.479cm" svg:y2="17.383cm" draw:start-shape="id59" draw:start-glue-point="2" draw:end-shape="id68" draw:end-glue-point="0" svg:d="M15605 16240v572h5874v571" svg:viewBox="0 0 5875 1144">
          <text:p/>
        </draw:connector>
        <draw:connector draw:style-name="gr31" draw:layer="layout" svg:x1="21.479cm" svg:y1="18.145cm" svg:x2="21.479cm" svg:y2="18.97cm" draw:start-shape="id68" draw:start-glue-point="2" draw:end-shape="id69" draw:end-glue-point="0" svg:d="M21479 18145v825" svg:viewBox="0 0 1 826">
          <text:p/>
        </draw:connector>
      </draw:page>
      <draw:page draw:name="page7" draw:style-name="dp1" draw:master-page-name="Default">
        <draw:custom-shape draw:style-name="gr102" draw:text-style-name="P33" xml:id="id73" draw:id="id73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" xml:id="id71" draw:id="id71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77" draw:id="id77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4" draw:text-style-name="P27" xml:id="id75" draw:id="id75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4" draw:text-style-name="P27" xml:id="id76" draw:id="id76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5" draw:text-style-name="P2" xml:id="id72" draw:id="id72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06" draw:text-style-name="P25" xml:id="id80" draw:id="id80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07" draw:text-style-name="P2" xml:id="id79" draw:id="id79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70" draw:id="id70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4" draw:text-style-name="P27" xml:id="id74" draw:id="id74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08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09" draw:text-style-name="P34" draw:layer="layout" svg:width="5.133cm" svg:height="0.925cm" svg:x="19.367cm" svg:y="12.965cm">
          <draw:text-box>
            <text:p><text:span text:style-name="T14">Two EndMoveIf: ender &amp; quiter</text:span></text:p>
            <text:p><text:span text:style-name="T14">One each of others</text:span></text:p>
          </draw:text-box>
        </draw:frame>
        <draw:connector draw:style-name="gr30" draw:layer="layout" draw:line-skew="-0.808cm" svg:x1="11.477cm" svg:y1="5.127cm" svg:x2="8.858cm" svg:y2="7.793cm" draw:start-shape="id70" draw:start-glue-point="2" draw:end-shape="id71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71" draw:start-glue-point="7" draw:end-shape="id72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72" draw:start-glue-point="2" draw:end-shape="id73" draw:end-glue-point="0" svg:d="M18899 12188v1747" svg:viewBox="0 0 1 1748">
          <text:p/>
        </draw:connector>
        <draw:connector draw:style-name="gr55" draw:layer="layout" svg:x1="6.953cm" svg:y1="8.174cm" svg:x2="4.257cm" svg:y2="6.777cm" draw:start-shape="id71" draw:start-glue-point="3" draw:end-shape="id74" draw:end-glue-point="2" svg:d="M6953 8174h-2696v-1397" svg:viewBox="0 0 2697 1398">
          <text:p/>
        </draw:connector>
        <draw:connector draw:style-name="gr55" draw:layer="layout" draw:line-skew="-0.635cm" svg:x1="10.763cm" svg:y1="8.174cm" svg:x2="14.765cm" svg:y2="7.307cm" draw:start-shape="id71" draw:start-glue-point="1" draw:end-shape="id75" draw:end-glue-point="3" svg:d="M10763 8174h1366v-867h2636" svg:viewBox="0 0 4003 868">
          <text:p/>
        </draw:connector>
        <draw:connector draw:style-name="gr55" draw:layer="layout" draw:line-skew="-0.657cm" svg:x1="10.763cm" svg:y1="8.174cm" svg:x2="14.8cm" svg:y2="8.774cm" draw:start-shape="id71" draw:start-glue-point="1" draw:end-shape="id76" draw:end-glue-point="3" svg:d="M10763 8174h1362v600h2675" svg:viewBox="0 0 4038 601">
          <text:p/>
        </draw:connector>
        <draw:frame draw:style-name="gr110" draw:text-style-name="P35" draw:layer="layout" svg:width="1.141cm" svg:height="0.577cm" svg:x="4.322cm" svg:y="7.667cm">
          <draw:text-box>
            <text:p><text:span text:style-name="T15">many</text:span></text:p>
          </draw:text-box>
        </draw:frame>
        <draw:frame draw:style-name="gr111" draw:text-style-name="P34" draw:layer="layout" svg:width="2.222cm" svg:height="1.336cm" svg:x="9.89cm" svg:y="14.156cm">
          <draw:text-box>
            <text:p><text:span text:style-name="T14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77" draw:start-glue-point="2" draw:end-shape="id71" draw:end-glue-point="0" svg:d="M6992 5127v525h1866v2141" svg:viewBox="0 0 1867 2667">
          <text:p/>
        </draw:connector>
        <draw:custom-shape draw:style-name="gr112" draw:text-style-name="P37" xml:id="id78" draw:id="id78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13" draw:text-style-name="P37" xml:id="id81" draw:id="id81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75" draw:end-shape="id78" svg:d="M18575 7307h1305" svg:viewBox="0 0 1306 1">
          <text:p/>
        </draw:connector>
        <draw:custom-shape draw:style-name="gr48" draw:text-style-name="P27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55" draw:layer="layout" draw:line-skew="-1.722cm" svg:x1="7.715cm" svg:y1="8.555cm" svg:x2="3.222cm" svg:y2="16.044cm" draw:start-shape="id71" draw:start-glue-point="6" draw:end-shape="id79" draw:end-glue-point="0" svg:d="M7715 8555v2023h-4493v5466" svg:viewBox="0 0 4494 7490">
          <text:p/>
        </draw:connector>
        <draw:connector draw:style-name="gr55" draw:layer="layout" svg:x1="3.222cm" svg:y1="16.806cm" svg:x2="3.222cm" svg:y2="18.266cm" draw:start-shape="id79" draw:start-glue-point="2" draw:end-shape="id80" draw:end-glue-point="0" svg:d="M3222 16806v1460" svg:viewBox="0 0 1 1461">
          <text:p/>
        </draw:connector>
        <draw:frame draw:style-name="gr110" draw:text-style-name="P35" draw:layer="layout" svg:width="1.141cm" svg:height="0.577cm" svg:x="3.54cm" svg:y="17.054cm">
          <draw:text-box>
            <text:p><text:span text:style-name="T15">many</text:span></text:p>
          </draw:text-box>
        </draw:frame>
        <draw:connector draw:style-name="gr114" draw:layer="layout" draw:line-skew="-1.387cm" svg:x1="15.562cm" svg:y1="9.155cm" svg:x2="4.365cm" svg:y2="16.044cm" draw:start-shape="id76" draw:start-glue-point="6" draw:end-shape="id79" draw:end-glue-point="4" svg:d="M15562 9155v2058h-11197v4831" svg:viewBox="0 0 11198 6890">
          <text:p/>
        </draw:connector>
        <draw:frame draw:style-name="gr115" draw:text-style-name="P34" draw:layer="layout" svg:width="5.398cm" svg:height="2.875cm" svg:x="5.762cm" svg:y="16.222cm">
          <draw:text-box>
            <text:p><text:span text:style-name="T14">GameInfo RuleDicts are Mancala </text:span><text:span text:style-name="T16">class</text:span><text:span text:style-name="T14"> scope variables, so they can be used to test GameInfo before the game class is instantiated.</text:span></text:p>
            <text:p><text:span text:style-name="T14"/></text:p>
          </draw:text-box>
        </draw:frame>
        <draw:custom-shape draw:style-name="gr48" draw:text-style-name="P27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6" draw:text-style-name="P2" xml:id="id82" draw:id="id82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76" draw:start-glue-point="1" draw:end-shape="id81" draw:end-glue-point="3" svg:d="M18610 8774h1270" svg:viewBox="0 0 1271 1">
          <text:p/>
        </draw:connector>
        <draw:custom-shape draw:style-name="gr117" draw:text-style-name="P2" xml:id="id83" draw:id="id83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82" draw:start-glue-point="2" draw:end-shape="id74" draw:end-glue-point="0" svg:d="M4257 3187v2828" svg:viewBox="0 0 1 2829">
          <text:p/>
        </draw:connector>
        <draw:connector draw:style-name="gr55" draw:layer="layout" svg:x1="8.858cm" svg:y1="8.555cm" svg:x2="10.525cm" svg:y2="12.684cm" draw:start-shape="id71" draw:start-glue-point="2" draw:end-shape="id83" draw:end-glue-point="3" svg:d="M8858 8555v4129h1667" svg:viewBox="0 0 1668 4130">
          <text:p/>
        </draw:connector>
        <draw:connector draw:style-name="gr55" draw:layer="layout" svg:x1="6.162cm" svg:y1="2.806cm" svg:x2="6.992cm" svg:y2="4.365cm" draw:start-shape="id82" draw:start-glue-point="1" draw:end-shape="id77" draw:end-glue-point="0" svg:d="M6162 2806h830v1559" svg:viewBox="0 0 831 1560">
          <text:p/>
        </draw:connector>
      </draw:page>
      <draw:page draw:name="page8" draw:style-name="dp1" draw:master-page-name="Default">
        <draw:custom-shape draw:style-name="gr118" draw:text-style-name="P29" xml:id="id84" draw:id="id84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_game()</text:span></text:p>
          <text:p text:style-name="P28"><text:span text:style-name="T12">get_state()</text:span></text:p>
          <text:p text:style-name="P28"><text:span text:style-name="T12">set_state()</text:span></text:p>
          <text:p text:style-name="P28"><text:span text:style-name="T12">clear_if()</text:span></text:p>
          <text:p text:style-name="P28"><text:span text:style-name="T12">set_on()</text:span></text:p>
          <text:p text:style-name="P28"><text:span text:style-name="T12">set_off()</text:span></text:p>
          <text:p text:style-name="P28"><text:span text:style-name="T12">set_child(condition)</text:span></text:p>
          <text:p text:style-name="P28"><text:span text:style-name="T12">stop_me_capt(turn)</text:span></text:p>
          <text:p text:style-name="P28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19" draw:text-style-name="P29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20" draw:text-style-name="P13" xml:id="id85" draw:id="id85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20" draw:text-style-name="P13" xml:id="id88" draw:id="id88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20" draw:text-style-name="P13" xml:id="id87" draw:id="id87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20" draw:text-style-name="P13" xml:id="id86" draw:id="id86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84" draw:start-glue-point="6" draw:end-shape="id85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84" draw:start-glue-point="6" draw:end-shape="id86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84" draw:start-glue-point="6" draw:end-shape="id87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84" draw:start-glue-point="6" draw:end-shape="id88" draw:end-glue-point="3" svg:d="M4464 9470v5658h1298" svg:viewBox="0 0 1299 5659">
          <text:p/>
        </draw:connector>
        <draw:frame draw:style-name="gr35" draw:text-style-name="P24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21" draw:text-style-name="P13" draw:layer="layout" svg:width="4.445cm" svg:height="0.953cm" svg:x="14.595cm" svg:y="4.172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22" draw:text-style-name="P26" draw:layer="layout" svg:width="6.89cm" svg:height="4.043cm" svg:x="20.05cm" svg:y="12.3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><text:span text:style-name="T9">See class comment for where each field is set and/or updated.</text:span></text:p>
            <text:p><text:span text:style-name="T9"/></text:p>
          </draw:text-box>
        </draw:frame>
        <draw:custom-shape draw:style-name="gr123" draw:text-style-name="P29" draw:layer="layout" svg:width="4.62cm" svg:height="4.583cm" svg:x="14.595cm" svg:y="13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player</text:span></text:p>
          <text:p text:style-name="P28"><text:span text:style-name="T12">board</text:span></text:p>
          <text:p text:style-name="P28"><text:span text:style-name="T12">move</text:span></text:p>
          <text:p text:style-name="P28"><text:span text:style-name="T12">direct</text:span></text:p>
          <text:p text:style-name="P28"><text:span text:style-name="T12">seeds</text:span></text:p>
          <text:p text:style-name="P28"><text:span text:style-name="T12">cont_sow_loc</text:span></text:p>
          <text:p text:style-name="P28"><text:span text:style-name="T12">lap_nbr</text:span></text:p>
          <text:p text:style-name="P28"><text:span text:style-name="T12">capt_loc</text:span></text:p>
          <text:p text:style-name="P28"><text:span text:style-name="T12">capt_changed</text:span></text:p>
          <text:p text:style-name="P28"><text:span text:style-name="T12">captured</text:span></text:p>
          <text:p text:style-name="P28"><text:span text:style-name="T12">end_msg</text:span></text:p>
          <draw:enhanced-geometry svg:viewBox="0 0 21600 21600" draw:type="rectangle" draw:enhanced-path="M 0 0 L 21600 0 21600 21600 0 21600 0 0 Z N"/>
        </draw:custom-shape>
        <draw:custom-shape draw:style-name="gr124" draw:text-style-name="P29" draw:layer="layout" svg:width="4.62cm" svg:height="0.734cm" svg:x="14.595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25" draw:text-style-name="P26" draw:layer="layout" svg:width="6.89cm" svg:height="7.195cm" svg:x="20.05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26" draw:text-style-name="P38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9" draw:style-name="dp1" draw:master-page-name="Default">
        <draw:frame draw:style-name="gr127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39"><text:span text:style-name="T17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0" draw:style-name="dp1" draw:master-page-name="Default">
        <draw:frame draw:style-name="gr128" draw:text-style-name="P40" draw:layer="layout" svg:width="3.493cm" svg:height="3.255cm" svg:x="6.079cm" svg:y="14.102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round_starter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55" draw:layer="layout" svg:x1="22.444cm" svg:y1="9.271cm" svg:x2="23.353cm" svg:y2="11.431cm" draw:start-shape="id89" draw:start-glue-point="7" draw:end-shape="id90" draw:end-glue-point="0" svg:d="M22444 9271v1080h909v1080" svg:viewBox="0 0 910 2161">
          <text:p/>
        </draw:connector>
        <draw:custom-shape draw:style-name="gr129" draw:text-style-name="P13" xml:id="id89" draw:id="id89" draw:layer="layout" svg:width="4.747cm" svg:height="0.734cm" svg:x="18.647cm" svg:y="8.5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29" draw:text-style-name="P13" xml:id="id94" draw:id="id94" draw:layer="layout" svg:width="4.203cm" svg:height="0.734cm" svg:x="15.442cm" svg:y="5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29" draw:text-style-name="P13" xml:id="id95" draw:id="id95" draw:layer="layout" svg:width="4.204cm" svg:height="0.734cm" svg:x="9.302cm" svg:y="7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30" draw:text-style-name="P29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31" draw:text-style-name="P29" xml:id="id91" draw:id="id91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32" draw:text-style-name="P29" xml:id="id92" draw:id="id92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91" draw:start-glue-point="2" draw:end-shape="id92" draw:end-glue-point="0" svg:d="M16628 16656v954" svg:viewBox="0 0 1 955">
          <text:p/>
        </draw:connector>
        <draw:connector draw:style-name="gr133" draw:text-style-name="P4" draw:layer="layout" draw:line-skew="-0.193cm" svg:x1="13.323cm" svg:y1="4.129cm" svg:x2="17.543cm" svg:y2="5.997cm" draw:start-shape="id93" draw:start-glue-point="8" draw:end-shape="id94" draw:end-glue-point="0" svg:d="M13323 4129v733h4220v1135" svg:viewBox="0 0 4221 1869">
          <text:p/>
        </draw:connector>
        <draw:connector draw:style-name="gr133" draw:text-style-name="P4" draw:layer="layout" draw:line-skew="-0.893cm" svg:x1="13.323cm" svg:y1="4.129cm" svg:x2="11.404cm" svg:y2="7.397cm" draw:start-shape="id93" draw:start-glue-point="8" draw:end-shape="id95" draw:end-glue-point="0" svg:d="M13323 4129v733h-1919v2535" svg:viewBox="0 0 1920 3269">
          <text:p/>
        </draw:connector>
        <draw:custom-shape draw:style-name="gr129" draw:text-style-name="P13" xml:id="id96" draw:id="id96" draw:layer="layout" svg:width="4.201cm" svg:height="0.734cm" svg:x="3.166cm" svg:y="7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33" draw:text-style-name="P4" draw:layer="layout" draw:line-skew="-0.893cm" svg:x1="13.323cm" svg:y1="4.129cm" svg:x2="5.266cm" svg:y2="7.397cm" draw:start-shape="id93" draw:start-glue-point="8" draw:end-shape="id96" draw:end-glue-point="0" svg:d="M13323 4129v733h-8057v2535" svg:viewBox="0 0 8058 3269">
          <text:p/>
        </draw:connector>
        <draw:custom-shape draw:style-name="gr134" draw:text-style-name="P4" xml:id="id93" draw:id="id93" draw:layer="layout" svg:width="0.317cm" svg:height="0.318cm" svg:x="13.164cm" svg:y="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35" draw:text-style-name="P41" xml:id="id97" draw:id="id97" draw:layer="layout" svg:width="4.204cm" svg:height="0.734cm" svg:x="11.101cm" svg:y="11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36" draw:text-style-name="P4" draw:layer="layout" draw:line-skew="-0.141cm" svg:x1="21.02cm" svg:y1="9.271cm" svg:x2="13.203cm" svg:y2="11.53cm" draw:start-shape="id89" draw:start-glue-point="2" draw:end-shape="id97" draw:end-glue-point="0" svg:d="M21020 9271v989h-7817v1270" svg:viewBox="0 0 7818 2260">
          <text:p/>
        </draw:connector>
        <draw:connector draw:style-name="gr136" draw:text-style-name="P4" draw:layer="layout" svg:x1="17.543cm" svg:y1="6.731cm" svg:x2="21.02cm" svg:y2="8.537cm" draw:start-shape="id94" draw:start-glue-point="2" draw:end-shape="id89" draw:end-glue-point="0" svg:d="M17543 6731v903h3477v903" svg:viewBox="0 0 3478 1807">
          <text:p/>
        </draw:connector>
        <draw:connector draw:style-name="gr136" draw:text-style-name="P4" draw:layer="layout" draw:line-skew="0.429cm" svg:x1="11.404cm" svg:y1="8.131cm" svg:x2="13.203cm" svg:y2="11.53cm" draw:start-shape="id95" draw:start-glue-point="2" draw:end-shape="id97" draw:end-glue-point="0" svg:d="M11404 8131v2129h1799v1270" svg:viewBox="0 0 1800 3400">
          <text:p/>
        </draw:connector>
        <draw:connector draw:style-name="gr136" draw:text-style-name="P4" draw:layer="layout" draw:line-skew="0.429cm" svg:x1="5.266cm" svg:y1="8.131cm" svg:x2="13.203cm" svg:y2="11.53cm" draw:start-shape="id96" draw:start-glue-point="2" draw:end-shape="id97" draw:end-glue-point="0" svg:d="M5266 8131v2129h7937v1270" svg:viewBox="0 0 7938 3400">
          <text:p/>
        </draw:connector>
        <draw:frame draw:style-name="gr122" draw:text-style-name="P22" draw:layer="layout" svg:width="4.127cm" svg:height="4.043cm" svg:x="1.317cm" svg:y="14.102cm">
          <draw:text-box>
            <text:p text:style-name="P20"><text:span text:style-name="T8">State <text:s/>variables change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37" draw:text-style-name="P29" draw:layer="layout" svg:width="5.303cm" svg:height="1.509cm" svg:x="20.685cm" svg:y="12.1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ize_ok(holes)</text:span></text:p>
          <text:p text:style-name="P28"><text:span text:style-name="T12">nbr_seeds(holes, nbr_start)</text:span></text:p>
          <text:p text:style-name="P28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38" draw:text-style-name="P29" xml:id="id90" draw:id="id90" draw:layer="layout" svg:width="5.303cm" svg:height="0.734cm" svg:x="20.702cm" svg:y="11.4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39" draw:text-style-name="P13" xml:id="id98" draw:id="id98" draw:layer="layout" svg:width="4.201cm" svg:height="0.734cm" svg:x="21.581cm" svg:y="5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36" draw:text-style-name="P4" draw:layer="layout" draw:line-skew="-0.193cm" svg:x1="13.323cm" svg:y1="4.129cm" svg:x2="23.681cm" svg:y2="5.997cm" draw:start-shape="id93" draw:start-glue-point="8" draw:end-shape="id98" draw:end-glue-point="0" svg:d="M13323 4129v733h10358v1135" svg:viewBox="0 0 10359 1869">
          <text:p/>
        </draw:connector>
        <draw:connector draw:style-name="gr136" draw:text-style-name="P4" draw:layer="layout" svg:x1="23.681cm" svg:y1="6.731cm" svg:x2="21.02cm" svg:y2="8.537cm" draw:start-shape="id98" draw:start-glue-point="2" draw:end-shape="id89" draw:end-glue-point="0" svg:d="M23681 6731v903h-2661v903" svg:viewBox="0 0 2662 1807">
          <text:p/>
        </draw:connector>
      </draw:page>
      <draw:page draw:name="page11" draw:style-name="dp1" draw:master-page-name="Default">
        <draw:custom-shape draw:style-name="gr140" draw:text-style-name="P42" xml:id="id104" draw:id="id104" draw:layer="layout" svg:width="2.54cm" svg:height="1.505cm" svg:x="17.212cm" svg:y="10.025cm">
          <text:p text:style-name="P42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22" draw:text-style-name="P22" draw:layer="layout" svg:width="3.493cm" svg:height="4.043cm" svg:x="2.53cm" svg:y="13.382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mcount</text:span></text:p>
            <text:p text:style-name="P20"><text:span text:style-name="T8"/></text:p>
            <text:p text:style-name="P20"><text:span text:style-name="T8"><text:tab/></text:span><text:span text:style-name="T8"><text:tab/></text:span></text:p>
          </draw:text-box>
        </draw:frame>
        <draw:frame draw:style-name="gr35" draw:text-style-name="P24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41" draw:text-style-name="P40" draw:layer="layout" svg:width="3.232cm" svg:height="3.155cm" svg:x="6.658cm" svg:y="13.382cm">
          <draw:text-box>
            <text:p text:style-name="P20"><text:span text:style-name="T8">Parameters: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grandslam</text:span></text:p>
            <text:p text:style-name="P20"><text:span text:style-name="T8"><text:tab/></text:span><text:span text:style-name="T8">udir_holes</text:span></text:p>
          </draw:text-box>
        </draw:frame>
        <draw:custom-shape draw:style-name="gr142" draw:text-style-name="P19" xml:id="id99" draw:id="id99" draw:layer="layout" svg:width="4.332cm" svg:height="0.734cm" svg:x="16.4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9" xml:id="id100" draw:id="id100" draw:layer="layout" svg:width="4.332cm" svg:height="0.734cm" svg:x="16.4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9" xml:id="id101" draw:id="id101" draw:layer="layout" svg:width="4.332cm" svg:height="0.734cm" svg:x="13.824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4" draw:layer="layout" svg:x1="18.577cm" svg:y1="5.561cm" svg:x2="18.577cm" svg:y2="6.231cm" draw:start-shape="id99" draw:start-glue-point="2" draw:end-shape="id100" draw:end-glue-point="0" svg:d="M18577 5561v670" svg:viewBox="0 0 1 671">
          <text:p/>
        </draw:connector>
        <draw:connector draw:style-name="gr136" draw:text-style-name="P4" draw:layer="layout" svg:x1="18.577cm" svg:y1="6.965cm" svg:x2="15.99cm" svg:y2="7.967cm" draw:start-shape="id100" draw:start-glue-point="2" draw:end-shape="id101" draw:end-glue-point="0" svg:d="M18577 6965v501h-2587v501" svg:viewBox="0 0 2588 1003">
          <text:p/>
        </draw:connector>
        <draw:custom-shape draw:style-name="gr143" draw:text-style-name="P29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44" draw:text-style-name="P29" xml:id="id102" draw:id="id102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45" draw:text-style-name="P29" xml:id="id103" draw:id="id103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06" draw:id="id106" draw:layer="layout" svg:width="4.332cm" svg:height="0.734cm" svg:x="13.824cm" svg:y="13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05" draw:id="id105" draw:layer="layout" svg:width="4.332cm" svg:height="0.734cm" svg:x="18.996cm" svg:y="13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102" draw:start-glue-point="2" draw:end-shape="id103" draw:end-glue-point="0" svg:d="M6627 5861v954" svg:viewBox="0 0 1 955">
          <text:p/>
        </draw:connector>
        <draw:connector draw:style-name="gr133" draw:text-style-name="P4" draw:layer="layout" svg:x1="18.482cm" svg:y1="11.53cm" svg:x2="21.162cm" svg:y2="13.252cm" draw:start-shape="id104" draw:start-glue-point="2" draw:end-shape="id105" draw:end-glue-point="0" svg:d="M18482 11530v878h2680v844" svg:viewBox="0 0 2681 1723">
          <text:p/>
        </draw:connector>
        <draw:connector draw:style-name="gr133" draw:text-style-name="P4" draw:layer="layout" svg:x1="18.482cm" svg:y1="11.53cm" svg:x2="15.99cm" svg:y2="13.271cm" draw:start-shape="id104" draw:start-glue-point="2" draw:end-shape="id106" draw:end-glue-point="0" svg:d="M18482 11530v888h-2492v853" svg:viewBox="0 0 2493 1742">
          <text:p/>
        </draw:connector>
        <draw:frame draw:style-name="gr146" draw:text-style-name="P22" draw:layer="layout" svg:width="10.16cm" svg:height="1.909cm" svg:x="13.7cm" svg:y="16.236cm">
          <draw:text-box>
            <text:p text:style-name="P20"><text:span text:style-name="T8">Notes:</text:span></text:p>
            <text:p text:style-name="P20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134" draw:text-style-name="P4" xml:id="id107" draw:id="id107" draw:layer="layout" svg:width="0.317cm" svg:height="0.318cm" svg:x="18.4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6" draw:text-style-name="P4" draw:layer="layout" svg:x1="18.559cm" svg:y1="3.857cm" svg:x2="18.577cm" svg:y2="4.827cm" draw:start-shape="id107" draw:start-glue-point="8" draw:end-shape="id99" draw:end-glue-point="0" svg:d="M18559 3857v477h18v493" svg:viewBox="0 0 19 971">
          <text:p/>
        </draw:connector>
        <draw:custom-shape draw:style-name="gr129" draw:text-style-name="P13" xml:id="id108" draw:id="id108" draw:layer="layout" svg:width="4.332cm" svg:height="0.734cm" svg:x="18.996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47" draw:layer="layout" svg:x1="18.577cm" svg:y1="6.965cm" svg:x2="21.162cm" svg:y2="7.967cm" draw:start-shape="id100" draw:start-glue-point="2" draw:end-shape="id108" draw:end-glue-point="0" svg:d="M18577 6965v501h2585v501" svg:viewBox="0 0 2586 1003">
          <text:p/>
        </draw:connector>
        <draw:connector draw:style-name="gr147" draw:layer="layout" svg:x1="21.162cm" svg:y1="8.701cm" svg:x2="18.482cm" svg:y2="10.025cm" draw:start-shape="id108" draw:start-glue-point="2" draw:end-shape="id104" draw:end-glue-point="0" svg:d="M21162 8701v644h-2680v680" svg:viewBox="0 0 2681 1325">
          <text:p/>
        </draw:connector>
        <draw:connector draw:style-name="gr147" draw:layer="layout" svg:x1="15.99cm" svg:y1="8.701cm" svg:x2="18.482cm" svg:y2="10.025cm" draw:start-shape="id101" draw:start-glue-point="2" draw:end-shape="id104" draw:end-glue-point="0" svg:d="M15990 8701v644h2492v680" svg:viewBox="0 0 2493 1325">
          <text:p/>
        </draw:connector>
      </draw:page>
      <draw:page draw:name="page12" draw:style-name="dp1" draw:master-page-name="Default">
        <draw:custom-shape draw:style-name="gr148" draw:text-style-name="P44" xml:id="id109" draw:id="id109" draw:layer="layout" svg:width="13.018cm" svg:height="15.875cm" svg:x="3.857cm" svg:y="3.222cm">
          <text:p text:style-name="P43"><text:span text:style-name="T9">Allow Rule Decos</text:span></text:p>
          <draw:enhanced-geometry svg:viewBox="0 0 21600 21600" draw:type="rectangle" draw:enhanced-path="M 0 0 L 21600 0 21600 21600 0 21600 0 0 Z N"/>
        </draw:custom-shape>
        <draw:custom-shape draw:style-name="gr149" draw:text-style-name="P13" xml:id="id110" draw:id="id110" draw:layer="layout" svg:width="4.445cm" svg:height="0.734cm" svg:x="5.776cm" svg:y="4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49" draw:text-style-name="P13" xml:id="id111" draw:id="id111" draw:layer="layout" svg:width="4.445cm" svg:height="0.734cm" svg:x="5.776cm" svg:y="6.2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3" xml:id="id112" draw:id="id112" draw:layer="layout" svg:width="4.445cm" svg:height="0.734cm" svg:x="5.776cm" svg:y="8.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49" draw:text-style-name="P13" xml:id="id113" draw:id="id113" draw:layer="layout" svg:width="4.445cm" svg:height="0.734cm" svg:x="5.776cm" svg:y="10.6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49" draw:text-style-name="P13" xml:id="id114" draw:id="id114" draw:layer="layout" svg:width="4.445cm" svg:height="0.734cm" svg:x="5.776cm" svg:y="12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50" draw:text-style-name="P45" xml:id="id118" draw:id="id118" draw:layer="layout" svg:width="3.064cm" svg:height="0.734cm" svg:x="11.85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45" xml:id="id119" draw:id="id119" draw:layer="layout" svg:width="3.067cm" svg:height="0.734cm" svg:x="11.85cm" svg:y="9.1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49" draw:text-style-name="P13" xml:id="id115" draw:id="id115" draw:layer="layout" svg:width="4.445cm" svg:height="0.734cm" svg:x="5.776cm" svg:y="14.1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49" draw:text-style-name="P13" xml:id="id116" draw:id="id116" draw:layer="layout" svg:width="4.445cm" svg:height="0.734cm" svg:x="5.776cm" svg:y="15.8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49" draw:text-style-name="P13" xml:id="id117" draw:id="id117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52" draw:text-style-name="P22" draw:layer="layout" svg:width="7.937cm" svg:height="2.861cm" svg:x="18.145cm" svg:y="14.331cm">
          <draw:text-box>
            <text:p text:style-name="P20"><text:span text:style-name="T8">Notes:</text:span></text:p>
            <text:p text:style-name="P20"><text:span text:style-name="T8">Some allow rule decos are shown more than once for clarity.</text:span></text:p>
            <text:p text:style-name="P20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4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47" draw:layer="layout" draw:line-skew="1.471cm" svg:x1="3.857cm" svg:y1="11.159cm" svg:x2="5.776cm" svg:y2="4.89cm" draw:start-shape="id109" draw:start-glue-point="3" draw:end-shape="id110" draw:end-glue-point="3" svg:d="M3857 11159h953v-6269h966" svg:viewBox="0 0 1920 6270">
          <text:p/>
        </draw:connector>
        <draw:connector draw:style-name="gr147" draw:layer="layout" draw:line-skew="1.471cm" svg:x1="3.857cm" svg:y1="11.159cm" svg:x2="5.776cm" svg:y2="6.614cm" draw:start-shape="id109" draw:start-glue-point="3" draw:end-shape="id111" draw:end-glue-point="3" svg:d="M3857 11159h953v-4545h966" svg:viewBox="0 0 1920 4546">
          <text:p/>
        </draw:connector>
        <draw:connector draw:style-name="gr147" draw:layer="layout" draw:line-skew="1.471cm" svg:x1="3.857cm" svg:y1="11.159cm" svg:x2="5.776cm" svg:y2="8.737cm" draw:start-shape="id109" draw:end-shape="id112" draw:end-glue-point="3" svg:d="M3857 11159h953v-2422h966" svg:viewBox="0 0 1920 2423">
          <text:p/>
        </draw:connector>
        <draw:connector draw:style-name="gr147" draw:layer="layout" draw:line-skew="1.471cm" svg:x1="3.857cm" svg:y1="11.159cm" svg:x2="5.776cm" svg:y2="11.061cm" draw:start-shape="id109" draw:end-shape="id113" draw:end-glue-point="3" svg:d="M3857 11159h953v-98h966" svg:viewBox="0 0 1920 99">
          <text:p/>
        </draw:connector>
        <draw:connector draw:style-name="gr147" draw:layer="layout" draw:line-skew="1.471cm" svg:x1="3.857cm" svg:y1="11.159cm" svg:x2="5.776cm" svg:y2="12.784cm" draw:start-shape="id109" draw:start-glue-point="3" draw:end-shape="id114" draw:end-glue-point="3" svg:d="M3857 11159h953v1625h966" svg:viewBox="0 0 1920 1626">
          <text:p/>
        </draw:connector>
        <draw:connector draw:style-name="gr147" draw:layer="layout" draw:line-skew="1.471cm" svg:x1="3.857cm" svg:y1="11.159cm" svg:x2="5.776cm" svg:y2="14.508cm" draw:start-shape="id109" draw:end-shape="id115" draw:end-glue-point="3" svg:d="M3857 11159h953v3349h966" svg:viewBox="0 0 1920 3350">
          <text:p/>
        </draw:connector>
        <draw:connector draw:style-name="gr147" draw:layer="layout" draw:line-skew="1.471cm" svg:x1="3.857cm" svg:y1="11.159cm" svg:x2="5.776cm" svg:y2="16.475cm" draw:start-shape="id109" draw:end-shape="id116" draw:end-glue-point="11" svg:d="M3857 11159h953v5316h966" svg:viewBox="0 0 1920 5317">
          <text:p/>
        </draw:connector>
        <draw:connector draw:style-name="gr147" draw:layer="layout" draw:line-skew="1.471cm" svg:x1="3.857cm" svg:y1="11.159cm" svg:x2="5.776cm" svg:y2="18.199cm" draw:start-shape="id109" draw:start-glue-point="3" draw:end-shape="id117" draw:end-glue-point="11" svg:d="M3857 11159h953v7040h966" svg:viewBox="0 0 1920 7041">
          <text:p/>
        </draw:connector>
        <draw:connector draw:style-name="gr147" draw:layer="layout" svg:x1="10.221cm" svg:y1="8.737cm" svg:x2="11.85cm" svg:y2="8.034cm" draw:start-shape="id112" draw:start-glue-point="1" draw:end-shape="id118" draw:end-glue-point="3" svg:d="M10221 8737h814v-703h815" svg:viewBox="0 0 1630 704">
          <text:p/>
        </draw:connector>
        <draw:connector draw:style-name="gr147" draw:layer="layout" svg:x1="10.221cm" svg:y1="8.737cm" svg:x2="11.85cm" svg:y2="9.523cm" draw:start-shape="id112" draw:start-glue-point="1" draw:end-shape="id119" svg:d="M10221 8737h814v786h815" svg:viewBox="0 0 1630 787">
          <text:p/>
        </draw:connector>
        <draw:connector draw:style-name="gr147" draw:layer="layout" draw:line-skew="-1.471cm" svg:x1="10.221cm" svg:y1="4.89cm" svg:x2="16.875cm" svg:y2="11.159cm" draw:start-shape="id110" draw:start-glue-point="1" draw:end-shape="id109" draw:end-glue-point="1" svg:d="M10221 4890h5701v6269h953" svg:viewBox="0 0 6655 6270">
          <text:p/>
        </draw:connector>
        <draw:connector draw:style-name="gr153" draw:text-style-name="P9" draw:layer="layout" draw:line-skew="-1.471cm" svg:x1="14.914cm" svg:y1="8.034cm" svg:x2="16.875cm" svg:y2="11.159cm" draw:start-shape="id118" draw:start-glue-point="1" draw:end-shape="id109" svg:d="M14914 8034h1008v3125h953" svg:viewBox="0 0 1962 3126">
          <text:p/>
        </draw:connector>
        <draw:connector draw:style-name="gr147" draw:layer="layout" draw:line-skew="-1.471cm" svg:x1="14.917cm" svg:y1="9.523cm" svg:x2="16.875cm" svg:y2="11.159cm" draw:start-shape="id119" draw:start-glue-point="1" draw:end-shape="id109" draw:end-glue-point="1" svg:d="M14917 9523h1005v1636h953" svg:viewBox="0 0 1959 1637">
          <text:p/>
        </draw:connector>
        <draw:connector draw:style-name="gr147" draw:layer="layout" draw:line-skew="-1.471cm" svg:x1="10.221cm" svg:y1="11.061cm" svg:x2="16.875cm" svg:y2="11.159cm" draw:start-shape="id113" draw:start-glue-point="1" draw:end-shape="id109" draw:end-glue-point="1" svg:d="M10221 11061h5701v98h953" svg:viewBox="0 0 6655 99">
          <text:p/>
        </draw:connector>
        <draw:connector draw:style-name="gr147" draw:layer="layout" draw:line-skew="-1.471cm" svg:x1="10.221cm" svg:y1="12.784cm" svg:x2="16.875cm" svg:y2="11.159cm" draw:start-shape="id114" draw:start-glue-point="1" draw:end-shape="id109" draw:end-glue-point="1" svg:d="M10221 12784h5701v-1625h953" svg:viewBox="0 0 6655 1626">
          <text:p/>
        </draw:connector>
        <draw:connector draw:style-name="gr147" draw:layer="layout" draw:line-skew="-1.471cm" svg:x1="10.221cm" svg:y1="14.508cm" svg:x2="16.875cm" svg:y2="11.159cm" draw:start-shape="id115" draw:start-glue-point="1" draw:end-shape="id109" draw:end-glue-point="1" svg:d="M10221 14508h5701v-3349h953" svg:viewBox="0 0 6655 3350">
          <text:p/>
        </draw:connector>
        <draw:connector draw:style-name="gr147" draw:layer="layout" draw:line-skew="-1.471cm" svg:x1="10.221cm" svg:y1="16.231cm" svg:x2="16.875cm" svg:y2="11.159cm" draw:start-shape="id116" draw:start-glue-point="1" draw:end-shape="id109" draw:end-glue-point="1" svg:d="M10221 16231h5701v-5072h953" svg:viewBox="0 0 6655 5073">
          <text:p/>
        </draw:connector>
        <draw:connector draw:style-name="gr147" draw:layer="layout" draw:line-skew="-1.471cm" svg:x1="10.221cm" svg:y1="17.955cm" svg:x2="16.875cm" svg:y2="11.159cm" draw:start-shape="id117" draw:start-glue-point="1" draw:end-shape="id109" draw:end-glue-point="1" svg:d="M10221 17955h5701v-6796h953" svg:viewBox="0 0 6655 6797">
          <text:p/>
        </draw:connector>
        <draw:connector draw:style-name="gr147" draw:layer="layout" draw:line-skew="-1.471cm" svg:x1="10.22cm" svg:y1="6.858cm" svg:x2="16.875cm" svg:y2="11.159cm" draw:start-shape="id111" draw:start-glue-point="8" draw:end-shape="id109" draw:end-glue-point="1" svg:d="M10220 6858h5702v4301h953" svg:viewBox="0 0 6656 4302">
          <text:p/>
        </draw:connector>
      </draw:page>
      <draw:page draw:name="page13" draw:style-name="dp1" draw:master-page-name="Default">
        <draw:frame draw:style-name="gr154" draw:text-style-name="P40" draw:layer="layout" svg:width="3.493cm" svg:height="3.175cm" svg:x="7.984cm" svg:y="14.01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23" draw:id="id123" draw:layer="layout" svg:width="4.747cm" svg:height="0.734cm" svg:x="3.85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24" draw:id="id124" draw:layer="layout" svg:width="4.203cm" svg:height="0.734cm" svg:x="8.9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25" draw:id="id125" draw:layer="layout" svg:width="4.204cm" svg:height="0.734cm" svg:x="13.811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55" draw:text-style-name="P29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56" draw:text-style-name="P29" xml:id="id120" draw:id="id120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7" draw:text-style-name="P29" xml:id="id121" draw:id="id121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20" draw:start-glue-point="2" draw:end-shape="id121" draw:end-glue-point="0" svg:d="M20296 14116v954" svg:viewBox="0 0 1 955">
          <text:p/>
        </draw:connector>
        <draw:connector draw:style-name="gr133" draw:text-style-name="P4" draw:layer="layout" svg:x1="13.579cm" svg:y1="8.084cm" svg:x2="6.23cm" svg:y2="10.311cm" draw:start-shape="id122" draw:start-glue-point="2" draw:end-shape="id123" draw:end-glue-point="0" svg:d="M13579 8084v1114h-7349v1113" svg:viewBox="0 0 7350 2228">
          <text:p/>
        </draw:connector>
        <draw:connector draw:style-name="gr133" draw:text-style-name="P4" draw:layer="layout" svg:x1="13.579cm" svg:y1="8.084cm" svg:x2="11.071cm" svg:y2="10.311cm" draw:start-shape="id122" draw:start-glue-point="2" draw:end-shape="id124" draw:end-glue-point="0" svg:d="M13579 8084v1114h-2508v1113" svg:viewBox="0 0 2509 2228">
          <text:p/>
        </draw:connector>
        <draw:connector draw:style-name="gr133" draw:text-style-name="P4" draw:layer="layout" svg:x1="13.579cm" svg:y1="8.084cm" svg:x2="15.913cm" svg:y2="10.311cm" draw:start-shape="id122" draw:start-glue-point="2" draw:end-shape="id125" draw:end-glue-point="0" svg:d="M13579 8084v1114h2334v1113" svg:viewBox="0 0 2335 2228">
          <text:p/>
        </draw:connector>
        <draw:custom-shape draw:style-name="gr24" draw:text-style-name="P13" xml:id="id126" draw:id="id126" draw:layer="layout" svg:width="4.201cm" svg:height="0.734cm" svg:x="18.706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33" draw:text-style-name="P4" draw:layer="layout" svg:x1="13.579cm" svg:y1="8.084cm" svg:x2="20.806cm" svg:y2="10.311cm" draw:start-shape="id122" draw:start-glue-point="2" draw:end-shape="id126" draw:end-glue-point="0" svg:d="M13579 8084v1114h7227v1113" svg:viewBox="0 0 7228 2228">
          <text:p/>
        </draw:connector>
        <draw:custom-shape draw:style-name="gr134" draw:text-style-name="P4" xml:id="id127" draw:id="id127" draw:layer="layout" svg:width="0.317cm" svg:height="0.318cm" svg:x="13.421cm" svg:y="4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29" draw:text-style-name="P13" xml:id="id122" draw:id="id122" draw:layer="layout" svg:width="4.204cm" svg:height="0.734cm" svg:x="11.47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22" draw:text-style-name="P22" draw:layer="layout" svg:width="4.127cm" svg:height="4.043cm" svg:x="3.222cm" svg:y="14.01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9" draw:text-style-name="P13" xml:id="id128" draw:id="id128" draw:layer="layout" svg:width="4.204cm" svg:height="0.734cm" svg:x="11.477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4" draw:layer="layout" svg:x1="13.58cm" svg:y1="4.729cm" svg:x2="13.579cm" svg:y2="5.762cm" draw:start-shape="id127" draw:start-glue-point="8" draw:end-shape="id128" draw:end-glue-point="0" svg:d="M13580 4729v509h-1v524" svg:viewBox="0 0 2 1034">
          <text:p/>
        </draw:connector>
        <draw:connector draw:style-name="gr136" draw:text-style-name="P4" draw:layer="layout" svg:x1="13.579cm" svg:y1="6.496cm" svg:x2="13.579cm" svg:y2="7.35cm" draw:start-shape="id128" draw:start-glue-point="2" draw:end-shape="id122" draw:end-glue-point="0" svg:d="M13579 6496v854" svg:viewBox="0 0 1 855">
          <text:p/>
        </draw:connector>
      </draw:page>
      <draw:page draw:name="page14" draw:style-name="dp1" draw:master-page-name="Default">
        <draw:frame draw:style-name="gr154" draw:text-style-name="P40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32" draw:id="id132" draw:layer="layout" svg:width="4.747cm" svg:height="0.734cm" svg:x="8.446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3" draw:id="id133" draw:layer="layout" svg:width="4.203cm" svg:height="0.734cm" svg:x="13.959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type="rectangle" draw:enhanced-path="M 0 0 L 21600 0 21600 21600 0 21600 0 0 Z N"/>
        </draw:custom-shape>
        <draw:custom-shape draw:style-name="gr158" draw:text-style-name="P19" xml:id="id131" draw:id="id131" draw:layer="layout" svg:width="4.204cm" svg:height="0.734cm" svg:x="11.429cm" svg:y="4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type="rectangle" draw:enhanced-path="M 0 0 L 21600 0 21600 21600 0 21600 0 0 Z N"/>
        </draw:custom-shape>
        <draw:custom-shape draw:style-name="gr159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direction(move, loc)</text:span></text:p>
          <draw:enhanced-geometry svg:viewBox="0 0 21600 21600" draw:type="rectangle" draw:enhanced-path="M 0 0 L 21600 0 21600 21600 0 21600 0 0 Z N"/>
        </draw:custom-shape>
        <draw:custom-shape draw:style-name="gr160" draw:text-style-name="P29" xml:id="id129" draw:id="id129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1" draw:text-style-name="P29" xml:id="id130" draw:id="id130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29" draw:start-glue-point="2" draw:end-shape="id130" draw:end-glue-point="0" svg:d="M20438 15069v954" svg:viewBox="0 0 1 955">
          <text:p/>
        </draw:connector>
        <draw:connector draw:style-name="gr133" draw:text-style-name="P4" draw:layer="layout" svg:x1="13.531cm" svg:y1="5.061cm" svg:x2="10.819cm" svg:y2="6.868cm" draw:start-shape="id131" draw:start-glue-point="2" draw:end-shape="id132" draw:end-glue-point="0" svg:d="M13531 5061v904h-2712v903" svg:viewBox="0 0 2713 1808">
          <text:p/>
        </draw:connector>
        <draw:connector draw:style-name="gr133" draw:text-style-name="P4" draw:layer="layout" svg:x1="13.531cm" svg:y1="5.061cm" svg:x2="16.06cm" svg:y2="6.868cm" draw:start-shape="id131" draw:start-glue-point="2" draw:end-shape="id133" draw:end-glue-point="0" svg:d="M13531 5061v904h2529v903" svg:viewBox="0 0 2530 1808">
          <text:p/>
        </draw:connector>
        <draw:custom-shape draw:style-name="gr139" draw:text-style-name="P19" xml:id="id136" draw:id="id136" draw:layer="layout" svg:width="4.201cm" svg:height="0.734cm" svg:x="13.952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134" draw:text-style-name="P4" xml:id="id137" draw:id="id137" draw:layer="layout" svg:width="0.317cm" svg:height="0.318cm" svg:x="13.373cm" svg:y="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29" draw:text-style-name="P13" xml:id="id134" draw:id="id134" draw:layer="layout" svg:width="4.204cm" svg:height="0.734cm" svg:x="11.429cm" svg:y="9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layAltDir</text:span></text:p>
          <draw:enhanced-geometry svg:viewBox="0 0 21600 21600" draw:type="rectangle" draw:enhanced-path="M 0 0 L 21600 0 21600 21600 0 21600 0 0 Z N"/>
        </draw:custom-shape>
        <draw:connector draw:style-name="gr136" draw:text-style-name="P4" draw:layer="layout" svg:x1="10.819cm" svg:y1="7.602cm" svg:x2="13.531cm" svg:y2="9.191cm" draw:start-shape="id132" draw:start-glue-point="2" draw:end-shape="id134" draw:end-glue-point="0" svg:d="M10819 7602v795h2712v794" svg:viewBox="0 0 2713 1590">
          <text:p/>
        </draw:connector>
        <draw:connector draw:style-name="gr136" draw:text-style-name="P4" draw:layer="layout" svg:x1="16.06cm" svg:y1="7.602cm" svg:x2="13.531cm" svg:y2="9.191cm" draw:start-shape="id133" draw:start-glue-point="2" draw:end-shape="id134" draw:end-glue-point="0" svg:d="M16060 7602v795h-2529v794" svg:viewBox="0 0 2530 1590">
          <text:p/>
        </draw:connector>
        <draw:frame draw:style-name="gr46" draw:text-style-name="P22" draw:layer="layout" svg:width="4.127cm" svg:height="1.905cm" svg:x="3.047cm" svg:y="14.9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mcount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9" draw:text-style-name="P13" xml:id="id135" draw:id="id135" draw:layer="layout" svg:width="4.204cm" svg:height="0.734cm" svg:x="8.961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4" draw:layer="layout" svg:x1="13.531cm" svg:y1="9.925cm" svg:x2="11.063cm" svg:y2="11.413cm" draw:start-shape="id134" draw:start-glue-point="2" draw:end-shape="id135" draw:end-glue-point="0" svg:d="M13531 9925v744h-2468v744" svg:viewBox="0 0 2469 1489">
          <text:p/>
        </draw:connector>
        <draw:connector draw:style-name="gr136" draw:text-style-name="P4" draw:layer="layout" svg:x1="13.531cm" svg:y1="9.925cm" svg:x2="16.052cm" svg:y2="11.413cm" draw:start-shape="id134" draw:start-glue-point="2" draw:end-shape="id136" draw:end-glue-point="0" svg:d="M13531 9925v744h2521v744" svg:viewBox="0 0 2522 1489">
          <text:p/>
        </draw:connector>
        <draw:connector draw:style-name="gr136" draw:text-style-name="P4" draw:layer="layout" svg:x1="13.532cm" svg:y1="3.375cm" svg:x2="13.531cm" svg:y2="4.327cm" draw:start-shape="id137" draw:start-glue-point="8" draw:end-shape="id131" draw:end-glue-point="0" svg:d="M13532 3375v468h-1v484" svg:viewBox="0 0 2 953">
          <text:p/>
        </draw:connector>
      </draw:page>
      <draw:page draw:name="page15" draw:style-name="dp1" draw:master-page-name="Default">
        <draw:frame draw:style-name="gr162" draw:text-style-name="P22" draw:layer="layout" svg:width="3.493cm" svg:height="1.285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/></text:p>
          </draw:text-box>
        </draw:frame>
        <draw:frame draw:style-name="gr86" draw:text-style-name="P24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63" draw:text-style-name="P40" draw:layer="layout" svg:width="3.867cm" svg:height="2.222cm" svg:x="8.0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skip_start</text:span></text:p>
            <text:p text:style-name="P20"><text:span text:style-name="T8"/></text:p>
          </draw:text-box>
        </draw:frame>
        <draw:custom-shape draw:style-name="gr24" draw:text-style-name="P13" xml:id="id143" draw:id="id143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19" xml:id="id142" draw:id="id142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19" xml:id="id141" draw:id="id141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66" draw:text-style-name="P29" xml:id="id138" draw:id="id138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7" draw:text-style-name="P29" xml:id="id139" draw:id="id139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38" draw:start-glue-point="2" draw:end-shape="id139" draw:end-glue-point="0" svg:d="M7738 6496v1011" svg:viewBox="0 0 1 1012">
          <text:p/>
        </draw:connector>
        <draw:custom-shape draw:style-name="gr134" draw:text-style-name="P4" xml:id="id140" draw:id="id140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6" draw:text-style-name="P4" draw:layer="layout" svg:x1="18.145cm" svg:y1="4.81cm" svg:x2="18.144cm" svg:y2="6.08cm" draw:start-shape="id140" draw:start-glue-point="8" draw:end-shape="id141" draw:end-glue-point="0" svg:d="M18145 4810v627h-1v643" svg:viewBox="0 0 2 1271">
          <text:p/>
        </draw:connector>
        <draw:connector draw:style-name="gr136" draw:text-style-name="P4" draw:layer="layout" svg:x1="18.144cm" svg:y1="6.814cm" svg:x2="18.144cm" svg:y2="7.817cm" draw:start-shape="id141" draw:start-glue-point="2" draw:end-shape="id142" draw:end-glue-point="0" svg:d="M18144 6814v1003" svg:viewBox="0 0 1 1004">
          <text:p/>
        </draw:connector>
        <draw:connector draw:style-name="gr136" draw:text-style-name="P4" draw:layer="layout" svg:x1="18.144cm" svg:y1="8.551cm" svg:x2="18.144cm" svg:y2="9.791cm" draw:start-shape="id142" draw:start-glue-point="2" draw:end-shape="id143" draw:end-glue-point="0" svg:d="M18144 8551v1240" svg:viewBox="0 0 1 1241">
          <text:p/>
        </draw:connector>
      </draw:page>
      <draw:page draw:name="page16" draw:style-name="dp1" draw:master-page-name="Default">
        <draw:custom-shape draw:style-name="gr168" draw:text-style-name="P44" xml:id="id144" draw:id="id144" draw:layer="layout" svg:width="24.765cm" svg:height="2.905cm" svg:x="1.317cm" svg:y="12.942cm">
          <text:p text:style-name="P43"><text:span text:style-name="T9">Child Rule</text:span></text:p>
          <draw:enhanced-geometry svg:viewBox="0 0 21600 21600" draw:type="rectangle" draw:enhanced-path="M 0 0 L 21600 0 21600 21600 0 21600 0 0 Z N"/>
        </draw:custom-shape>
        <draw:frame draw:style-name="gr108" draw:text-style-name="P24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69" draw:text-style-name="P41" xml:id="id150" draw:id="id150" draw:layer="layout" svg:width="4.127cm" svg:height="0.734cm" svg:x="12.569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19" xml:id="id156" draw:id="id156" draw:layer="layout" svg:width="3.956cm" svg:height="0.734cm" svg:x="2.5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9" draw:id="id149" draw:layer="layout" svg:width="4.332cm" svg:height="0.734cm" svg:x="4.144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42" draw:text-style-name="P19" xml:id="id145" draw:id="id145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33" draw:text-style-name="P4" draw:layer="layout" svg:x1="13.699cm" svg:y1="15.847cm" svg:x2="8.616cm" svg:y2="17.157cm" draw:start-shape="id144" draw:start-glue-point="2" draw:end-shape="id145" draw:end-glue-point="0" svg:d="M13699 15847v646h-5083v664" svg:viewBox="0 0 5084 1311">
          <text:p/>
        </draw:connector>
        <draw:custom-shape draw:style-name="gr142" draw:text-style-name="P19" xml:id="id146" draw:id="id146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42" draw:text-style-name="P19" xml:id="id147" draw:id="id147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1" draw:id="id151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9" xml:id="id158" draw:id="id158" draw:layer="layout" svg:width="3.917cm" svg:height="0.733cm" svg:x="11.88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4" draw:layer="layout" svg:x1="13.699cm" svg:y1="15.847cm" svg:x2="13.724cm" svg:y2="17.173cm" draw:start-shape="id144" draw:start-glue-point="2" draw:end-shape="id146" draw:end-glue-point="0" svg:d="M13699 15847v654h25v672" svg:viewBox="0 0 26 1327">
          <text:p/>
        </draw:connector>
        <draw:connector draw:style-name="gr136" draw:text-style-name="P4" draw:layer="layout" svg:x1="13.699cm" svg:y1="15.847cm" svg:x2="18.599cm" svg:y2="17.173cm" draw:start-shape="id144" draw:start-glue-point="2" draw:end-shape="id147" draw:end-glue-point="0" svg:d="M13699 15847v654h4900v672" svg:viewBox="0 0 4901 1327">
          <text:p/>
        </draw:connector>
        <draw:custom-shape draw:style-name="gr134" draw:text-style-name="P4" xml:id="id148" draw:id="id148" draw:layer="layout" svg:width="0.317cm" svg:height="0.318cm" svg:x="10.369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6" draw:text-style-name="P4" draw:layer="layout" svg:x1="10.528cm" svg:y1="5.493cm" svg:x2="6.31cm" svg:y2="7.08cm" draw:start-shape="id148" draw:start-glue-point="8" draw:end-shape="id149" draw:end-glue-point="0" svg:d="M10528 5493v786h-4218v801" svg:viewBox="0 0 4219 1588">
          <text:p/>
        </draw:connector>
        <draw:connector draw:style-name="gr136" draw:text-style-name="P4" draw:layer="layout" svg:x1="10.528cm" svg:y1="5.493cm" svg:x2="14.632cm" svg:y2="7.08cm" draw:start-shape="id148" draw:start-glue-point="8" draw:end-shape="id150" draw:end-glue-point="0" svg:d="M10528 5493v786h4104v801" svg:viewBox="0 0 4105 1588">
          <text:p/>
        </draw:connector>
        <draw:connector draw:style-name="gr136" draw:text-style-name="P4" draw:layer="layout" svg:x1="8.616cm" svg:y1="17.891cm" svg:x2="13.756cm" svg:y2="19.732cm" draw:start-shape="id145" draw:start-glue-point="2" draw:end-shape="id151" draw:end-glue-point="0" svg:d="M8616 17891v921h5140v920" svg:viewBox="0 0 5141 1842">
          <text:p/>
        </draw:connector>
        <draw:connector draw:style-name="gr136" draw:text-style-name="P4" draw:layer="layout" svg:x1="13.724cm" svg:y1="17.907cm" svg:x2="13.756cm" svg:y2="19.732cm" draw:start-shape="id146" draw:start-glue-point="2" draw:end-shape="id151" draw:end-glue-point="0" svg:d="M13724 17907v913h32v912" svg:viewBox="0 0 33 1826">
          <text:p/>
        </draw:connector>
        <draw:connector draw:style-name="gr136" draw:text-style-name="P4" draw:layer="layout" svg:x1="18.599cm" svg:y1="17.907cm" svg:x2="13.756cm" svg:y2="19.732cm" draw:start-shape="id147" draw:start-glue-point="2" draw:end-shape="id151" draw:end-glue-point="0" svg:d="M18599 17907v913h-4843v912" svg:viewBox="0 0 4844 1826">
          <text:p/>
        </draw:connector>
        <draw:custom-shape draw:style-name="gr172" draw:text-style-name="P29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173" draw:text-style-name="P29" xml:id="id152" draw:id="id152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4" draw:text-style-name="P29" xml:id="id153" draw:id="id153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52" draw:start-glue-point="2" draw:end-shape="id153" draw:end-glue-point="0" svg:d="M23137 3004v954" svg:viewBox="0 0 1 955">
          <text:p/>
        </draw:connector>
        <draw:frame draw:style-name="gr175" draw:text-style-name="P22" draw:layer="layout" svg:width="3.493cm" svg:height="2.54cm" svg:x="2.269cm" svg:y="2.2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inhibitor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turn</text:span></text:p>
          </draw:text-box>
        </draw:frame>
        <draw:frame draw:style-name="gr176" draw:text-style-name="P40" draw:layer="layout" svg:width="3.232cm" svg:height="2.467cm" svg:x="6.34cm" svg:y="2.27cm">
          <draw:text-box>
            <text:p text:style-name="P20"><text:span text:style-name="T8">Parameters: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locs</text:span></text:p>
            <text:p text:style-name="P20"><text:span text:style-name="T8"><text:tab/></text:span><text:span text:style-name="T8">child_rule</text:span></text:p>
            <text:p text:style-name="P20"><text:span text:style-name="T8"><text:tab/></text:span><text:span text:style-name="T8">child_type</text:span></text:p>
            <text:p text:style-name="P20"><text:span text:style-name="T8"/></text:p>
          </draw:text-box>
        </draw:frame>
        <draw:custom-shape draw:style-name="gr177" draw:text-style-name="P19" xml:id="id155" draw:id="id155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19" xml:id="id157" draw:id="id157" draw:layer="layout" svg:width="3.957cm" svg:height="0.734cm" svg:x="7.207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53" draw:text-style-name="P9" draw:layer="layout" svg:x1="11.932cm" svg:y1="9.72cm" svg:x2="14.632cm" svg:y2="11.208cm" draw:start-shape="id154" draw:start-glue-point="2" draw:end-shape="id155" draw:end-glue-point="0" svg:d="M11932 9720v743h2700v745" svg:viewBox="0 0 2701 1489">
          <text:p/>
        </draw:connector>
        <draw:custom-shape draw:style-name="gr178" draw:text-style-name="P19" xml:id="id159" draw:id="id159" draw:layer="layout" svg:width="3.957cm" svg:height="0.734cm" svg:x="16.518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170" draw:text-style-name="P19" xml:id="id160" draw:id="id160" draw:layer="layout" svg:width="3.956cm" svg:height="0.734cm" svg:x="21.174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36" draw:text-style-name="P4" draw:layer="layout" svg:x1="14.632cm" svg:y1="11.941cm" svg:x2="4.53cm" svg:y2="14.761cm" draw:start-shape="id155" draw:start-glue-point="2" draw:end-shape="id156" svg:d="M14632 11941v1410h-10102v1410" svg:viewBox="0 0 10103 2821">
          <text:p/>
        </draw:connector>
        <draw:connector draw:style-name="gr136" draw:text-style-name="P4" draw:layer="layout" svg:x1="14.632cm" svg:y1="11.941cm" svg:x2="9.185cm" svg:y2="14.761cm" draw:start-shape="id155" draw:start-glue-point="2" draw:end-shape="id157" svg:d="M14632 11941v1410h-5447v1410" svg:viewBox="0 0 5448 2821">
          <text:p/>
        </draw:connector>
        <draw:connector draw:style-name="gr136" draw:text-style-name="P4" draw:layer="layout" svg:x1="14.632cm" svg:y1="11.941cm" svg:x2="13.841cm" svg:y2="14.761cm" draw:start-shape="id155" draw:start-glue-point="2" draw:end-shape="id158" draw:end-glue-point="0" svg:d="M14632 11941v1409h-791v1411" svg:viewBox="0 0 792 2821">
          <text:p/>
        </draw:connector>
        <draw:connector draw:style-name="gr136" draw:text-style-name="P4" draw:layer="layout" svg:x1="14.632cm" svg:y1="11.941cm" svg:x2="18.496cm" svg:y2="14.761cm" draw:start-shape="id155" draw:start-glue-point="2" draw:end-shape="id159" draw:end-glue-point="0" svg:d="M14632 11941v1410h3864v1410" svg:viewBox="0 0 3865 2821">
          <text:p/>
        </draw:connector>
        <draw:connector draw:style-name="gr136" draw:text-style-name="P4" draw:layer="layout" svg:x1="14.632cm" svg:y1="11.941cm" svg:x2="23.152cm" svg:y2="14.761cm" draw:start-shape="id155" draw:start-glue-point="2" draw:end-shape="id160" draw:end-glue-point="0" svg:d="M14632 11941v1410h8520v1410" svg:viewBox="0 0 8521 2821">
          <text:p/>
        </draw:connector>
        <draw:custom-shape draw:style-name="gr177" draw:text-style-name="P19" xml:id="id154" draw:id="id154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4" draw:layer="layout" svg:x1="14.632cm" svg:y1="7.814cm" svg:x2="11.932cm" svg:y2="8.987cm" draw:start-shape="id150" draw:start-glue-point="2" draw:end-shape="id154" draw:end-glue-point="0" svg:d="M14632 7814v586h-2700v587" svg:viewBox="0 0 2701 1174">
          <text:p/>
        </draw:connector>
        <draw:custom-shape draw:style-name="gr177" draw:text-style-name="P19" xml:id="id161" draw:id="id161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4" draw:layer="layout" svg:x1="14.632cm" svg:y1="7.814cm" svg:x2="17.751cm" svg:y2="8.987cm" draw:start-shape="id150" draw:start-glue-point="2" draw:end-shape="id161" draw:end-glue-point="0" svg:d="M14632 7814v586h3119v587" svg:viewBox="0 0 3120 1174">
          <text:p/>
        </draw:connector>
        <draw:connector draw:style-name="gr136" draw:text-style-name="P4" draw:layer="layout" svg:x1="17.751cm" svg:y1="9.72cm" svg:x2="14.632cm" svg:y2="11.208cm" draw:start-shape="id161" draw:start-glue-point="2" draw:end-shape="id155" draw:end-glue-point="0" svg:d="M17751 9720v743h-3119v745" svg:viewBox="0 0 3120 1489">
          <text:p/>
        </draw:connector>
      </draw:page>
      <draw:page draw:name="page17" draw:style-name="dp1" draw:master-page-name="Default">
        <draw:frame draw:style-name="gr154" draw:text-style-name="P40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ove_one</text:span></text:p>
            <text:p text:style-name="P20"><text:span text:style-name="T8"><text:tab/></text:span><text:span text:style-name="T8">moveunlock</text:span></text:p>
            <text:p text:style-name="P20"><text:span text:style-name="T8"><text:tab/></text:span><text:span text:style-name="T8">sow_start</text:span></text:p>
          </draw:text-box>
        </draw:frame>
        <draw:custom-shape draw:style-name="gr24" draw:text-style-name="P13" xml:id="id174" draw:id="id174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73" draw:id="id173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72" draw:id="id172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179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180" draw:text-style-name="P29" xml:id="id162" draw:id="id162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1" draw:text-style-name="P29" xml:id="id163" draw:id="id163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62" draw:start-glue-point="2" draw:end-shape="id163" draw:end-glue-point="0" svg:d="M20438 15069v954" svg:viewBox="0 0 1 955">
          <text:p/>
        </draw:connector>
        <draw:custom-shape draw:style-name="gr24" draw:text-style-name="P13" xml:id="id165" draw:id="id165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134" draw:text-style-name="P4" xml:id="id164" draw:id="id164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29" draw:text-style-name="P13" xml:id="id168" draw:id="id168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52" draw:text-style-name="P22" draw:layer="layout" svg:width="4.127cm" svg:height="2.861cm" svg:x="3.047cm" svg:y="14.9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: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d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unlocked</text:span></text:p>
            <text:p text:style-name="P20"><text:span text:style-name="T8"><text:tab/></text:span><text:span text:style-name="T8"><text:tab/></text:span></text:p>
          </draw:text-box>
        </draw:frame>
        <draw:custom-shape draw:style-name="gr24" draw:text-style-name="P13" xml:id="id169" draw:id="id169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66" draw:id="id166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182" draw:text-style-name="P13" xml:id="id167" draw:id="id167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183" draw:text-style-name="P13" xml:id="id170" draw:id="id170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13" xml:id="id171" draw:id="id171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36" draw:text-style-name="P4" draw:layer="layout" svg:x1="13.358cm" svg:y1="3.675cm" svg:x2="13.357cm" svg:y2="5.499cm" draw:start-shape="id164" draw:start-glue-point="8" draw:end-shape="id165" svg:d="M13358 3675v904h-1v920" svg:viewBox="0 0 2 1825">
          <text:p/>
        </draw:connector>
        <draw:connector draw:style-name="gr136" draw:text-style-name="P4" draw:layer="layout" svg:x1="13.358cm" svg:y1="3.675cm" svg:x2="17.904cm" svg:y2="5.499cm" draw:start-shape="id164" draw:start-glue-point="8" draw:end-shape="id166" svg:d="M13358 3675v904h4546v920" svg:viewBox="0 0 4547 1825">
          <text:p/>
        </draw:connector>
        <draw:connector draw:style-name="gr136" draw:text-style-name="P4" draw:layer="layout" svg:x1="13.357cm" svg:y1="6.985cm" svg:x2="13.357cm" svg:y2="8.603cm" draw:start-shape="id167" draw:start-glue-point="2" draw:end-shape="id168" draw:end-glue-point="0" svg:d="M13357 6985v1618" svg:viewBox="0 0 1 1619">
          <text:p/>
        </draw:connector>
        <draw:connector draw:style-name="gr136" draw:text-style-name="P4" draw:layer="layout" svg:x1="13.358cm" svg:y1="3.675cm" svg:x2="8.833cm" svg:y2="5.499cm" draw:start-shape="id164" draw:start-glue-point="8" draw:end-shape="id169" draw:end-glue-point="0" svg:d="M13358 3675v904h-4525v920" svg:viewBox="0 0 4526 1825">
          <text:p/>
        </draw:connector>
        <draw:connector draw:style-name="gr136" draw:text-style-name="P4" draw:layer="layout" svg:x1="8.838cm" svg:y1="6.985cm" svg:x2="13.357cm" svg:y2="8.603cm" draw:start-shape="id170" draw:start-glue-point="2" draw:end-shape="id168" svg:d="M8838 6985v809h4519v809" svg:viewBox="0 0 4520 1619">
          <text:p/>
        </draw:connector>
        <draw:connector draw:style-name="gr136" draw:text-style-name="P4" draw:layer="layout" svg:x1="17.909cm" svg:y1="6.985cm" svg:x2="13.357cm" svg:y2="8.603cm" draw:start-shape="id171" draw:start-glue-point="2" draw:end-shape="id168" draw:end-glue-point="0" svg:d="M17909 6985v809h-4552v809" svg:viewBox="0 0 4553 1619">
          <text:p/>
        </draw:connector>
        <draw:connector draw:style-name="gr136" draw:text-style-name="P4" draw:layer="layout" svg:x1="13.357cm" svg:y1="9.337cm" svg:x2="17.851cm" svg:y2="11.025cm" draw:start-shape="id168" draw:start-glue-point="2" draw:end-shape="id172" draw:end-glue-point="0" svg:d="M13357 9337v844h4494v844" svg:viewBox="0 0 4495 1689">
          <text:p/>
        </draw:connector>
        <draw:connector draw:style-name="gr136" draw:text-style-name="P4" draw:layer="layout" svg:x1="13.357cm" svg:y1="9.337cm" svg:x2="13.357cm" svg:y2="11.025cm" draw:start-shape="id168" draw:end-shape="id173" draw:end-glue-point="0" svg:d="M13357 9337v1688" svg:viewBox="0 0 1 1689">
          <text:p/>
        </draw:connector>
        <draw:connector draw:style-name="gr136" draw:text-style-name="P4" draw:layer="layout" svg:x1="13.357cm" svg:y1="9.337cm" svg:x2="8.857cm" svg:y2="11.025cm" draw:start-shape="id168" draw:start-glue-point="2" draw:end-shape="id174" svg:d="M13357 9337v844h-4500v844" svg:viewBox="0 0 4501 1689">
          <text:p/>
        </draw:connector>
        <draw:frame draw:style-name="gr185" draw:text-style-name="P40" draw:layer="layout" svg:width="3.493cm" svg:height="1.588cm" svg:x="21.019cm" svg:y="5.462cm">
          <draw:text-box>
            <text:p text:style-name="P20"><text:span text:style-name="T8">The first drawer converts the move into board location.</text:span></text:p>
          </draw:text-box>
        </draw:frame>
      </draw:page>
      <draw:page draw:name="page18" draw:style-name="dp1" draw:master-page-name="Default">
        <draw:custom-shape draw:style-name="gr186" draw:text-style-name="P29" xml:id="id181" draw:id="id181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187" draw:text-style-name="P29" xml:id="id175" draw:id="id175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single_sower()</text:span></text:p>
          <text:p text:style-name="P28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9" xml:id="id177" draw:id="id177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189" draw:text-style-name="P29" xml:id="id178" draw:id="id178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190" draw:text-style-name="P29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191" draw:text-style-name="P29" xml:id="id179" draw:id="id179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192" draw:text-style-name="P29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193" draw:text-style-name="P29" xml:id="id176" draw:id="id176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194" draw:text-style-name="P29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46" draw:layer="layout" svg:x1="10.278cm" svg:y1="7.053cm" svg:x2="7.438cm" svg:y2="8.602cm" draw:start-shape="id175" draw:start-glue-point="2" draw:end-shape="id176" draw:end-glue-point="0" svg:d="M10278 7053v774h-2840v775" svg:viewBox="0 0 2841 1550">
          <text:p/>
        </draw:connector>
        <draw:connector draw:style-name="gr31" draw:text-style-name="P46" draw:layer="layout" svg:x1="10.278cm" svg:y1="7.053cm" svg:x2="12.782cm" svg:y2="8.602cm" draw:start-shape="id175" draw:start-glue-point="2" draw:end-shape="id177" draw:end-glue-point="0" svg:d="M10278 7053v774h2504v775" svg:viewBox="0 0 2505 1550">
          <text:p/>
        </draw:connector>
        <draw:connector draw:style-name="gr55" draw:text-style-name="P46" draw:layer="layout" svg:x1="14.948cm" svg:y1="8.725cm" svg:x2="17.334cm" svg:y2="10.031cm" draw:start-shape="id177" draw:start-glue-point="9" draw:end-shape="id178" draw:end-glue-point="3" svg:d="M14948 8725h1193v1306h1193" svg:viewBox="0 0 2387 1307">
          <text:p/>
        </draw:connector>
        <draw:connector draw:style-name="gr55" draw:layer="layout" draw:line-skew="-0.536cm" svg:x1="14.948cm" svg:y1="9.213cm" svg:x2="17.334cm" svg:y2="12.123cm" draw:start-shape="id177" draw:start-glue-point="8" draw:end-shape="id179" draw:end-glue-point="3" svg:d="M14948 9213h657v2910h1729" svg:viewBox="0 0 2387 2911">
          <text:p/>
        </draw:connector>
        <draw:frame draw:style-name="gr122" draw:text-style-name="P22" draw:layer="layout" svg:width="3.493cm" svg:height="4.043cm" svg:x="1.952cm" svg:y="12.76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</text:span></text:p>
            <text:p text:style-name="P20"><text:span text:style-name="T8"><text:tab/></text:span><text:span text:style-name="T8"><text:tab/></text:span><text:span text:style-name="T8">inhibito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mcount</text:span></text:p>
            <text:p text:style-name="P20"><text:span text:style-name="T8"><text:tab/></text:span><text:span text:style-name="T8">Changes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text:span text:style-name="T8">blocked</text:span></text:p>
          </draw:text-box>
        </draw:frame>
        <draw:frame draw:style-name="gr108" draw:text-style-name="P24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195" draw:text-style-name="P40" draw:layer="layout" svg:width="3.232cm" svg:height="6.801cm" svg:x="6.023cm" svg:y="12.76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prescribed</text:span></text:p>
            <text:p text:style-name="P20"><text:span text:style-name="T8"><text:tab/></text:span><text:span text:style-name="T8">presowcapt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ow_param</text:span></text:p>
            <text:p text:style-name="P20"><text:span text:style-name="T8"><text:tab/></text:span><text:span text:style-name="T8">sow_rule</text:span></text:p>
            <text:p text:style-name="P20"><text:span text:style-name="T8"><text:tab/></text:span><text:span text:style-name="T8">visit_opp</text:span></text:p>
          </draw:text-box>
        </draw:frame>
        <draw:custom-shape draw:style-name="gr196" draw:text-style-name="P29" xml:id="id180" draw:id="id180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180" draw:start-glue-point="2" draw:end-shape="id181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180" draw:start-glue-point="2" draw:end-shape="id178" draw:end-glue-point="0" svg:d="M14878 4039v436h4766v5189" svg:viewBox="0 0 4767 5626">
          <text:p/>
        </draw:connector>
      </draw:page>
      <draw:page draw:name="page19" draw:style-name="dp1" draw:master-page-name="Default">
        <draw:custom-shape draw:style-name="gr197" draw:text-style-name="P48" draw:layer="layout" svg:width="23.812cm" svg:height="4.127cm" svg:x="1.635cm" svg:y="4.175cm">
          <text:p text:style-name="P47"><text:span text:style-name="T18">Prescribed Sower</text:span></text:p>
          <text:p text:style-name="P47"><text:span text:style-name="T18"/></text:p>
          <draw:enhanced-geometry svg:viewBox="0 0 21600 21600" draw:type="rectangle" draw:enhanced-path="M 0 0 L 21600 0 21600 21600 0 21600 0 0 Z N"/>
        </draw:custom-shape>
        <draw:custom-shape draw:style-name="gr198" draw:text-style-name="P48" xml:id="id188" draw:id="id188" draw:layer="layout" svg:width="17.463cm" svg:height="2.788cm" svg:x="5.079cm" svg:y="10.442cm">
          <text:p text:style-name="P47"><text:span text:style-name="T18">Presow Capture</text:span></text:p>
          <draw:enhanced-geometry svg:viewBox="0 0 21600 21600" draw:type="rectangle" draw:enhanced-path="M 0 0 L 21600 0 21600 21600 0 21600 0 0 Z N"/>
        </draw:custom-shape>
        <draw:custom-shape draw:style-name="gr199" draw:text-style-name="P19" xml:id="id193" draw:id="id193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24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42" draw:text-style-name="P19" xml:id="id187" draw:id="id187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19" xml:id="id192" draw:id="id192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19" xml:id="id191" draw:id="id191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19" xml:id="id190" draw:id="id190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9" xml:id="id200" draw:id="id200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19" xml:id="id189" draw:id="id189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29" draw:text-style-name="P13" xml:id="id185" draw:id="id185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29" draw:text-style-name="P13" xml:id="id186" draw:id="id186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134" draw:text-style-name="P4" xml:id="id182" draw:id="id182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3" xml:id="id184" draw:id="id184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29" draw:text-style-name="P13" xml:id="id183" draw:id="id183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36" draw:text-style-name="P4" draw:layer="layout" svg:x1="13.855cm" svg:y1="3.48cm" svg:x2="5.453cm" svg:y2="5.851cm" draw:start-shape="id182" draw:start-glue-point="8" draw:end-shape="id183" draw:end-glue-point="0" svg:d="M13855 3480v1178h-8402v1193" svg:viewBox="0 0 8403 2372">
          <text:p/>
        </draw:connector>
        <draw:connector draw:style-name="gr136" draw:text-style-name="P4" draw:layer="layout" svg:x1="13.855cm" svg:y1="3.48cm" svg:x2="11.1cm" svg:y2="5.851cm" draw:start-shape="id182" draw:start-glue-point="8" draw:end-shape="id184" svg:d="M13855 3480v1178h-2755v1193" svg:viewBox="0 0 2756 2372">
          <text:p/>
        </draw:connector>
        <draw:connector draw:style-name="gr136" draw:text-style-name="P4" draw:layer="layout" svg:x1="13.855cm" svg:y1="3.48cm" svg:x2="16.746cm" svg:y2="5.851cm" draw:start-shape="id182" draw:start-glue-point="8" draw:end-shape="id185" draw:end-glue-point="0" svg:d="M13855 3480v1178h2891v1193" svg:viewBox="0 0 2892 2372">
          <text:p/>
        </draw:connector>
        <draw:connector draw:style-name="gr136" draw:text-style-name="P4" draw:layer="layout" svg:x1="13.855cm" svg:y1="3.48cm" svg:x2="22.393cm" svg:y2="5.851cm" draw:start-shape="id182" draw:start-glue-point="8" draw:end-shape="id186" draw:end-glue-point="0" svg:d="M13855 3480v1178h8538v1193" svg:viewBox="0 0 8539 2372">
          <text:p/>
        </draw:connector>
        <draw:connector draw:style-name="gr136" draw:text-style-name="P4" draw:layer="layout" svg:x1="5.453cm" svg:y1="6.585cm" svg:x2="13.878cm" svg:y2="8.726cm" draw:start-shape="id183" draw:start-glue-point="2" draw:end-shape="id187" draw:end-glue-point="0" svg:d="M5453 6585v1071h8425v1070" svg:viewBox="0 0 8426 2142">
          <text:p/>
        </draw:connector>
        <draw:connector draw:style-name="gr136" draw:text-style-name="P4" draw:layer="layout" svg:x1="11.1cm" svg:y1="6.585cm" svg:x2="13.878cm" svg:y2="8.726cm" draw:start-shape="id184" draw:start-glue-point="2" draw:end-shape="id187" draw:end-glue-point="0" svg:d="M11100 6585v1071h2778v1070" svg:viewBox="0 0 2779 2142">
          <text:p/>
        </draw:connector>
        <draw:connector draw:style-name="gr136" draw:text-style-name="P4" draw:layer="layout" svg:x1="16.746cm" svg:y1="6.585cm" svg:x2="13.878cm" svg:y2="8.726cm" draw:start-shape="id185" draw:start-glue-point="2" draw:end-shape="id187" draw:end-glue-point="0" svg:d="M16746 6585v1071h-2868v1070" svg:viewBox="0 0 2869 2142">
          <text:p/>
        </draw:connector>
        <draw:connector draw:style-name="gr136" draw:text-style-name="P4" draw:layer="layout" svg:x1="22.393cm" svg:y1="6.585cm" svg:x2="13.878cm" svg:y2="8.726cm" draw:start-shape="id186" draw:start-glue-point="2" draw:end-shape="id187" draw:end-glue-point="0" svg:d="M22393 6585v1071h-8515v1070" svg:viewBox="0 0 8516 2142">
          <text:p/>
        </draw:connector>
        <draw:connector draw:style-name="gr136" draw:text-style-name="P4" draw:layer="layout" draw:line-skew="-0.005cm" svg:x1="13.81cm" svg:y1="13.23cm" svg:x2="24.801cm" svg:y2="15.466cm" draw:start-shape="id188" draw:start-glue-point="2" draw:end-shape="id189" svg:d="M13810 13230v1105h10991v1131" svg:viewBox="0 0 10992 2237">
          <text:p/>
        </draw:connector>
        <draw:connector draw:style-name="gr136" draw:text-style-name="P4" draw:layer="layout" draw:line-skew="-1.098cm" svg:x1="13.81cm" svg:y1="13.23cm" svg:x2="9.466cm" svg:y2="17.652cm" draw:start-shape="id188" draw:start-glue-point="2" draw:end-shape="id190" draw:end-glue-point="0" svg:d="M13810 13230v1105h-4344v3317" svg:viewBox="0 0 4345 4423">
          <text:p/>
        </draw:connector>
        <draw:connector draw:style-name="gr136" draw:text-style-name="P4" draw:layer="layout" draw:line-skew="-1.098cm" svg:x1="13.81cm" svg:y1="13.23cm" svg:x2="13.206cm" svg:y2="17.652cm" draw:start-shape="id188" draw:start-glue-point="2" draw:end-shape="id191" draw:end-glue-point="0" svg:d="M13810 13230v1105h-604v3317" svg:viewBox="0 0 605 4423">
          <text:p/>
        </draw:connector>
        <draw:connector draw:style-name="gr136" draw:text-style-name="P4" draw:layer="layout" svg:x1="24.801cm" svg:y1="16.2cm" svg:x2="24.784cm" svg:y2="17.653cm" draw:start-shape="id189" draw:start-glue-point="2" draw:end-shape="id192" draw:end-glue-point="0" svg:d="M24801 16200v727h-17v726" svg:viewBox="0 0 18 1454">
          <text:p/>
        </draw:connector>
        <draw:connector draw:style-name="gr136" draw:text-style-name="P4" draw:layer="layout" draw:line-skew="-1.097cm" svg:x1="13.81cm" svg:y1="13.23cm" svg:x2="5.589cm" svg:y2="17.652cm" draw:start-shape="id188" draw:start-glue-point="2" draw:end-shape="id193" draw:end-glue-point="0" svg:d="M13810 13230v1105h-8221v3317" svg:viewBox="0 0 8222 4423">
          <text:p/>
        </draw:connector>
        <draw:connector draw:style-name="gr136" draw:text-style-name="P4" draw:layer="layout" draw:line-skew="-0.142cm" svg:x1="13.81cm" svg:y1="13.23cm" svg:x2="3.046cm" svg:y2="15.741cm" draw:start-shape="id188" draw:start-glue-point="2" draw:end-shape="id194" draw:end-glue-point="0" svg:d="M13810 13230v1105h-10764v1406" svg:viewBox="0 0 10765 2512">
          <text:p/>
        </draw:connector>
        <draw:custom-shape draw:style-name="gr205" draw:text-style-name="P19" xml:id="id195" draw:id="id195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4" draw:layer="layout" draw:line-skew="-1.098cm" svg:x1="13.81cm" svg:y1="13.23cm" svg:x2="16.758cm" svg:y2="17.652cm" draw:start-shape="id188" draw:start-glue-point="2" draw:end-shape="id195" draw:end-glue-point="0" svg:d="M13810 13230v1105h2948v3317" svg:viewBox="0 0 2949 4423">
          <text:p/>
        </draw:connector>
        <draw:custom-shape draw:style-name="gr142" draw:text-style-name="P13" xml:id="id198" draw:id="id198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42" draw:text-style-name="P13" xml:id="id196" draw:id="id196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42" draw:text-style-name="P13" xml:id="id197" draw:id="id197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06" draw:text-style-name="P19" xml:id="id199" draw:id="id199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3" draw:text-style-name="P9" draw:layer="layout" draw:line-skew="0.609cm" svg:x1="13.878cm" svg:y1="9.46cm" svg:x2="14.163cm" svg:y2="11.812cm" draw:start-shape="id187" draw:start-glue-point="2" draw:end-shape="id196" draw:end-glue-point="0" svg:d="M13878 9460v1785h285v567" svg:viewBox="0 0 286 2353">
          <text:p/>
        </draw:connector>
        <draw:connector draw:style-name="gr153" draw:text-style-name="P9" draw:layer="layout" draw:line-skew="0.609cm" svg:x1="13.878cm" svg:y1="9.46cm" svg:x2="8.516cm" svg:y2="11.812cm" draw:start-shape="id187" draw:start-glue-point="2" draw:end-shape="id197" draw:end-glue-point="0" svg:d="M13878 9460v1785h-5362v567" svg:viewBox="0 0 5363 2353">
          <text:p/>
        </draw:connector>
        <draw:connector draw:style-name="gr153" draw:text-style-name="P9" draw:layer="layout" draw:line-skew="0.609cm" svg:x1="13.878cm" svg:y1="9.46cm" svg:x2="19.809cm" svg:y2="11.812cm" draw:start-shape="id187" draw:start-glue-point="2" draw:end-shape="id198" draw:end-glue-point="0" svg:d="M13878 9460v1785h5931v567" svg:viewBox="0 0 5932 2353">
          <text:p/>
        </draw:connector>
        <draw:connector draw:style-name="gr153" draw:text-style-name="P9" draw:layer="layout" draw:line-skew="-1.095cm" svg:x1="13.81cm" svg:y1="13.23cm" svg:x2="20.425cm" svg:y2="17.646cm" draw:start-shape="id188" draw:start-glue-point="2" draw:end-shape="id199" draw:end-glue-point="0" svg:d="M13810 13230v1105h6615v3311" svg:viewBox="0 0 6616 4417">
          <text:p/>
        </draw:connector>
        <draw:custom-shape draw:style-name="gr204" draw:text-style-name="P19" xml:id="id194" draw:id="id194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53" draw:text-style-name="P9" draw:layer="layout" svg:x1="3.046cm" svg:y1="16.475cm" svg:x2="2.117cm" svg:y2="17.652cm" draw:start-shape="id194" draw:start-glue-point="2" draw:end-shape="id200" draw:end-glue-point="0" svg:d="M3046 16475v589h-929v588" svg:viewBox="0 0 930 1178">
          <text:p/>
        </draw:connector>
      </draw:page>
      <draw:page draw:name="page20" draw:style-name="dp1" draw:master-page-name="Default">
        <draw:custom-shape draw:style-name="gr129" draw:text-style-name="P13" xml:id="id216" draw:id="id216" draw:layer="layout" svg:width="4.62cm" svg:height="0.733cm" svg:x="21.955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24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29" draw:text-style-name="P13" xml:id="id201" draw:id="id201" draw:layer="layout" svg:width="4.332cm" svg:height="0.734cm" svg:x="7.602cm" svg:y="4.2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3" xml:id="id202" draw:id="id202" draw:layer="layout" svg:width="4.332cm" svg:height="0.734cm" svg:x="7.602cm" svg:y="5.6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3" xml:id="id203" draw:id="id203" draw:layer="layout" svg:width="4.332cm" svg:height="0.734cm" svg:x="12.137cm" svg:y="7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49" xml:id="id204" draw:id="id204" draw:layer="layout" svg:width="4.332cm" svg:height="0.734cm" svg:x="2cm" svg:y="7.7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08" draw:text-style-name="P49" xml:id="id210" draw:id="id210" draw:layer="layout" svg:width="4.332cm" svg:height="0.734cm" svg:x="12.137cm" svg:y="12.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11" draw:id="id211" draw:layer="layout" svg:width="4.332cm" svg:height="0.734cm" svg:x="7.289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12" draw:id="id212" draw:layer="layout" svg:width="4.332cm" svg:height="0.734cm" svg:x="12.165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13" draw:id="id213" draw:layer="layout" svg:width="4.332cm" svg:height="0.734cm" svg:x="17.245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47" draw:layer="layout" svg:x1="9.768cm" svg:y1="4.967cm" svg:x2="9.768cm" svg:y2="5.637cm" draw:start-shape="id201" draw:start-glue-point="2" draw:end-shape="id202" draw:end-glue-point="0" svg:d="M9768 4967v670" svg:viewBox="0 0 1 671">
          <text:p/>
        </draw:connector>
        <draw:connector draw:style-name="gr147" draw:layer="layout" svg:x1="9.768cm" svg:y1="6.371cm" svg:x2="14.303cm" svg:y2="7.804cm" draw:start-shape="id202" draw:start-glue-point="2" draw:end-shape="id203" draw:end-glue-point="0" svg:d="M9768 6371v717h4535v716" svg:viewBox="0 0 4536 1434">
          <text:p/>
        </draw:connector>
        <draw:connector draw:style-name="gr147" draw:layer="layout" svg:x1="9.768cm" svg:y1="6.371cm" svg:x2="4.166cm" svg:y2="7.787cm" draw:start-shape="id202" draw:start-glue-point="2" draw:end-shape="id204" draw:end-glue-point="0" svg:d="M9768 6371v708h-5602v708" svg:viewBox="0 0 5603 1417">
          <text:p/>
        </draw:connector>
        <draw:custom-shape draw:style-name="gr134" draw:text-style-name="P4" xml:id="id205" draw:id="id205" draw:layer="layout" svg:width="0.317cm" svg:height="0.318cm" svg:x="9.608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7" draw:layer="layout" svg:x1="9.767cm" svg:y1="3.41cm" svg:x2="9.768cm" svg:y2="4.233cm" draw:start-shape="id205" draw:start-glue-point="8" draw:end-shape="id201" draw:end-glue-point="0" svg:d="M9767 3410v404h1v419" svg:viewBox="0 0 2 824">
          <text:p/>
        </draw:connector>
        <draw:custom-shape draw:style-name="gr209" draw:text-style-name="P13" xml:id="id208" draw:id="id208" draw:layer="layout" svg:width="3.947cm" svg:height="0.734cm" svg:x="1.06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09" draw:text-style-name="P13" xml:id="id207" draw:id="id207" draw:layer="layout" svg:width="3.947cm" svg:height="0.734cm" svg:x="5.503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09" draw:text-style-name="P13" xml:id="id209" draw:id="id209" draw:layer="layout" svg:width="3.947cm" svg:height="0.734cm" svg:x="10.131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134" draw:text-style-name="P4" xml:id="id206" draw:id="id206" draw:layer="layout" svg:width="0.317cm" svg:height="0.318cm" svg:x="7.296cm" svg:y="18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0" draw:text-style-name="P40" draw:layer="layout" svg:width="1.962cm" svg:height="0.952cm" svg:x="9.237cm" svg:y="2.387cm">
          <draw:text-box>
            <text:p text:style-name="P20"><text:span text:style-name="T8">Lapper</text:span></text:p>
            <text:p text:style-name="P20"><text:span text:style-name="T8"/></text:p>
          </draw:text-box>
        </draw:frame>
        <draw:frame draw:style-name="gr211" draw:text-style-name="P40" draw:layer="layout" svg:width="1.962cm" svg:height="0.497cm" svg:x="6.658cm" svg:y="17.827cm">
          <draw:text-box>
            <text:p text:style-name="P20"><text:span text:style-name="T8">Mlap Op</text:span></text:p>
          </draw:text-box>
        </draw:frame>
        <draw:frame draw:style-name="gr212" draw:text-style-name="P40" draw:layer="layout" svg:width="3.549cm" svg:height="0.891cm" svg:x="11.103cm" svg:y="17.944cm">
          <draw:text-box>
            <text:p text:style-name="P20"><text:span text:style-name="T8">Not a deco chain.</text:span></text:p>
            <text:p text:style-name="P20"><text:span text:style-name="T8"/></text:p>
          </draw:text-box>
        </draw:frame>
        <draw:connector draw:style-name="gr136" draw:text-style-name="P4" draw:layer="layout" svg:x1="7.455cm" svg:y1="18.763cm" svg:x2="7.476cm" svg:y2="19.849cm" draw:start-shape="id206" draw:start-glue-point="8" draw:end-shape="id207" draw:end-glue-point="0" svg:d="M7455 18763v535h21v551" svg:viewBox="0 0 22 1087">
          <text:p/>
        </draw:connector>
        <draw:connector draw:style-name="gr136" draw:text-style-name="P4" draw:layer="layout" svg:x1="7.455cm" svg:y1="18.763cm" svg:x2="3.033cm" svg:y2="19.849cm" draw:start-shape="id206" draw:start-glue-point="8" draw:end-shape="id208" draw:end-glue-point="0" svg:d="M7455 18763v535h-4422v551" svg:viewBox="0 0 4423 1087">
          <text:p/>
        </draw:connector>
        <draw:connector draw:style-name="gr136" draw:text-style-name="P4" draw:layer="layout" svg:x1="7.455cm" svg:y1="18.763cm" svg:x2="12.104cm" svg:y2="19.849cm" draw:start-shape="id206" draw:start-glue-point="8" draw:end-shape="id209" draw:end-glue-point="0" svg:d="M7455 18763v535h4649v551" svg:viewBox="0 0 4650 1087">
          <text:p/>
        </draw:connector>
        <draw:connector draw:style-name="gr136" draw:text-style-name="P4" draw:layer="layout" svg:x1="14.303cm" svg:y1="13.164cm" svg:x2="9.455cm" svg:y2="14.753cm" draw:start-shape="id210" draw:start-glue-point="2" draw:end-shape="id211" draw:end-glue-point="0" svg:d="M14303 13164v795h-4848v794" svg:viewBox="0 0 4849 1590">
          <text:p/>
        </draw:connector>
        <draw:connector draw:style-name="gr136" draw:text-style-name="P4" draw:layer="layout" svg:x1="14.303cm" svg:y1="13.164cm" svg:x2="14.331cm" svg:y2="14.753cm" draw:start-shape="id210" draw:start-glue-point="2" draw:end-shape="id212" draw:end-glue-point="0" svg:d="M14303 13164v795h28v794" svg:viewBox="0 0 29 1590">
          <text:p/>
        </draw:connector>
        <draw:connector draw:style-name="gr136" draw:text-style-name="P4" draw:layer="layout" svg:x1="14.303cm" svg:y1="13.164cm" svg:x2="19.411cm" svg:y2="14.753cm" draw:start-shape="id210" draw:start-glue-point="2" draw:end-shape="id213" draw:end-glue-point="0" svg:d="M14303 13164v795h5108v794" svg:viewBox="0 0 5109 1590">
          <text:p/>
        </draw:connector>
        <draw:custom-shape draw:style-name="gr213" draw:text-style-name="P45" xml:id="id217" draw:id="id217" draw:layer="layout" svg:width="4.332cm" svg:height="0.734cm" svg:x="2.02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13" draw:text-style-name="P45" xml:id="id215" draw:id="id215" draw:layer="layout" svg:width="4.332cm" svg:height="0.734cm" svg:x="17.009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13" draw:text-style-name="P45" xml:id="id214" draw:id="id214" draw:layer="layout" svg:width="4.332cm" svg:height="0.734cm" svg:x="7.11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47" draw:layer="layout" svg:x1="14.303cm" svg:y1="8.538cm" svg:x2="9.284cm" svg:y2="10.126cm" draw:start-shape="id203" draw:start-glue-point="2" draw:end-shape="id214" draw:end-glue-point="0" svg:d="M14303 8538v794h-5019v794" svg:viewBox="0 0 5020 1589">
          <text:p/>
        </draw:connector>
        <draw:connector draw:style-name="gr147" draw:layer="layout" svg:x1="14.303cm" svg:y1="8.538cm" svg:x2="19.175cm" svg:y2="10.126cm" draw:start-shape="id203" draw:start-glue-point="2" draw:end-shape="id215" draw:end-glue-point="0" svg:d="M14303 8538v794h4872v794" svg:viewBox="0 0 4873 1589">
          <text:p/>
        </draw:connector>
        <draw:connector draw:style-name="gr147" draw:layer="layout" svg:x1="14.303cm" svg:y1="8.538cm" svg:x2="24.265cm" svg:y2="10.126cm" draw:start-shape="id203" draw:start-glue-point="2" draw:end-shape="id216" draw:end-glue-point="0" svg:d="M14303 8538v794h9962v794" svg:viewBox="0 0 9963 1589">
          <text:p/>
        </draw:connector>
        <draw:connector draw:style-name="gr147" draw:layer="layout" svg:x1="14.303cm" svg:y1="8.538cm" svg:x2="4.194cm" svg:y2="10.126cm" draw:start-shape="id203" draw:start-glue-point="2" draw:end-shape="id217" draw:end-glue-point="0" svg:d="M14303 8538v794h-10109v794" svg:viewBox="0 0 10110 1589">
          <text:p/>
        </draw:connector>
        <draw:connector draw:style-name="gr147" draw:layer="layout" svg:x1="4.194cm" svg:y1="10.86cm" svg:x2="14.303cm" svg:y2="12.43cm" draw:start-shape="id217" draw:start-glue-point="2" draw:end-shape="id210" draw:end-glue-point="0" svg:d="M4194 10860v785h10109v785" svg:viewBox="0 0 10110 1571">
          <text:p/>
        </draw:connector>
        <draw:connector draw:style-name="gr147" draw:layer="layout" svg:x1="9.284cm" svg:y1="10.86cm" svg:x2="14.303cm" svg:y2="12.43cm" draw:start-shape="id214" draw:start-glue-point="2" draw:end-shape="id210" draw:end-glue-point="0" svg:d="M9284 10860v785h5019v785" svg:viewBox="0 0 5020 1571">
          <text:p/>
        </draw:connector>
        <draw:connector draw:style-name="gr147" draw:layer="layout" svg:x1="19.175cm" svg:y1="10.86cm" svg:x2="14.303cm" svg:y2="12.43cm" draw:start-shape="id215" draw:start-glue-point="2" draw:end-shape="id210" draw:end-glue-point="0" svg:d="M19175 10860v785h-4872v785" svg:viewBox="0 0 4873 1571">
          <text:p/>
        </draw:connector>
        <draw:connector draw:style-name="gr147" draw:layer="layout" svg:x1="24.265cm" svg:y1="10.859cm" svg:x2="14.303cm" svg:y2="12.43cm" draw:start-shape="id216" draw:start-glue-point="2" draw:end-shape="id210" draw:end-glue-point="0" svg:d="M24265 10859v785h-9962v786" svg:viewBox="0 0 9963 1572">
          <text:p/>
        </draw:connector>
        <draw:custom-shape draw:style-name="gr213" draw:text-style-name="P45" xml:id="id218" draw:id="id218" draw:layer="layout" svg:width="4.332cm" svg:height="0.734cm" svg:x="12.112cm" svg:y="10.1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36" draw:text-style-name="P4" draw:layer="layout" svg:x1="14.303cm" svg:y1="8.538cm" svg:x2="14.278cm" svg:y2="10.107cm" draw:start-shape="id203" draw:start-glue-point="2" draw:end-shape="id218" draw:end-glue-point="0" svg:d="M14303 8538v785h-25v784" svg:viewBox="0 0 26 1570">
          <text:p/>
        </draw:connector>
        <draw:connector draw:style-name="gr136" draw:text-style-name="P4" draw:layer="layout" svg:x1="14.278cm" svg:y1="10.841cm" svg:x2="14.303cm" svg:y2="12.43cm" draw:start-shape="id218" draw:start-glue-point="2" draw:end-shape="id210" draw:end-glue-point="0" svg:d="M14278 10841v795h25v794" svg:viewBox="0 0 26 1590">
          <text:p/>
        </draw:connector>
      </draw:page>
      <draw:page draw:name="page21" draw:style-name="dp1" draw:master-page-name="Default">
        <draw:frame draw:style-name="gr122" draw:text-style-name="P22" draw:layer="layout" svg:width="3.493cm" svg:height="4.043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unlocked</text:span></text:p>
            <text:p text:style-name="P20"><text:span text:style-name="T8"><text:tab/></text:span></text:p>
            <text:p text:style-name="P20"><text:span text:style-name="T8"><text:tab/></text:span><text:span text:style-name="T8"><text:tab/></text:span></text:p>
          </draw:text-box>
        </draw:frame>
        <draw:frame draw:style-name="gr86" draw:text-style-name="P24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14" draw:text-style-name="P40" draw:layer="layout" svg:width="3.867cm" svg:height="4.128cm" svg:x="7.3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apt_side</text:span></text:p>
            <text:p text:style-name="P20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20"><text:span text:style-name="T8"/></text:p>
          </draw:text-box>
        </draw:frame>
        <draw:custom-shape draw:style-name="gr24" draw:text-style-name="P13" xml:id="id229" draw:id="id229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19" xml:id="id228" draw:id="id228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3" xml:id="id227" draw:id="id227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13" xml:id="id226" draw:id="id226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3" xml:id="id225" draw:id="id225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19" xml:id="id224" draw:id="id224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17" draw:text-style-name="P29" xml:id="id219" draw:id="id219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8" draw:text-style-name="P29" xml:id="id220" draw:id="id220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22" draw:id="id222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64" draw:text-style-name="P13" xml:id="id223" draw:id="id223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19" draw:start-glue-point="2" draw:end-shape="id220" draw:end-glue-point="0" svg:d="M7738 6496v1011" svg:viewBox="0 0 1 1012">
          <text:p/>
        </draw:connector>
        <draw:custom-shape draw:style-name="gr134" draw:text-style-name="P4" xml:id="id221" draw:id="id221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7" draw:layer="layout" svg:x1="18.322cm" svg:y1="4.81cm" svg:x2="18.321cm" svg:y2="5.779cm" draw:start-shape="id221" draw:start-glue-point="8" draw:end-shape="id222" draw:end-glue-point="0" svg:d="M18322 4810v477h-1v492" svg:viewBox="0 0 2 970">
          <text:p/>
        </draw:connector>
        <draw:connector draw:style-name="gr147" draw:layer="layout" svg:x1="18.321cm" svg:y1="6.513cm" svg:x2="18.321cm" svg:y2="7.273cm" draw:start-shape="id222" draw:start-glue-point="2" draw:end-shape="id223" draw:end-glue-point="0" svg:d="M18321 6513v760" svg:viewBox="0 0 1 761">
          <text:p/>
        </draw:connector>
        <draw:connector draw:style-name="gr147" draw:layer="layout" svg:x1="18.321cm" svg:y1="8.007cm" svg:x2="18.321cm" svg:y2="8.768cm" draw:start-shape="id223" draw:start-glue-point="2" draw:end-shape="id224" draw:end-glue-point="0" svg:d="M18321 8007v761" svg:viewBox="0 0 1 762">
          <text:p/>
        </draw:connector>
        <draw:connector draw:style-name="gr147" draw:layer="layout" svg:x1="18.321cm" svg:y1="9.502cm" svg:x2="18.321cm" svg:y2="10.262cm" draw:start-shape="id224" draw:start-glue-point="2" draw:end-shape="id225" draw:end-glue-point="0" svg:d="M18321 9502v760" svg:viewBox="0 0 1 761">
          <text:p/>
        </draw:connector>
        <draw:connector draw:style-name="gr147" draw:layer="layout" svg:x1="18.321cm" svg:y1="10.996cm" svg:x2="18.321cm" svg:y2="11.757cm" draw:start-shape="id225" draw:start-glue-point="2" draw:end-shape="id226" draw:end-glue-point="0" svg:d="M18321 10996v761" svg:viewBox="0 0 1 762">
          <text:p/>
        </draw:connector>
        <draw:connector draw:style-name="gr147" draw:layer="layout" svg:x1="18.321cm" svg:y1="12.491cm" svg:x2="18.321cm" svg:y2="13.251cm" draw:start-shape="id226" draw:start-glue-point="2" draw:end-shape="id227" draw:end-glue-point="0" svg:d="M18321 12491v760" svg:viewBox="0 0 1 761">
          <text:p/>
        </draw:connector>
        <draw:connector draw:style-name="gr147" draw:layer="layout" svg:x1="18.321cm" svg:y1="13.985cm" svg:x2="18.321cm" svg:y2="14.746cm" draw:start-shape="id227" draw:start-glue-point="2" draw:end-shape="id228" draw:end-glue-point="0" svg:d="M18321 13985v761" svg:viewBox="0 0 1 762">
          <text:p/>
        </draw:connector>
        <draw:connector draw:style-name="gr147" draw:layer="layout" svg:x1="18.321cm" svg:y1="15.48cm" svg:x2="18.321cm" svg:y2="16.24cm" draw:start-shape="id228" draw:start-glue-point="2" draw:end-shape="id229" draw:end-glue-point="0" svg:d="M18321 15480v760" svg:viewBox="0 0 1 761">
          <text:p/>
        </draw:connector>
        <draw:frame draw:style-name="gr219" draw:text-style-name="P50" draw:layer="layout" svg:width="4.984cm" svg:height="3.493cm" svg:x="21.956cm" svg:y="7.984cm">
          <draw:text-box>
            <text:p text:style-name="P20"><text:span text:style-name="T19">These are effectively ANDed. </text:span></text:p>
            <text:p text:style-name="P20"><text:span text:style-name="T19">If any deco condition is false, it returns false, otherwise it calls down the deco chain.</text:span></text:p>
          </draw:text-box>
        </draw:frame>
      </draw:page>
      <draw:page draw:name="page22" draw:style-name="dp1" draw:master-page-name="Default">
        <draw:frame draw:style-name="gr86" draw:text-style-name="P24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20" draw:text-style-name="P38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21" draw:text-style-name="P38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22" draw:text-style-name="P29" xml:id="id236" draw:id="id236" draw:layer="layout" svg:width="4.62cm" svg:height="0.774cm" svg:x="4.81cm" svg:y="5.8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23" draw:text-style-name="P29" xml:id="id230" draw:id="id230" draw:layer="layout" svg:width="4.332cm" svg:height="0.734cm" svg:x="4.954cm" svg:y="3.4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24" draw:text-style-name="P29" xml:id="id231" draw:id="id231" draw:layer="layout" svg:width="4.62cm" svg:height="0.734cm" svg:x="4.81cm" svg:y="5.0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4.14cm" svg:x2="7.12cm" svg:y2="5.094cm" draw:start-shape="id230" draw:start-glue-point="2" draw:end-shape="id231" draw:end-glue-point="0" svg:d="M7120 4140v954" svg:viewBox="0 0 1 955">
          <text:p/>
        </draw:connector>
        <draw:custom-shape draw:style-name="gr142" draw:text-style-name="P13" xml:id="id232" draw:id="id232" draw:layer="layout" svg:width="4.332cm" svg:height="0.734cm" svg:x="16.558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3" xml:id="id233" draw:id="id233" draw:layer="layout" svg:width="4.332cm" svg:height="0.734cm" svg:x="16.558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3" xml:id="id234" draw:id="id234" draw:layer="layout" svg:width="4.332cm" svg:height="0.734cm" svg:x="16.558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4" draw:layer="layout" svg:x1="18.724cm" svg:y1="4.914cm" svg:x2="18.724cm" svg:y2="5.384cm" draw:start-shape="id232" draw:start-glue-point="2" draw:end-shape="id233" draw:end-glue-point="0" svg:d="M18724 4914v470" svg:viewBox="0 0 1 471">
          <text:p/>
        </draw:connector>
        <draw:connector draw:style-name="gr136" draw:text-style-name="P4" draw:layer="layout" svg:x1="18.724cm" svg:y1="6.118cm" svg:x2="18.724cm" svg:y2="6.651cm" draw:start-shape="id233" draw:start-glue-point="2" draw:end-shape="id234" draw:end-glue-point="0" svg:d="M18724 6118v533" svg:viewBox="0 0 1 534">
          <text:p/>
        </draw:connector>
        <draw:custom-shape draw:style-name="gr134" draw:text-style-name="P4" xml:id="id235" draw:id="id235" draw:layer="layout" svg:width="0.317cm" svg:height="0.318cm" svg:x="18.566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6" draw:text-style-name="P4" draw:layer="layout" svg:x1="18.725cm" svg:y1="3.617cm" svg:x2="18.724cm" svg:y2="4.18cm" draw:start-shape="id235" draw:start-glue-point="8" draw:end-shape="id232" draw:end-glue-point="0" svg:d="M18725 3617v274h-1v289" svg:viewBox="0 0 2 564">
          <text:p/>
        </draw:connector>
        <draw:custom-shape draw:style-name="gr39" draw:text-style-name="P13" xml:id="id239" draw:id="id239" draw:layer="layout" svg:width="2.54cm" svg:height="1.27cm" svg:x="17.454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51" xml:id="id240" draw:id="id240" draw:layer="layout" svg:width="2.54cm" svg:height="1.27cm" svg:x="17.454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1"><text:span text:style-name="T20">Picker</text:span></text:p>
          <text:p text:style-name="P51"><text:span text:style-name="T20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45" xml:id="id243" draw:id="id243" draw:layer="layout" svg:width="2.54cm" svg:height="1.27cm" svg:x="13.922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ic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45" xml:id="id242" draw:id="id242" draw:layer="layout" svg:width="2.54cm" svg:height="1.27cm" svg:x="17.454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 Type</text:p>
          <text:p text:style-name="P13"><text:s/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41" draw:id="id241" draw:layer="layout" svg:width="2.54cm" svg:height="1.27cm" svg:x="17.454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45" xml:id="id244" draw:id="id244" draw:layer="layout" svg:width="2.54cm" svg:height="1.27cm" svg:x="20.907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ross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2" xml:id="id237" draw:id="id237" draw:layer="layout" svg:width="4.332cm" svg:height="0.734cm" svg:x="2.27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2"><text:span text:style-name="T12">GrandSlamCapt</text:span></text:p>
          <draw:enhanced-geometry svg:viewBox="0 0 21600 21600" draw:type="rectangle" draw:enhanced-path="M 0 0 L 21600 0 21600 21600 0 21600 0 0 Z N"/>
        </draw:custom-shape>
        <draw:custom-shape draw:style-name="gr228" draw:text-style-name="P29" xml:id="id238" draw:id="id238" draw:layer="layout" svg:width="4.332cm" svg:height="0.734cm" svg:x="7.463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MatchOpp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6.581cm" svg:x2="4.436cm" svg:y2="7.851cm" draw:start-shape="id236" draw:start-glue-point="2" draw:end-shape="id237" draw:end-glue-point="0" svg:d="M7120 6581v644h-2684v626" svg:viewBox="0 0 2685 1271">
          <text:p/>
        </draw:connector>
        <draw:connector draw:style-name="gr31" draw:layer="layout" svg:x1="7.12cm" svg:y1="6.581cm" svg:x2="9.629cm" svg:y2="7.851cm" draw:start-shape="id236" draw:start-glue-point="2" draw:end-shape="id238" draw:end-glue-point="0" svg:d="M7120 6581v635h2509v635" svg:viewBox="0 0 2510 1271">
          <text:p/>
        </draw:connector>
        <draw:connector draw:style-name="gr147" draw:layer="layout" svg:x1="18.724cm" svg:y1="7.385cm" svg:x2="18.724cm" svg:y2="8.337cm" draw:start-shape="id234" draw:start-glue-point="2" draw:end-shape="id239" draw:end-glue-point="0" svg:d="M18724 7385v952" svg:viewBox="0 0 1 953">
          <text:p/>
        </draw:connector>
        <draw:connector draw:style-name="gr147" draw:layer="layout" svg:x1="18.724cm" svg:y1="9.607cm" svg:x2="18.724cm" svg:y2="10.242cm" draw:start-shape="id239" draw:start-glue-point="2" draw:end-shape="id240" draw:end-glue-point="0" svg:d="M18724 9607v635" svg:viewBox="0 0 1 636">
          <text:p/>
        </draw:connector>
        <draw:connector draw:style-name="gr147" draw:layer="layout" svg:x1="18.724cm" svg:y1="11.512cm" svg:x2="18.724cm" svg:y2="12.147cm" draw:start-shape="id240" draw:start-glue-point="2" draw:end-shape="id241" draw:end-glue-point="0" svg:d="M18724 11512v635" svg:viewBox="0 0 1 636">
          <text:p/>
        </draw:connector>
        <draw:connector draw:style-name="gr147" draw:layer="layout" svg:x1="18.724cm" svg:y1="13.417cm" svg:x2="18.724cm" svg:y2="14.687cm" draw:start-shape="id241" draw:start-glue-point="2" draw:end-shape="id242" draw:end-glue-point="0" svg:d="M18724 13417v1270" svg:viewBox="0 0 1 1271">
          <text:p/>
        </draw:connector>
        <draw:connector draw:style-name="gr147" draw:layer="layout" svg:x1="18.724cm" svg:y1="13.417cm" svg:x2="15.192cm" svg:y2="14.687cm" draw:start-shape="id241" draw:end-shape="id243" draw:end-glue-point="0" svg:d="M18724 13417v635h-3532v635" svg:viewBox="0 0 3533 1271">
          <text:p/>
        </draw:connector>
        <draw:connector draw:style-name="gr147" draw:layer="layout" svg:x1="18.724cm" svg:y1="13.417cm" svg:x2="22.177cm" svg:y2="14.687cm" draw:start-shape="id241" draw:start-glue-point="2" draw:end-shape="id244" draw:end-glue-point="0" svg:d="M18724 13417v635h3453v635" svg:viewBox="0 0 3454 1271">
          <text:p/>
        </draw:connector>
        <draw:frame draw:style-name="gr229" draw:text-style-name="P26" draw:layer="layout" svg:width="5.715cm" svg:height="3.492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</text:list>
          </draw:text-box>
        </draw:frame>
        <draw:custom-shape draw:style-name="gr230" draw:text-style-name="P49" xml:id="id245" draw:id="id245" draw:layer="layout" svg:width="3.895cm" svg:height="0.733cm" svg:x="16.777cm" svg:y="17.1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7" draw:layer="layout" svg:x1="18.724cm" svg:y1="15.957cm" svg:x2="18.724cm" svg:y2="17.194cm" draw:start-shape="id242" draw:start-glue-point="2" draw:end-shape="id245" draw:end-glue-point="0" svg:d="M18724 15957v1237" svg:viewBox="0 0 1 1238">
          <text:p/>
        </draw:connector>
        <draw:connector draw:style-name="gr147" draw:layer="layout" svg:x1="15.192cm" svg:y1="15.957cm" svg:x2="18.724cm" svg:y2="17.194cm" draw:start-shape="id243" draw:start-glue-point="2" draw:end-shape="id245" draw:end-glue-point="0" svg:d="M15192 15957v636h3532v601" svg:viewBox="0 0 3533 1238">
          <text:p/>
        </draw:connector>
        <draw:connector draw:style-name="gr147" draw:layer="layout" svg:x1="22.177cm" svg:y1="15.957cm" svg:x2="18.724cm" svg:y2="17.194cm" draw:start-shape="id244" draw:start-glue-point="2" draw:end-shape="id245" draw:end-glue-point="0" svg:d="M22177 15957v636h-3453v601" svg:viewBox="0 0 3454 1238">
          <text:p/>
        </draw:connector>
      </draw:page>
      <draw:page draw:name="page23" draw:style-name="dp1" draw:master-page-name="Default">
        <draw:custom-shape draw:style-name="gr231" draw:text-style-name="P54" xml:id="id256" draw:id="id256" draw:layer="layout" svg:width="24.448cm" svg:height="3.84cm" svg:x="1.952cm" svg:y="9.89cm">
          <text:p text:style-name="P53">Picker Decos</text:p>
          <draw:enhanced-geometry svg:viewBox="0 0 21600 21600" draw:type="rectangle" draw:enhanced-path="M 0 0 L 21600 0 21600 21600 0 21600 0 0 Z N"/>
        </draw:custom-shape>
        <draw:custom-shape draw:style-name="gr232" draw:text-style-name="P54" xml:id="id250" draw:id="id250" draw:layer="layout" svg:width="24.409cm" svg:height="3.81cm" svg:x="1.952cm" svg:y="14.97cm">
          <text:p text:style-name="P53">Child Decos</text:p>
          <draw:enhanced-geometry svg:viewBox="0 0 21600 21600" draw:type="rectangle" draw:enhanced-path="M 0 0 L 21600 0 21600 21600 0 21600 0 0 Z N"/>
        </draw:custom-shape>
        <draw:custom-shape draw:style-name="gr233" draw:text-style-name="P54" xml:id="id260" draw:id="id260" draw:layer="layout" svg:width="18.732cm" svg:height="5.028cm" svg:x="4.175cm" svg:y="3.592cm">
          <text:p text:style-name="P53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57" draw:id="id257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24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59" draw:id="id259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58" draw:id="id258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2" draw:id="id252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3" draw:id="id253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51" draw:id="id251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5" draw:id="id255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4" draw:id="id254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9" draw:id="id249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6" draw:id="id246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7" draw:id="id247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8" draw:id="id248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46" draw:start-glue-point="2" draw:end-shape="id247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46" draw:start-glue-point="2" draw:end-shape="id248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46" draw:start-glue-point="2" draw:end-shape="id249" draw:end-glue-point="4" svg:d="M20133 4960v585h-12072v587" svg:viewBox="0 0 12073 1173">
          <text:p/>
        </draw:connector>
        <draw:connector draw:style-name="gr153" draw:text-style-name="P9" draw:layer="layout" draw:line-skew="1.153cm" svg:x1="14.156cm" svg:y1="14.97cm" svg:x2="14.152cm" svg:y2="16.558cm" draw:start-shape="id250" draw:start-glue-point="0" draw:end-shape="id251" draw:end-glue-point="0" svg:d="M14156 14970v635h-4v953" svg:viewBox="0 0 5 1589">
          <text:p/>
        </draw:connector>
        <draw:connector draw:style-name="gr153" draw:text-style-name="P9" draw:layer="layout" draw:line-skew="1.153cm" svg:x1="14.156cm" svg:y1="14.97cm" svg:x2="9.445cm" svg:y2="16.558cm" draw:start-shape="id250" draw:start-glue-point="0" draw:end-shape="id252" draw:end-glue-point="0" svg:d="M14156 14970v635h-4711v953" svg:viewBox="0 0 4712 1589">
          <text:p/>
        </draw:connector>
        <draw:connector draw:style-name="gr153" draw:text-style-name="P9" draw:layer="layout" draw:line-skew="1.153cm" svg:x1="14.156cm" svg:y1="14.97cm" svg:x2="4.739cm" svg:y2="16.558cm" draw:start-shape="id250" draw:end-shape="id253" draw:end-glue-point="0" svg:d="M14156 14970v635h-9417v953" svg:viewBox="0 0 9418 1589">
          <text:p/>
        </draw:connector>
        <draw:connector draw:style-name="gr153" draw:text-style-name="P9" draw:layer="layout" draw:line-skew="1.153cm" svg:x1="14.156cm" svg:y1="14.97cm" svg:x2="23.565cm" svg:y2="16.558cm" draw:start-shape="id250" draw:end-shape="id254" draw:end-glue-point="0" svg:d="M14156 14970v635h9409v953" svg:viewBox="0 0 9410 1589">
          <text:p/>
        </draw:connector>
        <draw:connector draw:style-name="gr153" draw:text-style-name="P9" draw:layer="layout" draw:line-skew="-1.153cm" svg:x1="4.739cm" svg:y1="17.292cm" svg:x2="14.156cm" svg:y2="18.78cm" draw:start-shape="id253" draw:start-glue-point="2" draw:end-shape="id250" draw:end-glue-point="2" svg:d="M4739 17292v853h9417v635" svg:viewBox="0 0 9418 1489">
          <text:p/>
        </draw:connector>
        <draw:connector draw:style-name="gr153" draw:text-style-name="P9" draw:layer="layout" draw:line-skew="-1.153cm" svg:x1="9.445cm" svg:y1="17.291cm" svg:x2="14.156cm" svg:y2="18.78cm" draw:start-shape="id252" draw:start-glue-point="2" draw:end-shape="id250" draw:end-glue-point="2" svg:d="M9445 17291v854h4711v635" svg:viewBox="0 0 4712 1490">
          <text:p/>
        </draw:connector>
        <draw:connector draw:style-name="gr153" draw:text-style-name="P9" draw:layer="layout" draw:line-skew="-1.153cm" svg:x1="14.152cm" svg:y1="17.291cm" svg:x2="14.156cm" svg:y2="18.78cm" draw:start-shape="id251" draw:start-glue-point="2" draw:end-shape="id250" draw:end-glue-point="2" svg:d="M14152 17291v854h4v635" svg:viewBox="0 0 5 1490">
          <text:p/>
        </draw:connector>
        <draw:connector draw:style-name="gr153" draw:text-style-name="P9" draw:layer="layout" draw:line-skew="-1.153cm" svg:x1="18.859cm" svg:y1="17.291cm" svg:x2="14.156cm" svg:y2="18.78cm" draw:start-shape="id255" draw:start-glue-point="2" draw:end-shape="id250" draw:end-glue-point="2" svg:d="M18859 17291v854h-4703v635" svg:viewBox="0 0 4704 1490">
          <text:p/>
        </draw:connector>
        <draw:connector draw:style-name="gr153" draw:text-style-name="P9" draw:layer="layout" draw:line-skew="-1.153cm" svg:x1="23.565cm" svg:y1="17.291cm" svg:x2="14.156cm" svg:y2="18.78cm" draw:start-shape="id254" draw:start-glue-point="2" draw:end-shape="id250" draw:end-glue-point="2" svg:d="M23565 17291v854h-9409v635" svg:viewBox="0 0 9410 1490">
          <text:p/>
        </draw:connector>
        <draw:connector draw:style-name="gr153" draw:text-style-name="P9" draw:layer="layout" draw:line-skew="1.153cm" svg:x1="14.156cm" svg:y1="14.97cm" svg:x2="18.859cm" svg:y2="16.558cm" draw:start-shape="id250" draw:start-glue-point="0" draw:end-shape="id255" draw:end-glue-point="0" svg:d="M14156 14970v635h4703v953" svg:viewBox="0 0 4704 1589">
          <text:p/>
        </draw:connector>
        <draw:connector draw:style-name="gr153" draw:text-style-name="P9" draw:layer="layout" draw:line-skew="1.183cm" svg:x1="14.176cm" svg:y1="9.89cm" svg:x2="11.673cm" svg:y2="11.577cm" draw:start-shape="id256" draw:start-glue-point="0" draw:end-shape="id257" draw:end-glue-point="0" svg:d="M14176 9890v665h-2503v1022" svg:viewBox="0 0 2504 1688">
          <text:p/>
        </draw:connector>
        <draw:connector draw:style-name="gr153" draw:text-style-name="P9" draw:layer="layout" draw:line-skew="1.183cm" svg:x1="14.176cm" svg:y1="9.89cm" svg:x2="17.35cm" svg:y2="11.577cm" draw:start-shape="id256" draw:start-glue-point="0" draw:end-shape="id258" draw:end-glue-point="0" svg:d="M14176 9890v665h3174v1022" svg:viewBox="0 0 3175 1688">
          <text:p/>
        </draw:connector>
        <draw:connector draw:style-name="gr153" draw:text-style-name="P9" draw:layer="layout" draw:line-skew="1.183cm" svg:x1="14.176cm" svg:y1="9.89cm" svg:x2="5.952cm" svg:y2="11.577cm" draw:start-shape="id256" draw:start-glue-point="0" draw:end-shape="id259" svg:d="M14176 9890v665h-8224v1022" svg:viewBox="0 0 8225 1688">
          <text:p/>
        </draw:connector>
        <draw:connector draw:style-name="gr153" draw:text-style-name="P9" draw:layer="layout" draw:line-skew="-1.183cm" svg:x1="5.952cm" svg:y1="12.311cm" svg:x2="14.176cm" svg:y2="13.73cm" draw:start-shape="id259" draw:start-glue-point="2" draw:end-shape="id256" draw:end-glue-point="2" svg:d="M5952 12311v754h8224v665" svg:viewBox="0 0 8225 1420">
          <text:p/>
        </draw:connector>
        <draw:connector draw:style-name="gr153" draw:text-style-name="P9" draw:layer="layout" draw:line-skew="-1.183cm" svg:x1="11.673cm" svg:y1="12.31cm" svg:x2="14.176cm" svg:y2="13.73cm" draw:start-shape="id257" draw:start-glue-point="2" draw:end-shape="id256" draw:end-glue-point="2" svg:d="M11673 12310v755h2503v665" svg:viewBox="0 0 2504 1421">
          <text:p/>
        </draw:connector>
        <draw:connector draw:style-name="gr153" draw:text-style-name="P9" draw:layer="layout" draw:line-skew="-1.183cm" svg:x1="17.35cm" svg:y1="12.31cm" svg:x2="14.176cm" svg:y2="13.73cm" draw:start-shape="id258" draw:start-glue-point="2" draw:end-shape="id256" draw:end-glue-point="2" svg:d="M17350 12310v755h-3174v665" svg:viewBox="0 0 3175 1421">
          <text:p/>
        </draw:connector>
        <draw:connector draw:style-name="gr153" draw:text-style-name="P9" draw:layer="layout" draw:line-skew="1.418cm" svg:x1="13.541cm" svg:y1="3.592cm" svg:x2="11.294cm" svg:y2="6.132cm" draw:start-shape="id260" draw:start-glue-point="0" draw:end-shape="id248" draw:end-glue-point="0" svg:d="M13541 3592v900h-2247v1640" svg:viewBox="0 0 2248 2541">
          <text:p/>
        </draw:connector>
        <draw:connector draw:style-name="gr153" draw:text-style-name="P9" draw:layer="layout" draw:line-skew="1.418cm" svg:x1="13.541cm" svg:y1="3.592cm" svg:x2="6.914cm" svg:y2="6.132cm" draw:start-shape="id260" draw:start-glue-point="0" draw:end-shape="id249" draw:end-glue-point="0" svg:d="M13541 3592v900h-6627v1640" svg:viewBox="0 0 6628 2541">
          <text:p/>
        </draw:connector>
        <draw:connector draw:style-name="gr153" draw:text-style-name="P9" draw:layer="layout" draw:line-skew="-1.153cm" svg:x1="6.914cm" svg:y1="6.865cm" svg:x2="13.541cm" svg:y2="8.62cm" draw:start-shape="id249" draw:start-glue-point="2" draw:end-shape="id260" draw:end-glue-point="2" svg:d="M6914 6865v1120h6627v635" svg:viewBox="0 0 6628 1756">
          <text:p/>
        </draw:connector>
        <draw:connector draw:style-name="gr153" draw:text-style-name="P9" draw:layer="layout" draw:line-skew="-1.153cm" svg:x1="11.294cm" svg:y1="6.865cm" svg:x2="13.541cm" svg:y2="8.62cm" draw:start-shape="id248" draw:start-glue-point="2" draw:end-shape="id260" draw:end-glue-point="2" svg:d="M11294 6865v1120h2247v635" svg:viewBox="0 0 2248 1756">
          <text:p/>
        </draw:connector>
        <draw:connector draw:style-name="gr153" draw:text-style-name="P9" draw:layer="layout" draw:line-skew="-1.153cm" svg:x1="15.655cm" svg:y1="6.865cm" svg:x2="13.541cm" svg:y2="8.62cm" draw:start-shape="id247" draw:start-glue-point="2" draw:end-shape="id260" draw:end-glue-point="2" svg:d="M15655 6865v1120h-2114v635" svg:viewBox="0 0 2115 1756">
          <text:p/>
        </draw:connector>
        <draw:connector draw:style-name="gr153" draw:text-style-name="P9" draw:layer="layout" draw:line-skew="1.418cm" svg:x1="13.541cm" svg:y1="3.592cm" svg:x2="15.655cm" svg:y2="6.132cm" draw:start-shape="id260" draw:start-glue-point="0" draw:end-shape="id247" draw:end-glue-point="0" svg:d="M13541 3592v900h2114v1640" svg:viewBox="0 0 2115 2541">
          <text:p/>
        </draw:connector>
        <draw:custom-shape draw:style-name="gr234" draw:text-style-name="P13" xml:id="id261" draw:id="id261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3" draw:text-style-name="P9" draw:layer="layout" draw:line-skew="1.153cm" svg:x1="14.176cm" svg:y1="9.89cm" svg:x2="22.699cm" svg:y2="11.577cm" draw:start-shape="id256" draw:start-glue-point="0" draw:end-shape="id261" draw:end-glue-point="0" svg:d="M14176 9890v635h8523v1052" svg:viewBox="0 0 8524 1688">
          <text:p/>
        </draw:connector>
        <draw:connector draw:style-name="gr153" draw:text-style-name="P9" draw:layer="layout" draw:line-skew="-1.183cm" svg:x1="22.699cm" svg:y1="12.31cm" svg:x2="14.176cm" svg:y2="13.73cm" draw:start-shape="id261" draw:start-glue-point="2" draw:end-shape="id256" draw:end-glue-point="2" svg:d="M22699 12310v755h-8523v665" svg:viewBox="0 0 8524 1421">
          <text:p/>
        </draw:connector>
      </draw:page>
      <draw:page draw:name="page24" draw:style-name="dp1" draw:master-page-name="Default">
        <draw:custom-shape draw:style-name="gr235" draw:text-style-name="P54" xml:id="id277" draw:id="id277" draw:layer="layout" svg:width="19.685cm" svg:height="7.302cm" svg:x="4.175cm" svg:y="11.642cm">
          <text:p text:style-name="P53">Capt Typ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54" xml:id="id276" draw:id="id276" draw:layer="layout" svg:width="11.112cm" svg:height="6.667cm" svg:x="14.335cm" svg:y="3.54cm">
          <text:p text:style-name="P53">Cross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54" xml:id="id279" draw:id="id279" draw:layer="layout" svg:width="9.525cm" svg:height="5.08cm" svg:x="3.222cm" svg:y="4.175cm">
          <text:p text:style-name="P53">Basic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3" xml:id="id263" draw:id="id263" draw:layer="layout" svg:width="3.657cm" svg:height="0.688cm" svg:x="8.012cm" svg:y="7.2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3" xml:id="id278" draw:id="id278" draw:layer="layout" svg:width="3.428cm" svg:height="0.689cm" svg:x="3.857cm" svg:y="5.8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3" xml:id="id271" draw:id="id271" draw:layer="layout" svg:width="3.658cm" svg:height="0.688cm" svg:x="5.156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3" xml:id="id265" draw:id="id265" draw:layer="layout" svg:width="3.656cm" svg:height="0.688cm" svg:x="9.817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3" xml:id="id269" draw:id="id269" draw:layer="layout" svg:width="3.894cm" svg:height="0.733cm" svg:x="17.96cm" svg:y="8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3" xml:id="id262" draw:id="id262" draw:layer="layout" svg:width="3.658cm" svg:height="0.688cm" svg:x="8.011cm" svg:y="5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13" xml:id="id264" draw:id="id264" draw:layer="layout" svg:width="3.656cm" svg:height="0.688cm" svg:x="9.817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3" xml:id="id267" draw:id="id267" draw:layer="layout" svg:width="3.894cm" svg:height="0.733cm" svg:x="17.96cm" svg:y="5.5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3" xml:id="id266" draw:id="id266" draw:layer="layout" svg:width="3.894cm" svg:height="0.733cm" svg:x="17.96cm" svg:y="4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13" xml:id="id270" draw:id="id270" draw:layer="layout" svg:width="3.894cm" svg:height="0.733cm" svg:x="20.40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13" xml:id="id268" draw:id="id268" draw:layer="layout" svg:width="4.763cm" svg:height="0.733cm" svg:x="15.32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4" draw:layer="layout" svg:x1="9.84cm" svg:y1="6.561cm" svg:x2="9.84cm" svg:y2="7.296cm" draw:start-shape="id262" draw:start-glue-point="2" draw:end-shape="id263" draw:end-glue-point="0" svg:d="M9840 6561v735" svg:viewBox="0 0 1 736">
          <text:p/>
        </draw:connector>
        <draw:connector draw:style-name="gr136" draw:text-style-name="P4" draw:layer="layout" svg:x1="11.645cm" svg:y1="14.082cm" svg:x2="11.645cm" svg:y2="14.817cm" draw:start-shape="id264" draw:start-glue-point="2" draw:end-shape="id265" draw:end-glue-point="0" svg:d="M11645 14082v735" svg:viewBox="0 0 1 736">
          <text:p/>
        </draw:connector>
        <draw:connector draw:style-name="gr136" draw:text-style-name="P4" draw:layer="layout" svg:x1="19.907cm" svg:y1="5.09cm" svg:x2="19.907cm" svg:y2="5.529cm" draw:start-shape="id266" draw:start-glue-point="2" draw:end-shape="id267" draw:end-glue-point="0" svg:d="M19907 5090v439" svg:viewBox="0 0 1 440">
          <text:p/>
        </draw:connector>
        <draw:connector draw:style-name="gr136" draw:text-style-name="P4" draw:layer="layout" svg:x1="17.702cm" svg:y1="7.948cm" svg:x2="19.907cm" svg:y2="8.804cm" draw:start-shape="id268" draw:start-glue-point="2" draw:end-shape="id269" draw:end-glue-point="0" svg:d="M17702 7948v427h2205v429" svg:viewBox="0 0 2206 857">
          <text:p/>
        </draw:connector>
        <draw:connector draw:style-name="gr136" draw:text-style-name="P4" draw:layer="layout" svg:x1="22.348cm" svg:y1="7.948cm" svg:x2="19.907cm" svg:y2="8.804cm" draw:start-shape="id270" draw:start-glue-point="2" draw:end-shape="id269" draw:end-glue-point="0" svg:d="M22348 7948v427h-2441v429" svg:viewBox="0 0 2442 857">
          <text:p/>
        </draw:connector>
        <draw:connector draw:style-name="gr136" draw:text-style-name="P4" draw:layer="layout" svg:x1="19.907cm" svg:y1="6.262cm" svg:x2="17.702cm" svg:y2="7.215cm" draw:start-shape="id267" draw:start-glue-point="2" draw:end-shape="id268" draw:end-glue-point="0" svg:d="M19907 6262v476h-2205v477" svg:viewBox="0 0 2206 954">
          <text:p/>
        </draw:connector>
        <draw:connector draw:style-name="gr136" draw:text-style-name="P4" draw:layer="layout" svg:x1="19.907cm" svg:y1="6.262cm" svg:x2="22.348cm" svg:y2="7.215cm" draw:start-shape="id267" draw:start-glue-point="2" draw:end-shape="id270" draw:end-glue-point="0" svg:d="M19907 6262v476h2441v477" svg:viewBox="0 0 2442 954">
          <text:p/>
        </draw:connector>
        <draw:custom-shape draw:style-name="gr247" draw:text-style-name="P13" xml:id="id272" draw:id="id272" draw:layer="layout" svg:width="3.657cm" svg:height="0.688cm" svg:x="5.157cm" svg:y="16.1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3" xml:id="id273" draw:id="id273" draw:layer="layout" svg:width="3.658cm" svg:height="0.688cm" svg:x="5.156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4" draw:layer="layout" svg:x1="6.985cm" svg:y1="15.505cm" svg:x2="6.985cm" svg:y2="16.169cm" draw:start-shape="id271" draw:start-glue-point="2" draw:end-shape="id272" draw:end-glue-point="0" svg:d="M6985 15505v664" svg:viewBox="0 0 1 665">
          <text:p/>
        </draw:connector>
        <draw:connector draw:style-name="gr136" draw:text-style-name="P4" draw:layer="layout" svg:x1="6.985cm" svg:y1="14.082cm" svg:x2="6.985cm" svg:y2="14.817cm" draw:start-shape="id273" draw:start-glue-point="2" draw:end-shape="id271" draw:end-glue-point="0" svg:d="M6985 14082v735" svg:viewBox="0 0 1 736">
          <text:p/>
        </draw:connector>
        <draw:frame draw:style-name="gr86" draw:text-style-name="P24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43" draw:text-style-name="P13" xml:id="id280" draw:id="id280" draw:layer="layout" svg:width="3.658cm" svg:height="0.688cm" svg:x="18.874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3" xml:id="id274" draw:id="id274" draw:layer="layout" svg:width="3.656cm" svg:height="0.688cm" svg:x="14.452cm" svg:y="13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3" xml:id="id275" draw:id="id275" draw:layer="layout" svg:width="3.656cm" svg:height="0.688cm" svg:x="18.875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Mult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7.376cm" svg:y1="14.053cm" svg:x2="19.607cm" svg:y2="15.922cm" draw:start-shape="id274" draw:start-glue-point="7" draw:end-shape="id275" draw:end-glue-point="5" svg:d="M17376 14053v935h2231v934" svg:viewBox="0 0 2232 1870">
          <text:p/>
        </draw:connector>
        <draw:connector draw:style-name="gr147" draw:layer="layout" draw:line-skew="0.836cm" svg:x1="19.891cm" svg:y1="3.54cm" svg:x2="19.907cm" svg:y2="4.357cm" draw:start-shape="id276" draw:start-glue-point="0" draw:end-shape="id266" draw:end-glue-point="0" svg:d="M19891 3540v317h16v500" svg:viewBox="0 0 17 818">
          <text:p/>
        </draw:connector>
        <draw:connector draw:style-name="gr147" draw:layer="layout" draw:line-skew="-1.152cm" svg:x1="19.907cm" svg:y1="9.537cm" svg:x2="19.891cm" svg:y2="10.207cm" draw:start-shape="id269" draw:start-glue-point="2" draw:end-shape="id276" draw:end-glue-point="2" svg:d="M19907 9537v35h-16v635" svg:viewBox="0 0 17 671">
          <text:p/>
        </draw:connector>
        <draw:connector draw:style-name="gr147" draw:layer="layout" draw:line-skew="1.306cm" svg:x1="14.017cm" svg:y1="11.642cm" svg:x2="6.985cm" svg:y2="13.394cm" draw:start-shape="id277" draw:start-glue-point="0" draw:end-shape="id273" draw:end-glue-point="0" svg:d="M14017 11642v788h-7032v964" svg:viewBox="0 0 7033 1753">
          <text:p/>
        </draw:connector>
        <draw:connector draw:style-name="gr147" draw:layer="layout" draw:line-skew="1.306cm" svg:x1="14.017cm" svg:y1="11.642cm" svg:x2="11.645cm" svg:y2="13.394cm" draw:start-shape="id277" draw:start-glue-point="0" draw:end-shape="id264" draw:end-glue-point="0" svg:d="M14017 11642v788h-2372v964" svg:viewBox="0 0 2373 1753">
          <text:p/>
        </draw:connector>
        <draw:connector draw:style-name="gr147" draw:layer="layout" draw:line-skew="1.306cm" svg:x1="14.017cm" svg:y1="11.642cm" svg:x2="16.28cm" svg:y2="13.365cm" draw:start-shape="id277" draw:start-glue-point="0" draw:end-shape="id274" draw:end-glue-point="0" svg:d="M14017 11642v788h2263v935" svg:viewBox="0 0 2264 1724">
          <text:p/>
        </draw:connector>
        <draw:connector draw:style-name="gr147" draw:layer="layout" draw:line-skew="-1.317cm" svg:x1="16.28cm" svg:y1="14.053cm" svg:x2="14.017cm" svg:y2="18.944cm" draw:start-shape="id274" draw:start-glue-point="2" draw:end-shape="id277" draw:end-glue-point="2" svg:d="M16280 14053v4092h-2263v799" svg:viewBox="0 0 2264 4892">
          <text:p/>
        </draw:connector>
        <draw:connector draw:style-name="gr147" draw:layer="layout" draw:line-skew="-1.317cm" svg:x1="11.645cm" svg:y1="15.505cm" svg:x2="14.017cm" svg:y2="18.944cm" draw:start-shape="id265" draw:start-glue-point="2" draw:end-shape="id277" draw:end-glue-point="2" svg:d="M11645 15505v2640h2372v799" svg:viewBox="0 0 2373 3440">
          <text:p/>
        </draw:connector>
        <draw:connector draw:style-name="gr147" draw:layer="layout" draw:line-skew="-1.317cm" svg:x1="6.985cm" svg:y1="16.857cm" svg:x2="14.017cm" svg:y2="18.944cm" draw:start-shape="id272" draw:start-glue-point="2" draw:end-shape="id277" svg:d="M6985 16857v1288h7032v799" svg:viewBox="0 0 7033 2088">
          <text:p/>
        </draw:connector>
        <draw:connector draw:style-name="gr147" draw:layer="layout" draw:line-skew="-1.153cm" svg:x1="5.571cm" svg:y1="6.585cm" svg:x2="7.984cm" svg:y2="9.255cm" draw:start-shape="id278" draw:start-glue-point="2" draw:end-shape="id279" draw:end-glue-point="2" svg:d="M5571 6585v2035h2413v635" svg:viewBox="0 0 2414 2671">
          <text:p/>
        </draw:connector>
        <draw:connector draw:style-name="gr147" draw:layer="layout" draw:line-skew="-1.153cm" svg:x1="9.84cm" svg:y1="7.984cm" svg:x2="7.984cm" svg:y2="9.255cm" draw:start-shape="id263" draw:start-glue-point="2" draw:end-shape="id279" draw:end-glue-point="2" svg:d="M9840 7984v636h-1856v635" svg:viewBox="0 0 1857 1272">
          <text:p/>
        </draw:connector>
        <draw:connector draw:style-name="gr147" draw:layer="layout" draw:line-skew="1.47cm" svg:x1="7.984cm" svg:y1="4.175cm" svg:x2="9.84cm" svg:y2="5.873cm" draw:start-shape="id279" draw:start-glue-point="0" draw:end-shape="id262" draw:end-glue-point="0" svg:d="M7984 4175v952h1856v746" svg:viewBox="0 0 1857 1699">
          <text:p/>
        </draw:connector>
        <draw:connector draw:style-name="gr147" draw:layer="layout" draw:line-skew="1.47cm" svg:x1="7.984cm" svg:y1="4.175cm" svg:x2="5.571cm" svg:y2="5.896cm" draw:start-shape="id279" draw:end-shape="id278" draw:end-glue-point="0" svg:d="M7984 4175v952h-2413v769" svg:viewBox="0 0 2414 1722">
          <text:p/>
        </draw:connector>
        <draw:connector draw:style-name="gr147" draw:layer="layout" draw:line-skew="1.306cm" svg:x1="14.017cm" svg:y1="11.642cm" svg:x2="20.703cm" svg:y2="13.382cm" draw:start-shape="id277" draw:start-glue-point="0" draw:end-shape="id280" draw:end-glue-point="0" svg:d="M14017 11642v788h6686v952" svg:viewBox="0 0 6687 1741">
          <text:p/>
        </draw:connector>
        <draw:connector draw:style-name="gr147" draw:layer="layout" svg:x1="20.703cm" svg:y1="14.07cm" svg:x2="20.703cm" svg:y2="15.922cm" draw:start-shape="id280" draw:start-glue-point="2" draw:end-shape="id275" draw:end-glue-point="0" svg:d="M20703 14070v1852" svg:viewBox="0 0 1 1853">
          <text:p/>
        </draw:connector>
        <draw:connector draw:style-name="gr147" draw:layer="layout" draw:line-skew="-1.317cm" svg:x1="20.703cm" svg:y1="16.61cm" svg:x2="14.017cm" svg:y2="18.944cm" draw:start-shape="id275" draw:start-glue-point="2" draw:end-shape="id277" draw:end-glue-point="2" svg:d="M20703 16610v1535h-6686v799" svg:viewBox="0 0 6687 2335">
          <text:p/>
        </draw:connector>
      </draw:page>
      <draw:page draw:name="page25" draw:style-name="dp1" draw:master-page-name="Default">
        <draw:frame draw:style-name="gr122" draw:text-style-name="P22" draw:layer="layout" svg:width="3.493cm" svg:height="4.043cm" svg:x="2.27cm" svg:y="4.688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: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owne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s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/text:p>
          </draw:text-box>
        </draw:frame>
        <draw:frame draw:style-name="gr86" draw:text-style-name="P24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48" draw:text-style-name="P40" draw:layer="layout" svg:width="3.232cm" svg:height="8.377cm" svg:x="6.398cm" svg:y="4.688cm">
          <draw:text-box>
            <text:p text:style-name="P20"><text:span text:style-name="T8">Parameters: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next</text:span><text:span text:style-name="T8"><text:tab/></text:span></text:p>
            <text:p text:style-name="P20"><text:span text:style-name="T8"><text:tab/></text:span><text:span text:style-name="T8">capt_on</text:span><text:span text:style-name="T8"><text:tab/></text:span></text:p>
            <text:p text:style-name="P20"><text:span text:style-name="T8"><text:tab/></text:span><text:span text:style-name="T8">capttwoout</text:span><text:span text:style-name="T8"><text:tab/>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text:span text:style-name="T8"><text:tab/>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tores</text:span></text:p>
            <text:p text:style-name="P20"><text:span text:style-name="T8"><text:tab/></text:span><text:span text:style-name="T8">unclaimed</text:span></text:p>
          </draw:text-box>
        </draw:frame>
        <draw:custom-shape draw:style-name="gr249" draw:text-style-name="P29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_ended(repeat_turn, ended=False)</text:span></text:p>
          <draw:enhanced-geometry svg:viewBox="0 0 21600 21600" draw:type="rectangle" draw:enhanced-path="M 0 0 L 21600 0 21600 21600 0 21600 0 0 Z N"/>
        </draw:custom-shape>
        <draw:custom-shape draw:style-name="gr250" draw:text-style-name="P29" xml:id="id281" draw:id="id281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1" draw:text-style-name="P29" xml:id="id282" draw:id="id282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281" draw:start-glue-point="2" draw:end-shape="id282" draw:end-glue-point="0" svg:d="M15635 5543v1011" svg:viewBox="0 0 1 1012">
          <text:p/>
        </draw:connector>
        <draw:custom-shape draw:style-name="gr252" draw:text-style-name="P41" xml:id="id284" draw:id="id284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" xml:id="id283" draw:id="id283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6" draw:text-style-name="P4" draw:layer="layout" svg:x1="11.91cm" svg:y1="16cm" svg:x2="8.847cm" svg:y2="17.163cm" draw:start-shape="id283" draw:start-glue-point="8" draw:end-shape="id284" draw:end-glue-point="0" svg:d="M11910 16000v574h-3063v589" svg:viewBox="0 0 3064 1164">
          <text:p/>
        </draw:connector>
        <draw:custom-shape draw:style-name="gr253" draw:text-style-name="P41" xml:id="id285" draw:id="id285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4" draw:layer="layout" svg:x1="11.91cm" svg:y1="16cm" svg:x2="15.026cm" svg:y2="17.093cm" draw:start-shape="id283" draw:start-glue-point="8" draw:end-shape="id285" draw:end-glue-point="0" svg:d="M11910 16000v539h3116v554" svg:viewBox="0 0 3117 1094">
          <text:p/>
        </draw:connector>
        <draw:frame draw:style-name="gr254" draw:text-style-name="P55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55" draw:text-style-name="P29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56" draw:text-style-name="P29" xml:id="id286" draw:id="id286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5" draw:layer="layout" svg:x1="18.104cm" svg:y1="6.98cm" svg:x2="19.798cm" svg:y2="6.98cm" draw:start-shape="id282" draw:start-glue-point="1" draw:end-shape="id286" draw:end-glue-point="3" svg:d="M18104 6980h1694" svg:viewBox="0 0 1695 1">
          <text:p/>
        </draw:connector>
        <draw:frame draw:style-name="gr257" draw:text-style-name="P26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29" draw:text-style-name="P13" xml:id="id287" draw:id="id287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4" draw:layer="layout" svg:x1="8.847cm" svg:y1="17.897cm" svg:x2="8.847cm" svg:y2="18.516cm" draw:start-shape="id284" draw:start-glue-point="2" draw:end-shape="id287" draw:end-glue-point="0" svg:d="M8847 17897v619" svg:viewBox="0 0 1 620">
          <text:p/>
        </draw:connector>
        <draw:frame draw:style-name="gr258" draw:text-style-name="P40" draw:layer="layout" svg:width="5.137cm" svg:height="2.54cm" svg:x="19.04cm" svg:y="17.192cm">
          <draw:text-box>
            <text:p text:style-name="P20"><text:span text:style-name="T8">Note:</text:span></text:p>
            <text:p text:style-name="P20"><text:span text:style-name="T8">*A claimer, taker or divvier is selected based on the unclaimed, child_type and store properties (see next page).</text:span></text:p>
          </draw:text-box>
        </draw:frame>
      </draw:page>
      <draw:page draw:name="page26" draw:style-name="dp1" draw:master-page-name="Default">
        <draw:custom-shape draw:style-name="gr142" draw:text-style-name="P19" xml:id="id288" draw:id="id288" draw:layer="layout" svg:width="4.332cm" svg:height="0.734cm" svg:x="5.151cm" svg:y="5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9" xml:id="id290" draw:id="id290" draw:layer="layout" svg:width="4.332cm" svg:height="0.734cm" svg:x="7.675cm" svg:y="9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41" xml:id="id291" draw:id="id291" draw:layer="layout" svg:width="4.332cm" svg:height="0.734cm" svg:x="5.151cm" svg:y="11.0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13" xml:id="id292" draw:id="id292" draw:layer="layout" svg:width="3.642cm" svg:height="0.734cm" svg:x="5.496cm" svg:y="12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41" xml:id="id294" draw:id="id294" draw:layer="layout" svg:width="4.332cm" svg:height="0.734cm" svg:x="5.151cm" svg:y="13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19" xml:id="id295" draw:id="id295" draw:layer="layout" svg:width="4.177cm" svg:height="0.734cm" svg:x="5.229cm" svg:y="15.2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4" draw:layer="layout" svg:x1="7.317cm" svg:y1="6.344cm" svg:x2="7.317cm" svg:y2="7.185cm" draw:start-shape="id288" draw:start-glue-point="2" draw:end-shape="id289" draw:end-glue-point="0" svg:d="M7317 6344v841" svg:viewBox="0 0 1 842">
          <text:p/>
        </draw:connector>
        <draw:connector draw:style-name="gr136" draw:text-style-name="P4" draw:layer="layout" svg:x1="9.841cm" svg:y1="9.766cm" svg:x2="7.317cm" svg:y2="11.039cm" draw:start-shape="id290" draw:start-glue-point="2" draw:end-shape="id291" draw:end-glue-point="0" svg:d="M9841 9766v637h-2524v636" svg:viewBox="0 0 2525 1274">
          <text:p/>
        </draw:connector>
        <draw:custom-shape draw:style-name="gr261" draw:text-style-name="P29" xml:id="id297" draw:id="id297" draw:layer="layout" svg:width="4.332cm" svg:height="0.734cm" svg:x="5.151cm" svg:y="19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EndGameWinner </text:span><text:span text:style-name="T22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6" draw:id="id296" draw:layer="layout" svg:width="4.332cm" svg:height="0.734cm" svg:x="2.765cm" svg:y="17.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3" draw:text-style-name="P4" draw:layer="layout" svg:x1="7.317cm" svg:y1="11.773cm" svg:x2="7.317cm" svg:y2="12.446cm" draw:start-shape="id291" draw:start-glue-point="2" draw:end-shape="id292" draw:end-glue-point="0" svg:d="M7317 11773v673" svg:viewBox="0 0 1 674">
          <text:p/>
        </draw:connector>
        <draw:frame draw:style-name="gr262" draw:text-style-name="P57" draw:layer="layout" svg:width="10.159cm" svg:height="8.354cm" svg:x="15.288cm" svg:y="9.156cm">
          <draw:text-box>
            <text:p text:style-name="P56"><text:span text:style-name="T8">CLAIMER: counts owned seeds but does not move them:</text:span></text:p>
            <text:p text:style-name="P56"><text:span text:style-name="T8"><text:tab/></text:span><text:span text:style-name="T8">ClaimSeeds</text:span></text:p>
            <text:p text:style-name="P56"><text:span text:style-name="T8"><text:tab/></text:span><text:span text:style-name="T8">ChildClaimSeeds</text:span></text:p>
            <text:p text:style-name="P56"><text:span text:style-name="T8"><text:tab/></text:span><text:span text:style-name="T8">ClaimOwnSeeds</text:span></text:p>
            <text:p text:style-name="P56"><text:span text:style-name="T8"/></text:p>
            <text:p text:style-name="P56"><text:span text:style-name="T8">TAKER: seeds not in children are claimed and moved to stores:</text:span></text:p>
            <text:p text:style-name="P56"><text:span text:style-name="T8"><text:tab/></text:span><text:span text:style-name="T8">TakeOwnSeeds</text:span></text:p>
            <text:p text:style-name="P56"><text:span text:style-name="T8"><text:tab/></text:span><text:span text:style-name="T8">TakeOnlyChildNStores</text:span></text:p>
            <text:p text:style-name="P56"><text:span text:style-name="T8"><text:tab/></text:span><text:span text:style-name="T8">TakeAllUnclaimed</text:span></text:p>
            <text:p text:style-name="P56"><text:span text:style-name="T8"/></text:p>
            <text:p text:style-name="P56"><text:span text:style-name="T8">DIVVY: unclaimed seeds are split between players:</text:span></text:p>
            <text:p text:style-name="P56"><text:span text:style-name="T8"><text:tab/></text:span><text:span text:style-name="T8">DivvySeedsStores</text:span></text:p>
            <text:p text:style-name="P56"><text:span text:style-name="T8"><text:tab/></text:span><text:span text:style-name="T8">DivvySeedsChildOnly</text:span></text:p>
            <text:p text:style-name="P56"><text:span text:style-name="T8"/></text:p>
            <text:p text:style-name="P56"><text:span text:style-name="T8"/></text:p>
            <text:p text:style-name="P56"><text:span text:style-name="T8">Note:</text:span></text:p>
            <text:p text:style-name="P56"><text:span text:style-name="T8">* Uses get_allowable_holes</text:span></text:p>
          </draw:text-box>
        </draw:frame>
        <draw:custom-shape draw:style-name="gr134" draw:text-style-name="P4" xml:id="id293" draw:id="id293" draw:layer="layout" svg:width="0.317cm" svg:height="0.318cm" svg:x="13.083cm" svg:y="4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6" draw:text-style-name="P4" draw:layer="layout" svg:x1="13.242cm" svg:y1="4.444cm" svg:x2="7.317cm" svg:y2="5.61cm" draw:start-shape="id293" draw:start-glue-point="8" draw:end-shape="id288" draw:end-glue-point="0" svg:d="M13242 4444v575h-5925v591" svg:viewBox="0 0 5926 1167">
          <text:p/>
        </draw:connector>
        <draw:connector draw:style-name="gr136" draw:text-style-name="P4" draw:layer="layout" svg:x1="7.317cm" svg:y1="13.18cm" svg:x2="7.317cm" svg:y2="13.952cm" draw:start-shape="id292" draw:start-glue-point="2" draw:end-shape="id294" draw:end-glue-point="0" svg:d="M7317 13180v772" svg:viewBox="0 0 1 773">
          <text:p/>
        </draw:connector>
        <draw:connector draw:style-name="gr136" draw:text-style-name="P4" draw:layer="layout" svg:x1="7.317cm" svg:y1="14.686cm" svg:x2="7.317cm" svg:y2="15.259cm" draw:start-shape="id294" draw:start-glue-point="2" draw:end-shape="id295" draw:end-glue-point="0" svg:d="M7317 14686v573" svg:viewBox="0 0 1 574">
          <text:p/>
        </draw:connector>
        <draw:connector draw:style-name="gr136" draw:text-style-name="P4" draw:layer="layout" svg:x1="7.317cm" svg:y1="15.993cm" svg:x2="4.931cm" svg:y2="17.41cm" draw:start-shape="id295" draw:start-glue-point="2" draw:end-shape="id296" draw:end-glue-point="0" svg:d="M7317 15993v709h-2386v708" svg:viewBox="0 0 2387 1418">
          <text:p/>
        </draw:connector>
        <draw:connector draw:style-name="gr136" draw:text-style-name="P4" draw:layer="layout" svg:x1="4.931cm" svg:y1="18.144cm" svg:x2="7.317cm" svg:y2="19.573cm" draw:start-shape="id296" draw:start-glue-point="2" draw:end-shape="id297" draw:end-glue-point="0" svg:d="M4931 18144v715h2386v714" svg:viewBox="0 0 2387 1430">
          <text:p/>
        </draw:connector>
        <draw:frame draw:style-name="gr263" draw:text-style-name="P55" draw:layer="layout" svg:width="1.239cm" svg:height="0.577cm" svg:x="12.569cm" svg:y="3.275cm">
          <draw:text-box>
            <text:p><text:span text:style-name="T2">Ender</text:span></text:p>
          </draw:text-box>
        </draw:frame>
        <draw:custom-shape draw:style-name="gr264" draw:text-style-name="P41" xml:id="id298" draw:id="id298" draw:layer="layout" svg:width="4.762cm" svg:height="0.734cm" svg:x="10.843cm" svg:y="5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Seeds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4" draw:layer="layout" svg:x1="13.242cm" svg:y1="4.444cm" svg:x2="13.224cm" svg:y2="5.61cm" draw:start-shape="id293" draw:start-glue-point="8" draw:end-shape="id298" draw:end-glue-point="0" svg:d="M13242 4444v575h-18v591" svg:viewBox="0 0 19 1167">
          <text:p/>
        </draw:connector>
        <draw:custom-shape draw:style-name="gr265" draw:text-style-name="P41" xml:id="id299" draw:id="id299" draw:layer="layout" svg:width="3.88cm" svg:height="0.734cm" svg:x="16.805cm" svg:y="5.5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4" draw:layer="layout" svg:x1="13.242cm" svg:y1="4.444cm" svg:x2="18.745cm" svg:y2="5.596cm" draw:start-shape="id293" draw:start-glue-point="8" draw:end-shape="id299" draw:end-glue-point="0" svg:d="M13242 4444v568h5503v584" svg:viewBox="0 0 5504 1153">
          <text:p/>
        </draw:connector>
        <draw:custom-shape draw:style-name="gr142" draw:text-style-name="P19" xml:id="id300" draw:id="id300" draw:layer="layout" svg:width="4.332cm" svg:height="0.734cm" svg:x="2.695cm" svg:y="9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4" draw:layer="layout" svg:x1="7.317cm" svg:y1="7.919cm" svg:x2="4.861cm" svg:y2="9.032cm" draw:start-shape="id289" draw:start-glue-point="2" draw:end-shape="id300" draw:end-glue-point="0" svg:d="M7317 7919v557h-2456v556" svg:viewBox="0 0 2457 1114">
          <text:p/>
        </draw:connector>
        <draw:connector draw:style-name="gr136" draw:text-style-name="P4" draw:layer="layout" svg:x1="4.861cm" svg:y1="9.766cm" svg:x2="7.317cm" svg:y2="11.039cm" draw:start-shape="id300" draw:start-glue-point="2" draw:end-shape="id291" draw:end-glue-point="0" svg:d="M4861 9766v637h2456v636" svg:viewBox="0 0 2457 1274">
          <text:p/>
        </draw:connector>
        <draw:frame draw:style-name="gr86" draw:text-style-name="P24" draw:layer="layout" svg:width="14.605cm" svg:height="1.839cm" svg:x="6.385cm" svg:y="1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42" draw:text-style-name="P19" xml:id="id289" draw:id="id289" draw:layer="layout" svg:width="4.332cm" svg:height="0.734cm" svg:x="5.151cm" svg:y="7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7" draw:layer="layout" svg:x1="7.317cm" svg:y1="7.919cm" svg:x2="9.841cm" svg:y2="9.032cm" draw:start-shape="id289" draw:start-glue-point="2" draw:end-shape="id290" draw:end-glue-point="0" svg:d="M7317 7919v557h2524v556" svg:viewBox="0 0 2525 1114">
          <text:p/>
        </draw:connector>
        <draw:custom-shape draw:style-name="gr24" draw:text-style-name="P13" xml:id="id301" draw:id="id301" draw:layer="layout" svg:width="4.177cm" svg:height="0.734cm" svg:x="7.835cm" svg:y="17.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6" draw:text-style-name="P4" draw:layer="layout" svg:x1="7.317cm" svg:y1="15.993cm" svg:x2="9.923cm" svg:y2="17.41cm" draw:start-shape="id295" draw:start-glue-point="2" draw:end-shape="id301" draw:end-glue-point="0" svg:d="M7317 15993v709h2606v708" svg:viewBox="0 0 2607 1418">
          <text:p/>
        </draw:connector>
        <draw:connector draw:style-name="gr136" draw:text-style-name="P4" draw:layer="layout" svg:x1="9.923cm" svg:y1="18.144cm" svg:x2="7.317cm" svg:y2="19.573cm" draw:start-shape="id301" draw:start-glue-point="2" draw:end-shape="id297" draw:end-glue-point="0" svg:d="M9923 18144v715h-2606v714" svg:viewBox="0 0 2607 143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5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16 March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0H49M19S</meta:editing-duration>
    <meta:editing-cycles>174</meta:editing-cycles>
    <meta:generator>LibreOffice/7.3.2.2$Windows_X86_64 LibreOffice_project/49f2b1bff42cfccbd8f788c8dc32c1c309559be0</meta:generator>
    <dc:date>2025-03-16T11:17:33.146000000</dc:date>
    <meta:print-date>2024-09-14T06:59:08.945000000</meta:print-date>
    <meta:document-statistic meta:object-count="745"/>
  </office:meta>
</office:document-meta>
</file>